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T1_71" style:family="text"/>
    <style:style style:name="T1_72" style:family="text"/>
    <style:style style:name="T1_73" style:family="text"/>
    <style:style style:name="T1_74" style:family="text"/>
    <style:style style:name="T1_75" style:family="text"/>
    <style:style style:name="T1_76" style:family="text"/>
    <style:style style:name="T1_77" style:family="text"/>
    <style:style style:name="T1_78" style:family="text"/>
    <style:style style:name="T1_79" style:family="text"/>
    <style:style style:name="T1_80" style:family="text"/>
    <style:style style:name="T1_81" style:family="text"/>
    <style:style style:name="T1_82" style:family="text"/>
    <style:style style:name="T1_83" style:family="text"/>
    <style:style style:name="T1_84" style:family="text"/>
    <style:style style:name="T1_85" style:family="text"/>
    <style:style style:name="T1_86" style:family="text"/>
    <style:style style:name="T1_87" style:family="text"/>
    <style:style style:name="T1_88" style:family="text"/>
    <style:style style:name="T1_89" style:family="text"/>
    <style:style style:name="T1_90" style:family="text"/>
    <style:style style:name="T1_91" style:family="text"/>
    <style:style style:name="T1_92" style:family="text"/>
    <style:style style:name="T1_93" style:family="text"/>
    <style:style style:name="T1_94" style:family="text"/>
    <style:style style:name="T1_95" style:family="text"/>
    <style:style style:name="T1_96" style:family="text"/>
    <style:style style:name="T1_97" style:family="text"/>
    <style:style style:name="T1_98" style:family="text"/>
    <style:style style:name="T1_99" style:family="text"/>
    <style:style style:name="T1_100" style:family="text"/>
    <style:style style:name="T1_101" style:family="text"/>
    <style:style style:name="T1_102" style:family="text"/>
    <style:style style:name="T1_103" style:family="text"/>
    <style:style style:name="T1_104" style:family="text"/>
    <style:style style:name="T1_105" style:family="text"/>
    <style:style style:name="T1_106" style:family="text"/>
    <style:style style:name="T1_107" style:family="text"/>
    <style:style style:name="T1_108" style:family="text"/>
    <style:style style:name="T1_109" style:family="text"/>
    <style:style style:name="T1_110" style:family="text"/>
    <style:style style:name="T1_111" style:family="text"/>
    <style:style style:name="T1_112" style:family="text"/>
    <style:style style:name="T1_113" style:family="text"/>
    <style:style style:name="T1_114" style:family="text"/>
    <style:style style:name="T1_115" style:family="text"/>
    <style:style style:name="T1_116" style:family="text"/>
    <style:style style:name="T1_117" style:family="text"/>
    <style:style style:name="T1_118" style:family="text"/>
    <style:style style:name="T1_119" style:family="text"/>
    <style:style style:name="T1_120" style:family="text"/>
    <style:style style:name="T1_121" style:family="text"/>
    <style:style style:name="T1_122" style:family="text"/>
    <style:style style:name="T1_123" style:family="text"/>
    <style:style style:name="T1_124" style:family="text"/>
    <style:style style:name="T1_125" style:family="text"/>
    <style:style style:name="T1_126" style:family="text"/>
    <style:style style:name="T1_127" style:family="text"/>
    <style:style style:name="T1_128" style:family="text"/>
    <style:style style:name="T1_129" style:family="text"/>
    <style:style style:name="T1_130" style:family="text"/>
    <style:style style:name="T1_131" style:family="text"/>
    <style:style style:name="T1_132" style:family="text"/>
    <style:style style:name="T1_133" style:family="text"/>
    <style:style style:name="T1_134" style:family="text"/>
    <style:style style:name="T1_135" style:family="text"/>
    <style:style style:name="T1_136" style:family="text"/>
    <style:style style:name="T1_137" style:family="text"/>
    <style:style style:name="T1_138" style:family="text"/>
    <style:style style:name="T1_139" style:family="text"/>
    <style:style style:name="T1_140" style:family="text"/>
    <style:style style:name="T1_141" style:family="text"/>
    <style:style style:name="T1_142" style:family="text"/>
    <style:style style:name="T1_143" style:family="text"/>
    <style:style style:name="T1_144" style:family="text"/>
    <style:style style:name="T1_145" style:family="text"/>
    <style:style style:name="T1_146" style:family="text"/>
    <style:style style:name="T1_147" style:family="text"/>
    <style:style style:name="T1_148" style:family="text"/>
    <style:style style:name="T1_149" style:family="text"/>
    <style:style style:name="T1_150" style:family="text"/>
    <style:style style:name="T1_151" style:family="text"/>
    <style:style style:name="T1_152" style:family="text"/>
    <style:style style:name="T1_153" style:family="text"/>
    <style:style style:name="T1_154" style:family="text"/>
    <style:style style:name="T1_155" style:family="text"/>
    <style:style style:name="T1_156" style:family="text"/>
    <style:style style:name="T1_157" style:family="text"/>
    <style:style style:name="T1_158" style:family="text"/>
    <style:style style:name="T1_159" style:family="text"/>
    <style:style style:name="T1_160" style:family="text"/>
    <style:style style:name="T1_161" style:family="text"/>
    <style:style style:name="T1_162" style:family="text"/>
    <style:style style:name="T1_163" style:family="text"/>
    <style:style style:name="T1_164" style:family="text"/>
    <style:style style:name="T1_165" style:family="text"/>
    <style:style style:name="T1_166" style:family="text"/>
    <style:style style:name="T1_167" style:family="text"/>
    <style:style style:name="T1_168" style:family="text"/>
    <style:style style:name="T1_169" style:family="text"/>
    <style:style style:name="T1_170" style:family="text"/>
    <style:style style:name="T1_171" style:family="text"/>
    <style:style style:name="T1_172" style:family="text"/>
    <style:style style:name="T1_173" style:family="text"/>
    <style:style style:name="T1_174" style:family="text"/>
    <style:style style:name="T1_175" style:family="text"/>
    <style:style style:name="T1_176" style:family="text"/>
    <style:style style:name="T1_177" style:family="text"/>
    <style:style style:name="T1_178" style:family="text"/>
    <style:style style:name="T1_179" style:family="text"/>
    <style:style style:name="T1_180" style:family="text"/>
    <style:style style:name="T1_181" style:family="text"/>
    <style:style style:name="T1_182" style:family="text"/>
    <style:style style:name="T1_183" style:family="text"/>
    <style:style style:name="T1_184" style:family="text"/>
    <style:style style:name="T1_185" style:family="text"/>
    <style:style style:name="T1_186" style:family="text"/>
    <style:style style:name="T1_187" style:family="text"/>
    <style:style style:name="T1_188" style:family="text"/>
    <style:style style:name="T1_189" style:family="text"/>
    <style:style style:name="T1_190" style:family="text"/>
    <style:style style:name="T1_191" style:family="text"/>
    <style:style style:name="T1_192" style:family="text"/>
    <style:style style:name="T1_193" style:family="text"/>
    <style:style style:name="T1_194" style:family="text"/>
    <style:style style:name="T1_195" style:family="text"/>
    <style:style style:name="T1_196" style:family="text"/>
    <style:style style:name="T1_197" style:family="text"/>
    <style:style style:name="T1_198" style:family="text"/>
    <style:style style:name="T1_199" style:family="text"/>
    <style:style style:name="T1_200" style:family="text"/>
    <style:style style:name="T1_201" style:family="text"/>
    <style:style style:name="T1_202" style:family="text"/>
    <style:style style:name="T1_203" style:family="text"/>
    <style:style style:name="T1_204" style:family="text"/>
    <style:style style:name="T1_205" style:family="text"/>
    <style:style style:name="T1_206" style:family="text"/>
    <style:style style:name="T1_207" style:family="text"/>
    <style:style style:name="T1_208" style:family="text"/>
    <style:style style:name="T1_209" style:family="text"/>
    <style:style style:name="T1_210" style:family="text"/>
    <style:style style:name="T1_211" style:family="text"/>
    <style:style style:name="T1_212" style:family="text"/>
    <style:style style:name="T1_213" style:family="text"/>
    <style:style style:name="T1_214" style:family="text"/>
    <style:style style:name="T1_215" style:family="text"/>
    <style:style style:name="T1_216" style:family="text"/>
    <style:style style:name="T1_217" style:family="text"/>
    <style:style style:name="T1_218" style:family="text"/>
    <style:style style:name="T1_219" style:family="text"/>
    <style:style style:name="T1_220" style:family="text"/>
    <style:style style:name="T1_221" style:family="text"/>
    <style:style style:name="T1_222" style:family="text"/>
    <style:style style:name="T1_223" style:family="text"/>
    <style:style style:name="T1_224" style:family="text"/>
    <style:style style:name="T1_225" style:family="text"/>
    <style:style style:name="T1_226" style:family="text"/>
    <style:style style:name="T1_227" style:family="text"/>
    <style:style style:name="T1_228" style:family="text"/>
    <style:style style:name="T1_229" style:family="text"/>
    <style:style style:name="T1_230" style:family="text"/>
    <style:style style:name="T1_231" style:family="text"/>
    <style:style style:name="T1_232" style:family="text"/>
    <style:style style:name="T1_233" style:family="text"/>
    <style:style style:name="T1_234" style:family="text"/>
    <style:style style:name="T1_235" style:family="text"/>
    <style:style style:name="T1_236" style:family="text"/>
    <style:style style:name="T1_237" style:family="text"/>
    <style:style style:name="T1_238" style:family="text"/>
    <style:style style:name="T1_239" style:family="text"/>
    <style:style style:name="T1_240" style:family="text"/>
    <style:style style:name="T1_241" style:family="text"/>
    <style:style style:name="T1_242" style:family="text"/>
    <style:style style:name="T1_243" style:family="text"/>
    <style:style style:name="T1_244" style:family="text"/>
    <style:style style:name="T1_245" style:family="text"/>
    <style:style style:name="T1_246" style:family="text"/>
    <style:style style:name="T1_247" style:family="text"/>
    <style:style style:name="T1_248" style:family="text"/>
    <style:style style:name="T1_249" style:family="text"/>
    <style:style style:name="T1_250" style:family="text"/>
    <style:style style:name="T1_251" style:family="text"/>
    <style:style style:name="T1_252" style:family="text"/>
    <style:style style:name="T1_253" style:family="text"/>
    <style:style style:name="T1_254" style:family="text"/>
    <style:style style:name="T1_255" style:family="text"/>
    <style:style style:name="T1_256" style:family="text"/>
    <style:style style:name="T1_257" style:family="text"/>
    <style:style style:name="T1_258" style:family="text"/>
    <style:style style:name="T1_259" style:family="text"/>
    <style:style style:name="T1_260" style:family="text"/>
    <style:style style:name="T1_261" style:family="text"/>
    <style:style style:name="T1_262" style:family="text"/>
    <style:style style:name="T1_263" style:family="text"/>
    <style:style style:name="T1_264" style:family="text"/>
    <style:style style:name="T1_265" style:family="text"/>
    <style:style style:name="T1_266" style:family="text"/>
    <style:style style:name="T1_267" style:family="text"/>
    <style:style style:name="T1_268" style:family="text"/>
    <style:style style:name="T1_269" style:family="text"/>
    <style:style style:name="T1_270" style:family="text"/>
    <style:style style:name="T1_271" style:family="text"/>
    <style:style style:name="T1_272" style:family="text"/>
    <style:style style:name="T1_273" style:family="text"/>
    <style:style style:name="T1_274" style:family="text"/>
    <style:style style:name="T1_275" style:family="text"/>
    <style:style style:name="T1_276" style:family="text"/>
    <style:style style:name="T1_277" style:family="text"/>
    <style:style style:name="T1_278" style:family="text"/>
    <style:style style:name="T1_279" style:family="text"/>
    <style:style style:name="T1_280" style:family="text"/>
    <style:style style:name="T1_281" style:family="text"/>
    <style:style style:name="T1_282" style:family="text"/>
    <style:style style:name="T1_283" style:family="text"/>
    <style:style style:name="T1_284" style:family="text"/>
    <style:style style:name="T1_285" style:family="text"/>
    <style:style style:name="T1_286" style:family="text"/>
    <style:style style:name="T1_287" style:family="text"/>
    <style:style style:name="T1_288" style:family="text"/>
    <style:style style:name="T1_289" style:family="text"/>
    <style:style style:name="T1_290" style:family="text"/>
    <style:style style:name="T1_291" style:family="text"/>
    <style:style style:name="T1_292" style:family="text"/>
    <style:style style:name="T1_293" style:family="text"/>
    <style:style style:name="T1_294" style:family="text"/>
    <style:style style:name="T1_295" style:family="text"/>
    <style:style style:name="T1_296" style:family="text"/>
    <style:style style:name="T1_297" style:family="text"/>
    <style:style style:name="T1_298" style:family="text"/>
    <style:style style:name="T1_299" style:family="text"/>
    <style:style style:name="T1_300" style:family="text"/>
    <style:style style:name="T1_301" style:family="text"/>
    <style:style style:name="T1_302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T3_161" style:family="text"/>
    <style:style style:name="T3_162" style:family="text"/>
    <style:style style:name="T3_163" style:family="text"/>
    <style:style style:name="T3_164" style:family="text"/>
    <style:style style:name="T3_165" style:family="text"/>
    <style:style style:name="T3_166" style:family="text"/>
    <style:style style:name="T3_167" style:family="text"/>
    <style:style style:name="T3_168" style:family="text"/>
    <style:style style:name="T3_169" style:family="text"/>
    <style:style style:name="T3_170" style:family="text"/>
    <style:style style:name="T3_171" style:family="text"/>
    <style:style style:name="T3_172" style:family="text"/>
    <style:style style:name="T3_173" style:family="text"/>
    <style:style style:name="T3_174" style:family="text"/>
    <style:style style:name="T3_175" style:family="text"/>
    <style:style style:name="T3_176" style:family="text"/>
    <style:style style:name="T3_177" style:family="text"/>
    <style:style style:name="T3_178" style:family="text"/>
    <style:style style:name="T3_179" style:family="text"/>
    <style:style style:name="T3_180" style:family="text"/>
    <style:style style:name="T3_181" style:family="text"/>
    <style:style style:name="T3_182" style:family="text"/>
    <style:style style:name="T3_183" style:family="text"/>
    <style:style style:name="T3_184" style:family="text"/>
    <style:style style:name="T3_185" style:family="text"/>
    <style:style style:name="T3_186" style:family="text"/>
    <style:style style:name="T3_187" style:family="text"/>
    <style:style style:name="T3_188" style:family="text"/>
    <style:style style:name="T3_189" style:family="text"/>
    <style:style style:name="T3_190" style:family="text"/>
    <style:style style:name="T3_191" style:family="text"/>
    <style:style style:name="T3_192" style:family="text"/>
    <style:style style:name="T3_193" style:family="text"/>
    <style:style style:name="T3_194" style:family="text"/>
    <style:style style:name="T3_195" style:family="text"/>
    <style:style style:name="T3_196" style:family="text"/>
    <style:style style:name="T3_197" style:family="text"/>
    <style:style style:name="T3_198" style:family="text"/>
    <style:style style:name="T3_199" style:family="text"/>
    <style:style style:name="T3_200" style:family="text"/>
    <style:style style:name="T3_201" style:family="text"/>
    <style:style style:name="T3_202" style:family="text"/>
    <style:style style:name="T3_203" style:family="text"/>
    <style:style style:name="T3_204" style:family="text"/>
    <style:style style:name="T3_205" style:family="text"/>
    <style:style style:name="T3_206" style:family="text"/>
    <style:style style:name="T3_207" style:family="text"/>
    <style:style style:name="T3_208" style:family="text"/>
    <style:style style:name="T3_209" style:family="text"/>
    <style:style style:name="T3_210" style:family="text"/>
    <style:style style:name="T3_211" style:family="text"/>
    <style:style style:name="T3_212" style:family="text"/>
    <style:style style:name="T3_213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T6_160" style:family="text"/>
    <style:style style:name="T6_161" style:family="text"/>
    <style:style style:name="T6_162" style:family="text"/>
    <style:style style:name="T6_163" style:family="text"/>
    <style:style style:name="T6_164" style:family="text"/>
    <style:style style:name="T6_165" style:family="text"/>
    <style:style style:name="T6_166" style:family="text"/>
    <style:style style:name="T6_167" style:family="text"/>
    <style:style style:name="T6_168" style:family="text"/>
    <style:style style:name="T6_169" style:family="text"/>
    <style:style style:name="T6_170" style:family="text"/>
    <style:style style:name="T6_171" style:family="text"/>
    <style:style style:name="T6_172" style:family="text"/>
    <style:style style:name="T6_173" style:family="text"/>
    <style:style style:name="T6_174" style:family="text"/>
    <style:style style:name="T6_175" style:family="text"/>
    <style:style style:name="T6_176" style:family="text"/>
    <style:style style:name="T6_177" style:family="text"/>
    <style:style style:name="T6_178" style:family="text"/>
    <style:style style:name="T6_179" style:family="text"/>
    <style:style style:name="T6_180" style:family="text"/>
    <style:style style:name="T6_181" style:family="text"/>
    <style:style style:name="T6_182" style:family="text"/>
    <style:style style:name="T6_183" style:family="text"/>
    <style:style style:name="T6_184" style:family="text"/>
    <style:style style:name="T6_185" style:family="text"/>
    <style:style style:name="T6_186" style:family="text"/>
    <style:style style:name="T6_187" style:family="text"/>
    <style:style style:name="T6_188" style:family="text"/>
    <style:style style:name="T6_189" style:family="text"/>
    <style:style style:name="T6_190" style:family="text"/>
    <style:style style:name="T6_191" style:family="text"/>
    <style:style style:name="T6_192" style:family="text"/>
    <style:style style:name="T6_193" style:family="text"/>
    <style:style style:name="T6_194" style:family="text"/>
    <style:style style:name="T6_195" style:family="text"/>
    <style:style style:name="T6_196" style:family="text"/>
    <style:style style:name="T6_197" style:family="text"/>
    <style:style style:name="T6_198" style:family="text"/>
    <style:style style:name="T6_199" style:family="text"/>
    <style:style style:name="T6_200" style:family="text"/>
    <style:style style:name="T6_201" style:family="text"/>
    <style:style style:name="T6_202" style:family="text"/>
    <style:style style:name="T6_203" style:family="text"/>
    <style:style style:name="T6_204" style:family="text"/>
    <style:style style:name="T6_205" style:family="text"/>
    <style:style style:name="T6_206" style:family="text"/>
    <style:style style:name="T6_207" style:family="text"/>
    <style:style style:name="T6_208" style:family="text"/>
    <style:style style:name="T6_209" style:family="text"/>
    <style:style style:name="T6_210" style:family="text"/>
    <style:style style:name="T6_211" style:family="text"/>
    <style:style style:name="T6_212" style:family="text"/>
    <style:style style:name="T6_213" style:family="text"/>
    <style:style style:name="T6_214" style:family="text"/>
    <style:style style:name="T6_215" style:family="text"/>
    <style:style style:name="T6_216" style:family="text"/>
    <style:style style:name="T6_217" style:family="text"/>
    <style:style style:name="T6_218" style:family="text"/>
    <style:style style:name="T6_219" style:family="text"/>
    <style:style style:name="T6_220" style:family="text"/>
    <style:style style:name="T6_221" style:family="text"/>
    <style:style style:name="T6_222" style:family="text"/>
    <style:style style:name="T6_223" style:family="text"/>
    <style:style style:name="T6_224" style:family="text"/>
    <style:style style:name="T6_225" style:family="text"/>
    <style:style style:name="T6_226" style:family="text"/>
    <style:style style:name="T6_227" style:family="text"/>
    <style:style style:name="T6_228" style:family="text"/>
    <style:style style:name="T6_229" style:family="text"/>
    <style:style style:name="T6_230" style:family="text"/>
    <style:style style:name="T6_231" style:family="text"/>
    <style:style style:name="T6_232" style:family="text"/>
    <style:style style:name="T6_233" style:family="text"/>
    <style:style style:name="T6_234" style:family="text"/>
    <style:style style:name="T6_235" style:family="text"/>
    <style:style style:name="T6_236" style:family="text"/>
    <style:style style:name="T6_237" style:family="text"/>
    <style:style style:name="T6_238" style:family="text"/>
    <style:style style:name="T6_239" style:family="text"/>
    <style:style style:name="T6_240" style:family="text"/>
    <style:style style:name="T6_241" style:family="text"/>
    <style:style style:name="T6_242" style:family="text"/>
    <style:style style:name="T6_243" style:family="text"/>
    <style:style style:name="T6_244" style:family="text"/>
    <style:style style:name="T6_245" style:family="text"/>
    <style:style style:name="T6_246" style:family="text"/>
    <style:style style:name="T6_247" style:family="text"/>
    <style:style style:name="T6_248" style:family="text"/>
    <style:style style:name="T6_249" style:family="text"/>
    <style:style style:name="T6_250" style:family="text"/>
    <style:style style:name="T6_251" style:family="text"/>
    <style:style style:name="T6_252" style:family="text"/>
    <style:style style:name="T6_253" style:family="text"/>
    <style:style style:name="T6_254" style:family="text"/>
    <style:style style:name="T6_255" style:family="text"/>
    <style:style style:name="T6_256" style:family="text"/>
    <style:style style:name="T6_257" style:family="text"/>
    <style:style style:name="T6_258" style:family="text"/>
    <style:style style:name="T6_259" style:family="text"/>
    <style:style style:name="T6_260" style:family="text"/>
    <style:style style:name="T6_261" style:family="text"/>
    <style:style style:name="T6_262" style:family="text"/>
    <style:style style:name="T6_263" style:family="text"/>
    <style:style style:name="T6_264" style:family="text"/>
    <style:style style:name="T6_265" style:family="text"/>
    <style:style style:name="T6_266" style:family="text"/>
    <style:style style:name="T6_267" style:family="text"/>
    <style:style style:name="T6_268" style:family="text"/>
    <style:style style:name="T6_269" style:family="text"/>
    <style:style style:name="T6_270" style:family="text"/>
    <style:style style:name="T6_271" style:family="text"/>
    <style:style style:name="T6_272" style:family="text"/>
    <style:style style:name="T6_273" style:family="text"/>
    <style:style style:name="T6_274" style:family="text"/>
    <style:style style:name="T6_275" style:family="text"/>
    <style:style style:name="T6_276" style:family="text"/>
    <style:style style:name="T6_277" style:family="text"/>
    <style:style style:name="T6_278" style:family="text"/>
    <style:style style:name="T6_279" style:family="text"/>
    <style:style style:name="T6_280" style:family="text"/>
    <style:style style:name="T6_281" style:family="text"/>
    <style:style style:name="T6_282" style:family="text"/>
    <style:style style:name="T6_283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T8_137" style:family="text"/>
    <style:style style:name="T8_138" style:family="text"/>
    <style:style style:name="T8_139" style:family="text"/>
    <style:style style:name="T8_140" style:family="text"/>
    <style:style style:name="T8_141" style:family="text"/>
    <style:style style:name="T8_142" style:family="text"/>
    <style:style style:name="T8_143" style:family="text"/>
    <style:style style:name="T8_144" style:family="text"/>
    <style:style style:name="T8_145" style:family="text"/>
    <style:style style:name="T8_146" style:family="text"/>
    <style:style style:name="T8_147" style:family="text"/>
    <style:style style:name="T8_148" style:family="text"/>
    <style:style style:name="T8_149" style:family="text"/>
    <style:style style:name="T8_150" style:family="text"/>
    <style:style style:name="T8_151" style:family="text"/>
    <style:style style:name="T8_152" style:family="text"/>
    <style:style style:name="T8_153" style:family="text"/>
    <style:style style:name="T8_154" style:family="text"/>
    <style:style style:name="T8_155" style:family="text"/>
    <style:style style:name="T8_156" style:family="text"/>
    <style:style style:name="T8_157" style:family="text"/>
    <style:style style:name="T8_158" style:family="text"/>
    <style:style style:name="T8_159" style:family="text"/>
    <style:style style:name="T8_160" style:family="text"/>
    <style:style style:name="T8_161" style:family="text"/>
    <style:style style:name="T8_162" style:family="text"/>
    <style:style style:name="T8_163" style:family="text"/>
    <style:style style:name="T8_164" style:family="text"/>
    <style:style style:name="T8_165" style:family="text"/>
    <style:style style:name="T8_166" style:family="text"/>
    <style:style style:name="T8_167" style:family="text"/>
    <style:style style:name="T8_168" style:family="text"/>
    <style:style style:name="T8_169" style:family="text"/>
    <style:style style:name="T8_170" style:family="text"/>
    <style:style style:name="T8_171" style:family="text"/>
    <style:style style:name="T8_172" style:family="text"/>
    <style:style style:name="T8_173" style:family="text"/>
    <style:style style:name="T8_174" style:family="text"/>
    <style:style style:name="T8_175" style:family="text"/>
    <style:style style:name="T8_176" style:family="text"/>
    <style:style style:name="T8_177" style:family="text"/>
    <style:style style:name="T8_178" style:family="text"/>
    <style:style style:name="T8_179" style:family="text"/>
    <style:style style:name="T8_180" style:family="text"/>
    <style:style style:name="T8_181" style:family="text"/>
    <style:style style:name="T8_182" style:family="text"/>
    <style:style style:name="T8_183" style:family="text"/>
    <style:style style:name="T8_184" style:family="text"/>
    <style:style style:name="T8_185" style:family="text"/>
    <style:style style:name="T8_186" style:family="text"/>
    <style:style style:name="T8_187" style:family="text"/>
    <style:style style:name="T8_188" style:family="text"/>
    <style:style style:name="T8_189" style:family="text"/>
    <style:style style:name="T8_190" style:family="text"/>
    <style:style style:name="T8_191" style:family="text"/>
    <style:style style:name="T8_192" style:family="text"/>
    <style:style style:name="T8_193" style:family="text"/>
    <style:style style:name="T8_194" style:family="text"/>
    <style:style style:name="T8_195" style:family="text"/>
    <style:style style:name="T8_196" style:family="text">
      <style:text-properties fo:color="#ff0000"/>
    </style:style>
    <style:style style:name="T8_197" style:family="text"/>
    <style:style style:name="T8_198" style:family="text"/>
    <style:style style:name="T8_199" style:family="text"/>
    <style:style style:name="T8_200" style:family="text"/>
    <style:style style:name="T8_201" style:family="text"/>
    <style:style style:name="T8_202" style:family="text"/>
    <style:style style:name="T8_203" style:family="text"/>
    <style:style style:name="T8_204" style:family="text"/>
    <style:style style:name="T8_205" style:family="text"/>
    <style:style style:name="T8_206" style:family="text"/>
    <style:style style:name="T8_207" style:family="text"/>
    <style:style style:name="T8_208" style:family="text"/>
    <style:style style:name="T8_209" style:family="text"/>
    <style:style style:name="T8_210" style:family="text"/>
    <style:style style:name="T8_211" style:family="text"/>
    <style:style style:name="T8_212" style:family="text"/>
    <style:style style:name="T8_213" style:family="text"/>
    <style:style style:name="T8_214" style:family="text"/>
    <style:style style:name="T8_215" style:family="text"/>
    <style:style style:name="T8_216" style:family="text"/>
    <style:style style:name="T8_217" style:family="text"/>
    <style:style style:name="T8_218" style:family="text"/>
    <style:style style:name="T8_219" style:family="text"/>
    <style:style style:name="T8_220" style:family="text"/>
    <style:style style:name="T8_221" style:family="text"/>
    <style:style style:name="T8_222" style:family="text"/>
    <style:style style:name="T8_223" style:family="text"/>
    <style:style style:name="T8_224" style:family="text"/>
    <style:style style:name="T8_225" style:family="text"/>
    <style:style style:name="T8_226" style:family="text"/>
    <style:style style:name="T8_227" style:family="text"/>
    <style:style style:name="T8_228" style:family="text"/>
    <style:style style:name="T8_229" style:family="text"/>
    <style:style style:name="T8_230" style:family="text"/>
    <style:style style:name="T8_231" style:family="text"/>
    <style:style style:name="T8_232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T10_175" style:family="text"/>
    <style:style style:name="T10_176" style:family="text"/>
    <style:style style:name="T10_177" style:family="text"/>
    <style:style style:name="T10_178" style:family="text"/>
    <style:style style:name="T10_179" style:family="text"/>
    <style:style style:name="T10_180" style:family="text"/>
    <style:style style:name="T10_181" style:family="text"/>
    <style:style style:name="T10_182" style:family="text"/>
    <style:style style:name="T10_183" style:family="text"/>
    <style:style style:name="T10_184" style:family="text"/>
    <style:style style:name="T10_185" style:family="text"/>
    <style:style style:name="T10_186" style:family="text"/>
    <style:style style:name="T10_187" style:family="text"/>
    <style:style style:name="T10_188" style:family="text"/>
    <style:style style:name="T10_189" style:family="text"/>
    <style:style style:name="T10_190" style:family="text"/>
    <style:style style:name="T10_191" style:family="text"/>
    <style:style style:name="T10_192" style:family="text"/>
    <style:style style:name="T10_193" style:family="text"/>
    <style:style style:name="T10_194" style:family="text"/>
    <style:style style:name="T10_195" style:family="text"/>
    <style:style style:name="T10_196" style:family="text"/>
    <style:style style:name="T10_197" style:family="text"/>
    <style:style style:name="T10_198" style:family="text"/>
    <style:style style:name="T10_199" style:family="text"/>
    <style:style style:name="T10_200" style:family="text"/>
    <style:style style:name="T10_201" style:family="text"/>
    <style:style style:name="T10_202" style:family="text"/>
    <style:style style:name="T10_203" style:family="text"/>
    <style:style style:name="T10_204" style:family="text"/>
    <style:style style:name="T10_205" style:family="text"/>
    <style:style style:name="T10_206" style:family="text"/>
    <style:style style:name="T10_207" style:family="text"/>
    <style:style style:name="T10_208" style:family="text"/>
    <style:style style:name="T10_209" style:family="text"/>
    <style:style style:name="T10_210" style:family="text"/>
    <style:style style:name="T10_211" style:family="text"/>
    <style:style style:name="T10_212" style:family="text"/>
    <style:style style:name="T10_213" style:family="text"/>
    <style:style style:name="T10_214" style:family="text"/>
    <style:style style:name="T10_215" style:family="text"/>
    <style:style style:name="T10_216" style:family="text"/>
    <style:style style:name="T10_217" style:family="text"/>
    <style:style style:name="T10_218" style:family="text"/>
    <style:style style:name="T10_219" style:family="text"/>
    <style:style style:name="T10_220" style:family="text"/>
    <style:style style:name="T10_221" style:family="text"/>
    <style:style style:name="T10_222" style:family="text"/>
    <style:style style:name="T10_223" style:family="text"/>
    <style:style style:name="T10_224" style:family="text"/>
    <style:style style:name="T10_225" style:family="text"/>
    <style:style style:name="T10_226" style:family="text"/>
    <style:style style:name="T10_227" style:family="text"/>
    <style:style style:name="T10_228" style:family="text"/>
    <style:style style:name="T10_229" style:family="text"/>
    <style:style style:name="T10_230" style:family="text"/>
    <style:style style:name="T10_231" style:family="text"/>
    <style:style style:name="T10_232" style:family="text"/>
    <style:style style:name="T10_233" style:family="text"/>
    <style:style style:name="T10_234" style:family="text"/>
    <style:style style:name="T10_235" style:family="text"/>
    <style:style style:name="T10_236" style:family="text"/>
    <style:style style:name="T10_237" style:family="text"/>
    <style:style style:name="T10_238" style:family="text"/>
    <style:style style:name="T10_239" style:family="text"/>
    <style:style style:name="T10_240" style:family="text"/>
    <style:style style:name="T10_241" style:family="text"/>
    <style:style style:name="T10_242" style:family="text"/>
    <style:style style:name="T10_243" style:family="text"/>
    <style:style style:name="T10_244" style:family="text"/>
    <style:style style:name="T10_245" style:family="text"/>
    <style:style style:name="T10_246" style:family="text"/>
    <style:style style:name="T10_247" style:family="text"/>
    <style:style style:name="T10_248" style:family="text"/>
    <style:style style:name="T10_249" style:family="text"/>
    <style:style style:name="T10_250" style:family="text">
      <style:text-properties fo:color="#ff0000"/>
    </style:style>
    <style:style style:name="T10_251" style:family="text"/>
    <style:style style:name="T10_252" style:family="text"/>
    <style:style style:name="T10_253" style:family="text"/>
    <style:style style:name="T10_254" style:family="text"/>
    <style:style style:name="T10_255" style:family="text"/>
    <style:style style:name="T10_256" style:family="text"/>
    <style:style style:name="T10_257" style:family="text"/>
    <style:style style:name="T10_258" style:family="text"/>
    <style:style style:name="T10_259" style:family="text"/>
    <style:style style:name="T10_260" style:family="text"/>
    <style:style style:name="T10_261" style:family="text"/>
    <style:style style:name="T10_262" style:family="text"/>
    <style:style style:name="T10_263" style:family="text"/>
    <style:style style:name="T10_264" style:family="text"/>
    <style:style style:name="T10_265" style:family="text"/>
    <style:style style:name="T10_266" style:family="text"/>
    <style:style style:name="T10_267" style:family="text"/>
    <style:style style:name="T10_268" style:family="text"/>
    <style:style style:name="T10_269" style:family="text"/>
    <style:style style:name="T10_270" style:family="text"/>
    <style:style style:name="T10_271" style:family="text"/>
    <style:style style:name="T10_272" style:family="text"/>
    <style:style style:name="T10_273" style:family="text"/>
    <style:style style:name="T10_274" style:family="text"/>
    <style:style style:name="T10_275" style:family="text"/>
    <style:style style:name="T10_276" style:family="text"/>
    <style:style style:name="T10_277" style:family="text"/>
    <style:style style:name="T10_278" style:family="text"/>
    <style:style style:name="T10_279" style:family="text"/>
    <style:style style:name="T10_280" style:family="text"/>
    <style:style style:name="T10_281" style:family="text"/>
    <style:style style:name="T10_282" style:family="text"/>
    <style:style style:name="T10_283" style:family="text"/>
    <style:style style:name="T10_284" style:family="text"/>
    <style:style style:name="T10_285" style:family="text"/>
    <style:style style:name="T10_286" style:family="text"/>
    <style:style style:name="T10_287" style:family="text"/>
    <style:style style:name="T10_288" style:family="text"/>
    <style:style style:name="T10_289" style:family="text"/>
    <style:style style:name="T10_290" style:family="text"/>
    <style:style style:name="T10_291" style:family="text"/>
    <style:style style:name="T10_292" style:family="text"/>
    <style:style style:name="T10_293" style:family="text"/>
    <style:style style:name="T10_294" style:family="text"/>
    <style:style style:name="T10_295" style:family="text"/>
    <style:style style:name="T10_296" style:family="text"/>
    <style:style style:name="T10_297" style:family="text"/>
    <style:style style:name="T10_298" style:family="text"/>
    <style:style style:name="T10_299" style:family="text"/>
    <style:style style:name="T10_300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T12_137" style:family="text"/>
    <style:style style:name="T12_138" style:family="text"/>
    <style:style style:name="T12_139" style:family="text"/>
    <style:style style:name="T12_140" style:family="text"/>
    <style:style style:name="T12_141" style:family="text"/>
    <style:style style:name="T12_142" style:family="text"/>
    <style:style style:name="T12_143" style:family="text"/>
    <style:style style:name="T12_144" style:family="text"/>
    <style:style style:name="T12_145" style:family="text"/>
    <style:style style:name="T12_146" style:family="text"/>
    <style:style style:name="T12_147" style:family="text"/>
    <style:style style:name="T12_148" style:family="text"/>
    <style:style style:name="T12_149" style:family="text"/>
    <style:style style:name="T12_150" style:family="text"/>
    <style:style style:name="T12_151" style:family="text"/>
    <style:style style:name="T12_152" style:family="text"/>
    <style:style style:name="T12_153" style:family="text"/>
    <style:style style:name="T12_154" style:family="text"/>
    <style:style style:name="T12_155" style:family="text"/>
    <style:style style:name="T12_156" style:family="text"/>
    <style:style style:name="T12_157" style:family="text"/>
    <style:style style:name="T12_158" style:family="text"/>
    <style:style style:name="T12_159" style:family="text"/>
    <style:style style:name="T12_160" style:family="text"/>
    <style:style style:name="T12_161" style:family="text"/>
    <style:style style:name="T12_162" style:family="text"/>
    <style:style style:name="T12_163" style:family="text"/>
    <style:style style:name="T12_164" style:family="text"/>
    <style:style style:name="T12_165" style:family="text"/>
    <style:style style:name="T12_166" style:family="text"/>
    <style:style style:name="T12_167" style:family="text"/>
    <style:style style:name="T12_168" style:family="text"/>
    <style:style style:name="T12_169" style:family="text"/>
    <style:style style:name="T12_170" style:family="text"/>
    <style:style style:name="T12_171" style:family="text"/>
    <style:style style:name="T12_172" style:family="text"/>
    <style:style style:name="T12_173" style:family="text"/>
    <style:style style:name="T12_174" style:family="text"/>
    <style:style style:name="T12_175" style:family="text"/>
    <style:style style:name="T12_176" style:family="text"/>
    <style:style style:name="T12_177" style:family="text"/>
    <style:style style:name="T12_178" style:family="text"/>
    <style:style style:name="T12_179" style:family="text"/>
    <style:style style:name="T12_180" style:family="text"/>
    <style:style style:name="T12_181" style:family="text"/>
    <style:style style:name="T12_182" style:family="text"/>
    <style:style style:name="T12_183" style:family="text"/>
    <style:style style:name="T12_184" style:family="text"/>
    <style:style style:name="T12_185" style:family="text"/>
    <style:style style:name="T12_186" style:family="text"/>
    <style:style style:name="T12_187" style:family="text"/>
    <style:style style:name="T12_188" style:family="text"/>
    <style:style style:name="T12_189" style:family="text"/>
    <style:style style:name="T12_190" style:family="text"/>
    <style:style style:name="T12_191" style:family="text"/>
    <style:style style:name="T12_192" style:family="text"/>
    <style:style style:name="T12_193" style:family="text"/>
    <style:style style:name="T12_194" style:family="text"/>
    <style:style style:name="T12_195" style:family="text"/>
    <style:style style:name="T12_196" style:family="text"/>
    <style:style style:name="T12_197" style:family="text"/>
    <style:style style:name="T12_198" style:family="text"/>
    <style:style style:name="T12_199" style:family="text"/>
    <style:style style:name="T12_200" style:family="text"/>
    <style:style style:name="T12_201" style:family="text"/>
    <style:style style:name="T12_202" style:family="text"/>
    <style:style style:name="T12_203" style:family="text"/>
    <style:style style:name="T12_204" style:family="text"/>
    <style:style style:name="T12_205" style:family="text"/>
    <style:style style:name="T12_206" style:family="text"/>
    <style:style style:name="T12_207" style:family="text"/>
    <style:style style:name="T12_208" style:family="text"/>
    <style:style style:name="T12_209" style:family="text"/>
    <style:style style:name="T12_210" style:family="text"/>
    <style:style style:name="T12_211" style:family="text"/>
    <style:style style:name="T12_212" style:family="text"/>
    <style:style style:name="T12_213" style:family="text"/>
    <style:style style:name="T12_214" style:family="text"/>
    <style:style style:name="T12_215" style:family="text"/>
    <style:style style:name="T12_216" style:family="text"/>
    <style:style style:name="T12_217" style:family="text"/>
    <style:style style:name="T12_218" style:family="text"/>
    <style:style style:name="T12_219" style:family="text"/>
    <style:style style:name="T12_220" style:family="text"/>
    <style:style style:name="T12_221" style:family="text"/>
    <style:style style:name="T12_222" style:family="text"/>
    <style:style style:name="T12_223" style:family="text"/>
    <style:style style:name="T12_224" style:family="text"/>
    <style:style style:name="T12_225" style:family="text"/>
    <style:style style:name="T12_226" style:family="text"/>
    <style:style style:name="T12_227" style:family="text"/>
    <style:style style:name="T12_228" style:family="text"/>
    <style:style style:name="T12_229" style:family="text"/>
    <style:style style:name="T12_230" style:family="text"/>
    <style:style style:name="T12_231" style:family="text"/>
    <style:style style:name="T12_232" style:family="text"/>
    <style:style style:name="T12_233" style:family="text"/>
    <style:style style:name="T12_234" style:family="text"/>
    <style:style style:name="T12_235" style:family="text"/>
    <style:style style:name="T12_236" style:family="text"/>
    <style:style style:name="T12_237" style:family="text"/>
    <style:style style:name="T12_238" style:family="text"/>
    <style:style style:name="T12_239" style:family="text"/>
    <style:style style:name="T12_240" style:family="text"/>
    <style:style style:name="T12_241" style:family="text"/>
    <style:style style:name="T12_242" style:family="text"/>
    <style:style style:name="T12_243" style:family="text"/>
    <style:style style:name="T12_244" style:family="text"/>
    <style:style style:name="T12_245" style:family="text"/>
    <style:style style:name="T12_246" style:family="text"/>
    <style:style style:name="T12_247" style:family="text"/>
    <style:style style:name="T12_248" style:family="text"/>
    <style:style style:name="T12_249" style:family="text"/>
    <style:style style:name="T12_250" style:family="text"/>
    <style:style style:name="T12_251" style:family="text"/>
    <style:style style:name="T12_252" style:family="text"/>
    <style:style style:name="T12_253" style:family="text"/>
    <style:style style:name="T12_254" style:family="text"/>
    <style:style style:name="T12_255" style:family="text"/>
    <style:style style:name="T12_256" style:family="text"/>
    <style:style style:name="T12_257" style:family="text"/>
    <style:style style:name="T12_258" style:family="text"/>
    <style:style style:name="T12_259" style:family="text"/>
    <style:style style:name="T12_260" style:family="text"/>
    <style:style style:name="T12_261" style:family="text"/>
    <style:style style:name="T12_262" style:family="text"/>
    <style:style style:name="T12_263" style:family="text"/>
    <style:style style:name="T12_264" style:family="text"/>
    <style:style style:name="T12_265" style:family="text"/>
    <style:style style:name="T12_266" style:family="text"/>
    <style:style style:name="T12_267" style:family="text"/>
    <style:style style:name="T12_268" style:family="text"/>
    <style:style style:name="T12_269" style:family="text"/>
    <style:style style:name="T12_270" style:family="text"/>
    <style:style style:name="T12_271" style:family="text"/>
    <style:style style:name="T12_272" style:family="text"/>
    <style:style style:name="T12_273" style:family="text"/>
    <style:style style:name="T12_274" style:family="text"/>
    <style:style style:name="T12_275" style:family="text"/>
    <style:style style:name="T12_276" style:family="text"/>
    <style:style style:name="T12_277" style:family="text"/>
    <style:style style:name="T12_278" style:family="text"/>
    <style:style style:name="T12_279" style:family="text"/>
    <style:style style:name="T12_280" style:family="text"/>
    <style:style style:name="T12_281" style:family="text"/>
    <style:style style:name="T12_282" style:family="text"/>
    <style:style style:name="T12_283" style:family="text"/>
    <style:style style:name="T12_284" style:family="text"/>
    <style:style style:name="T12_285" style:family="text"/>
    <style:style style:name="T12_286" style:family="text"/>
    <style:style style:name="T12_287" style:family="text"/>
    <style:style style:name="T12_288" style:family="text"/>
    <style:style style:name="T12_289" style:family="text"/>
    <style:style style:name="T12_290" style:family="text"/>
    <style:style style:name="T12_291" style:family="text"/>
    <style:style style:name="T12_292" style:family="text"/>
    <style:style style:name="T12_293" style:family="text"/>
    <style:style style:name="T12_294" style:family="text"/>
    <style:style style:name="T12_295" style:family="text"/>
    <style:style style:name="T12_296" style:family="text"/>
    <style:style style:name="T12_297" style:family="text"/>
    <style:style style:name="T12_298" style:family="text"/>
    <style:style style:name="T12_299" style:family="text"/>
    <style:style style:name="T12_300" style:family="text"/>
    <style:style style:name="T12_301" style:family="text"/>
    <style:style style:name="T12_302" style:family="text"/>
    <style:style style:name="T12_303" style:family="text"/>
    <style:style style:name="T12_304" style:family="text"/>
    <style:style style:name="T12_305" style:family="text"/>
    <style:style style:name="T12_306" style:family="text"/>
    <style:style style:name="T12_307" style:family="text"/>
    <style:style style:name="T12_308" style:family="text"/>
    <style:style style:name="T12_309" style:family="text"/>
    <style:style style:name="T12_310" style:family="text"/>
    <style:style style:name="T12_311" style:family="text"/>
    <style:style style:name="T12_312" style:family="text"/>
    <style:style style:name="T12_313" style:family="text"/>
    <style:style style:name="T12_314" style:family="text"/>
    <style:style style:name="T12_315" style:family="text"/>
    <style:style style:name="T12_316" style:family="text"/>
    <style:style style:name="T12_317" style:family="text"/>
    <style:style style:name="T12_318" style:family="text"/>
    <style:style style:name="T12_319" style:family="text"/>
    <style:style style:name="T12_320" style:family="text"/>
    <style:style style:name="T12_321" style:family="text"/>
    <style:style style:name="T12_322" style:family="text"/>
    <style:style style:name="T12_323" style:family="text"/>
    <style:style style:name="T12_324" style:family="text"/>
    <style:style style:name="T12_325" style:family="text"/>
    <style:style style:name="T12_326" style:family="text"/>
    <style:style style:name="T12_327" style:family="text"/>
    <style:style style:name="T12_328" style:family="text"/>
    <style:style style:name="T12_329" style:family="text"/>
    <style:style style:name="T12_330" style:family="text"/>
    <style:style style:name="T12_331" style:family="text"/>
    <style:style style:name="T12_332" style:family="text"/>
    <style:style style:name="T12_333" style:family="text"/>
    <style:style style:name="T12_334" style:family="text"/>
    <style:style style:name="T12_335" style:family="text"/>
    <style:style style:name="T12_336" style:family="text"/>
    <style:style style:name="T12_337" style:family="text"/>
    <style:style style:name="T12_338" style:family="text"/>
    <style:style style:name="T12_339" style:family="text"/>
    <style:style style:name="T12_340" style:family="text"/>
    <style:style style:name="T12_341" style:family="text"/>
    <style:style style:name="T12_342" style:family="text"/>
    <style:style style:name="T12_343" style:family="text"/>
    <style:style style:name="T12_344" style:family="text"/>
    <style:style style:name="T12_345" style:family="text"/>
    <style:style style:name="T12_346" style:family="text"/>
    <style:style style:name="T12_347" style:family="text"/>
    <style:style style:name="T12_348" style:family="text"/>
    <style:style style:name="T12_349" style:family="text"/>
    <style:style style:name="T12_350" style:family="text"/>
    <style:style style:name="T12_351" style:family="text"/>
    <style:style style:name="T12_352" style:family="text"/>
    <style:style style:name="T12_353" style:family="text"/>
    <style:style style:name="T12_354" style:family="text"/>
    <style:style style:name="T12_355" style:family="text"/>
    <style:style style:name="T12_356" style:family="text"/>
    <style:style style:name="T12_357" style:family="text"/>
    <style:style style:name="T12_358" style:family="text"/>
    <style:style style:name="T12_359" style:family="text"/>
    <style:style style:name="T12_360" style:family="text"/>
    <style:style style:name="T12_361" style:family="text"/>
    <style:style style:name="T12_362" style:family="text"/>
    <style:style style:name="T12_363" style:family="text"/>
    <style:style style:name="T12_364" style:family="text"/>
    <style:style style:name="T12_365" style:family="text"/>
    <style:style style:name="T12_366" style:family="text"/>
    <style:style style:name="T12_367" style:family="text"/>
    <style:style style:name="T12_368" style:family="text"/>
    <style:style style:name="T12_369" style:family="text"/>
    <style:style style:name="T12_370" style:family="text"/>
    <style:style style:name="T12_371" style:family="text"/>
    <style:style style:name="T12_372" style:family="text"/>
    <style:style style:name="T12_373" style:family="text"/>
    <style:style style:name="T12_374" style:family="text"/>
    <style:style style:name="T12_375" style:family="text"/>
    <style:style style:name="T12_376" style:family="text"/>
    <style:style style:name="T12_377" style:family="text"/>
    <style:style style:name="T12_378" style:family="text"/>
    <style:style style:name="T12_379" style:family="text"/>
    <style:style style:name="T12_380" style:family="text"/>
    <style:style style:name="T12_381" style:family="text"/>
    <style:style style:name="T12_382" style:family="text"/>
    <style:style style:name="T12_383" style:family="text"/>
    <style:style style:name="T12_384" style:family="text"/>
    <style:style style:name="T12_385" style:family="text"/>
    <style:style style:name="T12_386" style:family="text"/>
    <style:style style:name="T12_387" style:family="text"/>
    <style:style style:name="T12_388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T17_127" style:family="text"/>
    <style:style style:name="T17_128" style:family="text"/>
    <style:style style:name="T17_129" style:family="text"/>
    <style:style style:name="T17_130" style:family="text"/>
    <style:style style:name="T17_131" style:family="text"/>
    <style:style style:name="T17_132" style:family="text"/>
    <style:style style:name="T17_133" style:family="text"/>
    <style:style style:name="T17_134" style:family="text"/>
    <style:style style:name="T17_135" style:family="text"/>
    <style:style style:name="T17_136" style:family="text"/>
    <style:style style:name="T17_137" style:family="text"/>
    <style:style style:name="T17_138" style:family="text"/>
    <style:style style:name="T17_139" style:family="text"/>
    <style:style style:name="T17_140" style:family="text"/>
    <style:style style:name="T17_141" style:family="text"/>
    <style:style style:name="T17_142" style:family="text"/>
    <style:style style:name="T17_143" style:family="text"/>
    <style:style style:name="T17_144" style:family="text"/>
    <style:style style:name="T17_145" style:family="text"/>
    <style:style style:name="T17_146" style:family="text"/>
    <style:style style:name="T17_147" style:family="text"/>
    <style:style style:name="T17_148" style:family="text"/>
    <style:style style:name="T17_149" style:family="text"/>
    <style:style style:name="T17_150" style:family="text"/>
    <style:style style:name="T17_151" style:family="text"/>
    <style:style style:name="T17_152" style:family="text"/>
    <style:style style:name="T17_153" style:family="text"/>
    <style:style style:name="T17_154" style:family="text"/>
    <style:style style:name="T17_155" style:family="text"/>
    <style:style style:name="T17_156" style:family="text"/>
    <style:style style:name="T17_157" style:family="text"/>
    <style:style style:name="T17_158" style:family="text"/>
    <style:style style:name="T17_159" style:family="text"/>
    <style:style style:name="T17_160" style:family="text"/>
    <style:style style:name="T17_161" style:family="text"/>
    <style:style style:name="T17_162" style:family="text"/>
    <style:style style:name="T17_163" style:family="text"/>
    <style:style style:name="T17_164" style:family="text"/>
    <style:style style:name="T17_165" style:family="text"/>
    <style:style style:name="T17_166" style:family="text"/>
    <style:style style:name="T17_167" style:family="text"/>
    <style:style style:name="T17_168" style:family="text"/>
    <style:style style:name="T17_169" style:family="text"/>
    <style:style style:name="T17_170" style:family="text"/>
    <style:style style:name="T17_171" style:family="text"/>
    <style:style style:name="T17_172" style:family="text"/>
    <style:style style:name="T17_173" style:family="text"/>
    <style:style style:name="T17_174" style:family="text"/>
    <style:style style:name="T17_175" style:family="text"/>
    <style:style style:name="T17_176" style:family="text"/>
    <style:style style:name="T17_177" style:family="text"/>
    <style:style style:name="T17_178" style:family="text"/>
    <style:style style:name="T17_179" style:family="text"/>
    <style:style style:name="T17_180" style:family="text"/>
    <style:style style:name="T17_181" style:family="text"/>
    <style:style style:name="T17_182" style:family="text"/>
    <style:style style:name="T17_183" style:family="text"/>
    <style:style style:name="T17_184" style:family="text"/>
    <style:style style:name="T17_185" style:family="text"/>
    <style:style style:name="T17_186" style:family="text"/>
    <style:style style:name="T17_187" style:family="text"/>
    <style:style style:name="T17_188" style:family="text"/>
    <style:style style:name="T17_189" style:family="text"/>
    <style:style style:name="T17_190" style:family="text"/>
    <style:style style:name="T17_191" style:family="text"/>
    <style:style style:name="T17_192" style:family="text"/>
    <style:style style:name="T17_193" style:family="text"/>
    <style:style style:name="T17_194" style:family="text"/>
    <style:style style:name="T17_195" style:family="text"/>
    <style:style style:name="T17_196" style:family="text"/>
    <style:style style:name="T17_197" style:family="text"/>
    <style:style style:name="T17_198" style:family="text"/>
    <style:style style:name="T17_199" style:family="text"/>
    <style:style style:name="T17_200" style:family="text"/>
    <style:style style:name="T17_201" style:family="text"/>
    <style:style style:name="T17_202" style:family="text"/>
    <style:style style:name="T17_203" style:family="text"/>
    <style:style style:name="T17_204" style:family="text"/>
    <style:style style:name="T17_205" style:family="text"/>
    <style:style style:name="T17_206" style:family="text"/>
    <style:style style:name="T17_207" style:family="text"/>
    <style:style style:name="T17_208" style:family="text"/>
    <style:style style:name="T17_209" style:family="text"/>
    <style:style style:name="T17_210" style:family="text"/>
    <style:style style:name="T17_211" style:family="text"/>
    <style:style style:name="T17_212" style:family="text"/>
    <style:style style:name="T17_213" style:family="text"/>
    <style:style style:name="T17_214" style:family="text"/>
    <style:style style:name="T17_215" style:family="text"/>
    <style:style style:name="T17_216" style:family="text"/>
    <style:style style:name="T17_217" style:family="text"/>
    <style:style style:name="T17_218" style:family="text"/>
    <style:style style:name="T17_219" style:family="text"/>
    <style:style style:name="T17_220" style:family="text"/>
    <style:style style:name="T17_221" style:family="text"/>
    <style:style style:name="T17_222" style:family="text"/>
    <style:style style:name="T17_223" style:family="text"/>
    <style:style style:name="T17_224" style:family="text"/>
    <style:style style:name="T17_225" style:family="text"/>
    <style:style style:name="T17_226" style:family="text"/>
    <style:style style:name="T17_227" style:family="text"/>
    <style:style style:name="T17_228" style:family="text"/>
    <style:style style:name="T17_229" style:family="text"/>
    <style:style style:name="T17_230" style:family="text"/>
    <style:style style:name="T17_231" style:family="text"/>
    <style:style style:name="T17_232" style:family="text"/>
    <style:style style:name="T17_233" style:family="text"/>
    <style:style style:name="T17_234" style:family="text"/>
    <style:style style:name="T17_235" style:family="text"/>
    <style:style style:name="T17_236" style:family="text"/>
    <style:style style:name="T17_237" style:family="text"/>
    <style:style style:name="T17_238" style:family="text"/>
    <style:style style:name="T17_239" style:family="text"/>
    <style:style style:name="T17_240" style:family="text"/>
    <style:style style:name="T17_241" style:family="text"/>
    <style:style style:name="T17_242" style:family="text"/>
    <style:style style:name="T17_243" style:family="text"/>
    <style:style style:name="T17_244" style:family="text"/>
    <style:style style:name="T17_245" style:family="text"/>
    <style:style style:name="T17_246" style:family="text"/>
    <style:style style:name="T17_247" style:family="text"/>
    <style:style style:name="T17_248" style:family="text"/>
    <style:style style:name="T17_249" style:family="text"/>
    <style:style style:name="T17_250" style:family="text"/>
    <style:style style:name="T17_251" style:family="text"/>
    <style:style style:name="T17_252" style:family="text"/>
    <style:style style:name="T17_253" style:family="text"/>
    <style:style style:name="T17_254" style:family="text"/>
    <style:style style:name="T17_255" style:family="text"/>
    <style:style style:name="T17_256" style:family="text"/>
    <style:style style:name="T17_257" style:family="text"/>
    <style:style style:name="T17_258" style:family="text"/>
    <style:style style:name="T17_259" style:family="text"/>
    <style:style style:name="T17_260" style:family="text"/>
    <style:style style:name="T17_261" style:family="text"/>
    <style:style style:name="T17_262" style:family="text"/>
    <style:style style:name="T17_263" style:family="text"/>
    <style:style style:name="T17_264" style:family="text"/>
    <style:style style:name="T17_265" style:family="text"/>
    <style:style style:name="T17_266" style:family="text"/>
    <style:style style:name="T17_267" style:family="text"/>
    <style:style style:name="T17_268" style:family="text"/>
    <style:style style:name="T17_269" style:family="text"/>
    <style:style style:name="T17_270" style:family="text"/>
    <style:style style:name="T17_271" style:family="text"/>
    <style:style style:name="T17_272" style:family="text"/>
    <style:style style:name="T17_273" style:family="text"/>
    <style:style style:name="T17_274" style:family="text"/>
    <style:style style:name="T17_275" style:family="text"/>
    <style:style style:name="T17_276" style:family="text"/>
    <style:style style:name="T17_277" style:family="text"/>
    <style:style style:name="T17_278" style:family="text"/>
    <style:style style:name="T17_279" style:family="text"/>
    <style:style style:name="T17_280" style:family="text"/>
    <style:style style:name="T17_281" style:family="text"/>
    <style:style style:name="T17_282" style:family="text"/>
    <style:style style:name="T17_283" style:family="text"/>
    <style:style style:name="T17_284" style:family="text"/>
    <style:style style:name="T17_285" style:family="text"/>
    <style:style style:name="T17_286" style:family="text"/>
    <style:style style:name="T17_287" style:family="text"/>
    <style:style style:name="T17_288" style:family="text"/>
    <style:style style:name="T17_289" style:family="text"/>
    <style:style style:name="T17_290" style:family="text"/>
    <style:style style:name="T17_291" style:family="text"/>
    <style:style style:name="T17_292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T19_115" style:family="text"/>
    <style:style style:name="T19_116" style:family="text"/>
    <style:style style:name="T19_117" style:family="text"/>
    <style:style style:name="T19_118" style:family="text"/>
    <style:style style:name="T19_119" style:family="text"/>
    <style:style style:name="T19_120" style:family="text"/>
    <style:style style:name="T19_121" style:family="text"/>
    <style:style style:name="T19_122" style:family="text"/>
    <style:style style:name="T19_123" style:family="text"/>
    <style:style style:name="T19_124" style:family="text"/>
    <style:style style:name="T19_125" style:family="text"/>
    <style:style style:name="T19_126" style:family="text"/>
    <style:style style:name="T19_127" style:family="text"/>
    <style:style style:name="T19_128" style:family="text"/>
    <style:style style:name="T19_129" style:family="text"/>
    <style:style style:name="T19_130" style:family="text"/>
    <style:style style:name="T19_131" style:family="text"/>
    <style:style style:name="T19_132" style:family="text"/>
    <style:style style:name="T19_133" style:family="text"/>
    <style:style style:name="T19_134" style:family="text"/>
    <style:style style:name="T19_135" style:family="text"/>
    <style:style style:name="T19_136" style:family="text"/>
    <style:style style:name="T19_137" style:family="text"/>
    <style:style style:name="T19_138" style:family="text"/>
    <style:style style:name="T19_139" style:family="text"/>
    <style:style style:name="T19_140" style:family="text"/>
    <style:style style:name="T19_141" style:family="text"/>
    <style:style style:name="T19_142" style:family="text"/>
    <style:style style:name="T19_143" style:family="text"/>
    <style:style style:name="T19_144" style:family="text"/>
    <style:style style:name="T19_145" style:family="text"/>
    <style:style style:name="T19_146" style:family="text"/>
    <style:style style:name="T19_147" style:family="text"/>
    <style:style style:name="T19_148" style:family="text"/>
    <style:style style:name="T19_149" style:family="text"/>
    <style:style style:name="T19_150" style:family="text"/>
    <style:style style:name="T19_151" style:family="text"/>
    <style:style style:name="T19_152" style:family="text"/>
    <style:style style:name="T19_153" style:family="text"/>
    <style:style style:name="T19_154" style:family="text"/>
    <style:style style:name="T19_155" style:family="text"/>
    <style:style style:name="T19_156" style:family="text"/>
    <style:style style:name="T19_157" style:family="text"/>
    <style:style style:name="T19_158" style:family="text"/>
    <style:style style:name="T19_159" style:family="text"/>
    <style:style style:name="T19_160" style:family="text"/>
    <style:style style:name="T19_161" style:family="text"/>
    <style:style style:name="T19_162" style:family="text"/>
    <style:style style:name="T19_163" style:family="text"/>
    <style:style style:name="T19_164" style:family="text"/>
    <style:style style:name="T19_165" style:family="text"/>
    <style:style style:name="T19_166" style:family="text"/>
    <style:style style:name="T19_167" style:family="text"/>
    <style:style style:name="T19_168" style:family="text"/>
    <style:style style:name="T19_169" style:family="text"/>
    <style:style style:name="T19_170" style:family="text"/>
    <style:style style:name="T19_171" style:family="text"/>
    <style:style style:name="T19_172" style:family="text"/>
    <style:style style:name="T19_173" style:family="text"/>
    <style:style style:name="T19_174" style:family="text"/>
    <style:style style:name="T19_175" style:family="text"/>
    <style:style style:name="T19_176" style:family="text"/>
    <style:style style:name="T19_177" style:family="text"/>
    <style:style style:name="T19_178" style:family="text"/>
    <style:style style:name="T19_179" style:family="text"/>
    <style:style style:name="T19_180" style:family="text"/>
    <style:style style:name="T19_181" style:family="text"/>
    <style:style style:name="T19_182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T20_132" style:family="text"/>
    <style:style style:name="T20_133" style:family="text"/>
    <style:style style:name="T20_134" style:family="text"/>
    <style:style style:name="T20_135" style:family="text"/>
    <style:style style:name="T20_136" style:family="text"/>
    <style:style style:name="T20_137" style:family="text"/>
    <style:style style:name="T20_138" style:family="text"/>
    <style:style style:name="T20_139" style:family="text"/>
    <style:style style:name="T20_140" style:family="text"/>
    <style:style style:name="T20_141" style:family="text"/>
    <style:style style:name="T20_142" style:family="text"/>
    <style:style style:name="T20_143" style:family="text"/>
    <style:style style:name="T20_144" style:family="text"/>
    <style:style style:name="T20_145" style:family="text"/>
    <style:style style:name="T20_146" style:family="text"/>
    <style:style style:name="T20_147" style:family="text"/>
    <style:style style:name="T20_148" style:family="text"/>
    <style:style style:name="T20_149" style:family="text"/>
    <style:style style:name="T20_150" style:family="text"/>
    <style:style style:name="T20_151" style:family="text"/>
    <style:style style:name="T20_152" style:family="text"/>
    <style:style style:name="T20_153" style:family="text"/>
    <style:style style:name="T20_154" style:family="text"/>
    <style:style style:name="T20_155" style:family="text"/>
    <style:style style:name="T20_156" style:family="text"/>
    <style:style style:name="T20_157" style:family="text"/>
    <style:style style:name="T20_158" style:family="text"/>
    <style:style style:name="T20_159" style:family="text"/>
    <style:style style:name="T20_160" style:family="text"/>
    <style:style style:name="T20_161" style:family="text"/>
    <style:style style:name="T20_162" style:family="text"/>
    <style:style style:name="T20_163" style:family="text"/>
    <style:style style:name="T20_164" style:family="text"/>
    <style:style style:name="T20_165" style:family="text"/>
    <style:style style:name="T20_166" style:family="text"/>
    <style:style style:name="T20_167" style:family="text"/>
    <style:style style:name="T20_168" style:family="text"/>
    <style:style style:name="T20_169" style:family="text"/>
    <style:style style:name="T20_170" style:family="text"/>
    <style:style style:name="T20_171" style:family="text"/>
    <style:style style:name="T20_172" style:family="text"/>
    <style:style style:name="T20_173" style:family="text"/>
    <style:style style:name="T20_174" style:family="text"/>
    <style:style style:name="T20_175" style:family="text"/>
    <style:style style:name="T20_176" style:family="text"/>
    <style:style style:name="T20_177" style:family="text"/>
    <style:style style:name="T20_178" style:family="text"/>
    <style:style style:name="T20_179" style:family="text"/>
    <style:style style:name="T20_180" style:family="text"/>
    <style:style style:name="T20_181" style:family="text"/>
    <style:style style:name="T20_182" style:family="text"/>
    <style:style style:name="T20_183" style:family="text"/>
    <style:style style:name="T20_184" style:family="text"/>
    <style:style style:name="T20_185" style:family="text"/>
    <style:style style:name="T20_186" style:family="text"/>
    <style:style style:name="T20_187" style:family="text"/>
    <style:style style:name="T20_188" style:family="text"/>
    <style:style style:name="T20_189" style:family="text"/>
    <style:style style:name="T20_190" style:family="text"/>
    <style:style style:name="T20_191" style:family="text"/>
    <style:style style:name="T20_192" style:family="text"/>
    <style:style style:name="T20_193" style:family="text"/>
    <style:style style:name="T20_194" style:family="text"/>
    <style:style style:name="T20_195" style:family="text"/>
    <style:style style:name="T20_196" style:family="text"/>
    <style:style style:name="T20_197" style:family="text"/>
    <style:style style:name="T20_198" style:family="text"/>
    <style:style style:name="T20_199" style:family="text"/>
    <style:style style:name="T20_200" style:family="text"/>
    <style:style style:name="T20_201" style:family="text"/>
    <style:style style:name="T20_202" style:family="text"/>
    <style:style style:name="T20_203" style:family="text"/>
    <style:style style:name="T20_204" style:family="text"/>
    <style:style style:name="T20_205" style:family="text"/>
    <style:style style:name="T20_206" style:family="text"/>
    <style:style style:name="T20_207" style:family="text"/>
    <style:style style:name="T20_208" style:family="text"/>
    <style:style style:name="T20_209" style:family="text"/>
    <style:style style:name="T20_210" style:family="text"/>
    <style:style style:name="T20_211" style:family="text"/>
    <style:style style:name="T20_212" style:family="text"/>
    <style:style style:name="T20_213" style:family="text"/>
    <style:style style:name="T20_214" style:family="text"/>
    <style:style style:name="T20_215" style:family="text"/>
    <style:style style:name="T20_216" style:family="text"/>
    <style:style style:name="T20_217" style:family="text"/>
    <style:style style:name="T20_218" style:family="text"/>
    <style:style style:name="T20_219" style:family="text"/>
    <style:style style:name="T20_220" style:family="text"/>
    <style:style style:name="T20_221" style:family="text"/>
    <style:style style:name="T20_222" style:family="text"/>
    <style:style style:name="T20_223" style:family="text"/>
    <style:style style:name="T20_224" style:family="text"/>
    <style:style style:name="T20_225" style:family="text"/>
    <style:style style:name="T20_226" style:family="text"/>
    <style:style style:name="T20_227" style:family="text"/>
    <style:style style:name="T20_228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/>
    <style:style style:name="T22_110" style:family="text"/>
    <style:style style:name="T22_111" style:family="text"/>
    <style:style style:name="T22_112" style:family="text"/>
    <style:style style:name="T22_113" style:family="text"/>
    <style:style style:name="T22_114" style:family="text"/>
    <style:style style:name="T22_115" style:family="text"/>
    <style:style style:name="T22_116" style:family="text"/>
    <style:style style:name="T22_117" style:family="text"/>
    <style:style style:name="T22_118" style:family="text"/>
    <style:style style:name="T22_119" style:family="text"/>
    <style:style style:name="T22_120" style:family="text"/>
    <style:style style:name="T22_121" style:family="text"/>
    <style:style style:name="T22_122" style:family="text"/>
    <style:style style:name="T22_123" style:family="text"/>
    <style:style style:name="T22_124" style:family="text"/>
    <style:style style:name="T22_125" style:family="text"/>
    <style:style style:name="T22_126" style:family="text"/>
    <style:style style:name="T22_127" style:family="text"/>
    <style:style style:name="T22_128" style:family="text"/>
    <style:style style:name="T22_129" style:family="text"/>
    <style:style style:name="T22_130" style:family="text"/>
    <style:style style:name="T22_131" style:family="text"/>
    <style:style style:name="T22_132" style:family="text"/>
    <style:style style:name="T22_133" style:family="text"/>
    <style:style style:name="T22_134" style:family="text"/>
    <style:style style:name="T22_135" style:family="text"/>
    <style:style style:name="T22_136" style:family="text"/>
    <style:style style:name="T22_137" style:family="text"/>
    <style:style style:name="T22_138" style:family="text"/>
    <style:style style:name="T22_139" style:family="text"/>
    <style:style style:name="T22_140" style:family="text"/>
    <style:style style:name="T22_141" style:family="text"/>
    <style:style style:name="T22_142" style:family="text"/>
    <style:style style:name="T22_143" style:family="text"/>
    <style:style style:name="T22_144" style:family="text"/>
    <style:style style:name="T22_145" style:family="text"/>
    <style:style style:name="T22_146" style:family="text"/>
    <style:style style:name="T22_147" style:family="text"/>
    <style:style style:name="T22_148" style:family="text"/>
    <style:style style:name="T22_149" style:family="text"/>
    <style:style style:name="T22_150" style:family="text"/>
    <style:style style:name="T22_151" style:family="text"/>
    <style:style style:name="T22_152" style:family="text"/>
    <style:style style:name="T22_153" style:family="text"/>
    <style:style style:name="T22_154" style:family="text"/>
    <style:style style:name="T22_155" style:family="text"/>
    <style:style style:name="T22_156" style:family="text"/>
    <style:style style:name="T22_157" style:family="text"/>
    <style:style style:name="T22_158" style:family="text"/>
    <style:style style:name="T22_159" style:family="text"/>
    <style:style style:name="T22_160" style:family="text"/>
    <style:style style:name="T22_161" style:family="text"/>
    <style:style style:name="T22_162" style:family="text"/>
    <style:style style:name="T22_163" style:family="text"/>
    <style:style style:name="T22_164" style:family="text"/>
    <style:style style:name="T22_165" style:family="text"/>
    <style:style style:name="T22_166" style:family="text"/>
    <style:style style:name="T22_167" style:family="text"/>
    <style:style style:name="T22_168" style:family="text"/>
    <style:style style:name="T22_169" style:family="text"/>
    <style:style style:name="T22_170" style:family="text"/>
    <style:style style:name="T22_171" style:family="text"/>
    <style:style style:name="T22_172" style:family="text"/>
    <style:style style:name="T22_173" style:family="text"/>
    <style:style style:name="T22_174" style:family="text"/>
    <style:style style:name="T22_175" style:family="text"/>
    <style:style style:name="T22_176" style:family="text"/>
    <style:style style:name="T22_177" style:family="text"/>
    <style:style style:name="T22_178" style:family="text"/>
    <style:style style:name="T22_179" style:family="text"/>
    <style:style style:name="T22_180" style:family="text"/>
    <style:style style:name="T22_181" style:family="text"/>
    <style:style style:name="T22_182" style:family="text"/>
    <style:style style:name="T22_183" style:family="text"/>
    <style:style style:name="T22_184" style:family="text"/>
    <style:style style:name="T22_185" style:family="text"/>
    <style:style style:name="T22_186" style:family="text"/>
    <style:style style:name="T22_187" style:family="text"/>
    <style:style style:name="T22_188" style:family="text"/>
    <style:style style:name="T22_189" style:family="text"/>
    <style:style style:name="T22_190" style:family="text"/>
    <style:style style:name="T22_191" style:family="text"/>
    <style:style style:name="T22_192" style:family="text"/>
    <style:style style:name="T22_193" style:family="text"/>
    <style:style style:name="T22_194" style:family="text"/>
    <style:style style:name="T22_195" style:family="text"/>
    <style:style style:name="T22_196" style:family="text"/>
    <style:style style:name="T22_197" style:family="text"/>
    <style:style style:name="T22_198" style:family="text"/>
    <style:style style:name="T22_199" style:family="text"/>
    <style:style style:name="T22_200" style:family="text"/>
    <style:style style:name="T22_201" style:family="text"/>
    <style:style style:name="T22_202" style:family="text"/>
    <style:style style:name="T22_203" style:family="text"/>
    <style:style style:name="T22_204" style:family="text"/>
    <style:style style:name="T22_205" style:family="text"/>
    <style:style style:name="T22_206" style:family="text"/>
    <style:style style:name="T22_207" style:family="text"/>
    <style:style style:name="T22_208" style:family="text"/>
    <style:style style:name="T22_209" style:family="text"/>
    <style:style style:name="T22_210" style:family="text"/>
    <style:style style:name="T22_211" style:family="text"/>
    <style:style style:name="T22_212" style:family="text"/>
    <style:style style:name="T22_213" style:family="text"/>
    <style:style style:name="T22_214" style:family="text"/>
    <style:style style:name="T22_215" style:family="text"/>
    <style:style style:name="T22_216" style:family="text"/>
    <style:style style:name="T22_217" style:family="text"/>
    <style:style style:name="T22_218" style:family="text"/>
    <style:style style:name="T22_219" style:family="text"/>
    <style:style style:name="T22_220" style:family="text"/>
    <style:style style:name="T22_221" style:family="text"/>
    <style:style style:name="T22_222" style:family="text"/>
    <style:style style:name="T22_223" style:family="text"/>
    <style:style style:name="T22_224" style:family="text"/>
    <style:style style:name="T22_225" style:family="text"/>
    <style:style style:name="T22_226" style:family="text"/>
    <style:style style:name="T22_227" style:family="text"/>
    <style:style style:name="T22_228" style:family="text"/>
    <style:style style:name="T22_229" style:family="text"/>
    <style:style style:name="T22_230" style:family="text"/>
    <style:style style:name="T22_231" style:family="text"/>
    <style:style style:name="T22_232" style:family="text"/>
    <style:style style:name="T22_233" style:family="text"/>
    <style:style style:name="T22_234" style:family="text"/>
    <style:style style:name="T22_235" style:family="text"/>
    <style:style style:name="T22_236" style:family="text"/>
    <style:style style:name="T22_237" style:family="text"/>
    <style:style style:name="T22_238" style:family="text"/>
    <style:style style:name="T22_239" style:family="text"/>
    <style:style style:name="T22_240" style:family="text"/>
    <style:style style:name="T22_241" style:family="text"/>
    <style:style style:name="T22_242" style:family="text"/>
    <style:style style:name="T22_243" style:family="text"/>
    <style:style style:name="T22_244" style:family="text"/>
    <style:style style:name="T22_245" style:family="text"/>
    <style:style style:name="T22_246" style:family="text"/>
    <style:style style:name="T22_247" style:family="text"/>
    <style:style style:name="T22_248" style:family="text"/>
    <style:style style:name="T22_249" style:family="text"/>
    <style:style style:name="T22_250" style:family="text"/>
    <style:style style:name="T22_251" style:family="text"/>
    <style:style style:name="T22_252" style:family="text"/>
    <style:style style:name="T22_253" style:family="text"/>
    <style:style style:name="T22_254" style:family="text"/>
    <style:style style:name="T22_255" style:family="text"/>
    <style:style style:name="T22_256" style:family="text"/>
    <style:style style:name="T22_257" style:family="text"/>
    <style:style style:name="T22_258" style:family="text"/>
    <style:style style:name="T22_259" style:family="text"/>
    <style:style style:name="T22_260" style:family="text"/>
    <style:style style:name="T22_261" style:family="text"/>
    <style:style style:name="T22_262" style:family="text"/>
    <style:style style:name="T22_263" style:family="text"/>
    <style:style style:name="T22_264" style:family="text"/>
    <style:style style:name="T22_265" style:family="text"/>
    <style:style style:name="T22_266" style:family="text"/>
    <style:style style:name="T22_267" style:family="text"/>
    <style:style style:name="T22_268" style:family="text"/>
    <style:style style:name="T22_269" style:family="text"/>
    <style:style style:name="T22_270" style:family="text"/>
    <style:style style:name="T22_271" style:family="text"/>
    <style:style style:name="T22_272" style:family="text"/>
    <style:style style:name="T22_273" style:family="text"/>
    <style:style style:name="T22_274" style:family="text"/>
    <style:style style:name="T22_275" style:family="text"/>
    <style:style style:name="T22_276" style:family="text"/>
    <style:style style:name="T22_277" style:family="text"/>
    <style:style style:name="T22_278" style:family="text"/>
    <style:style style:name="T22_279" style:family="text"/>
    <style:style style:name="T22_280" style:family="text"/>
    <style:style style:name="T22_281" style:family="text"/>
    <style:style style:name="T22_282" style:family="text"/>
    <style:style style:name="T22_283" style:family="text"/>
    <style:style style:name="T22_284" style:family="text"/>
    <style:style style:name="T22_285" style:family="text"/>
    <style:style style:name="T22_286" style:family="text"/>
    <style:style style:name="T22_287" style:family="text"/>
    <style:style style:name="T22_288" style:family="text"/>
    <style:style style:name="T22_289" style:family="text"/>
    <style:style style:name="T22_290" style:family="text"/>
    <style:style style:name="T22_291" style:family="text"/>
    <style:style style:name="T22_292" style:family="text"/>
    <style:style style:name="T22_293" style:family="text"/>
    <style:style style:name="T22_294" style:family="text"/>
    <style:style style:name="T22_295" style:family="text"/>
    <style:style style:name="T22_296" style:family="text"/>
    <style:style style:name="T22_297" style:family="text"/>
    <style:style style:name="T22_298" style:family="text"/>
    <style:style style:name="T22_299" style:family="text"/>
    <style:style style:name="T22_300" style:family="text"/>
    <style:style style:name="T22_301" style:family="text"/>
    <style:style style:name="T22_302" style:family="text"/>
    <style:style style:name="T22_303" style:family="text"/>
    <style:style style:name="T22_304" style:family="text"/>
    <style:style style:name="T22_305" style:family="text"/>
    <style:style style:name="T22_306" style:family="text"/>
    <style:style style:name="T22_307" style:family="text"/>
    <style:style style:name="T22_308" style:family="text"/>
    <style:style style:name="T22_309" style:family="text"/>
    <style:style style:name="T22_310" style:family="text"/>
    <style:style style:name="T22_311" style:family="text"/>
    <style:style style:name="T22_312" style:family="text"/>
    <style:style style:name="T22_313" style:family="text"/>
    <style:style style:name="T22_314" style:family="text"/>
    <style:style style:name="T22_315" style:family="text"/>
    <style:style style:name="T22_316" style:family="text"/>
    <style:style style:name="T22_317" style:family="text"/>
    <style:style style:name="T22_318" style:family="text"/>
    <style:style style:name="T22_319" style:family="text"/>
    <style:style style:name="T22_320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T23_111" style:family="text"/>
    <style:style style:name="T23_112" style:family="text"/>
    <style:style style:name="T23_113" style:family="text"/>
    <style:style style:name="T23_114" style:family="text"/>
    <style:style style:name="T23_115" style:family="text"/>
    <style:style style:name="T23_116" style:family="text"/>
    <style:style style:name="T23_117" style:family="text"/>
    <style:style style:name="T23_118" style:family="text"/>
    <style:style style:name="T23_119" style:family="text"/>
    <style:style style:name="T23_120" style:family="text"/>
    <style:style style:name="T23_121" style:family="text"/>
    <style:style style:name="T23_122" style:family="text"/>
    <style:style style:name="T23_123" style:family="text"/>
    <style:style style:name="T23_124" style:family="text"/>
    <style:style style:name="T23_125" style:family="text"/>
    <style:style style:name="T23_126" style:family="text"/>
    <style:style style:name="T23_127" style:family="text"/>
    <style:style style:name="T23_128" style:family="text"/>
    <style:style style:name="T23_129" style:family="text"/>
    <style:style style:name="T23_130" style:family="text"/>
    <style:style style:name="T23_131" style:family="text"/>
    <style:style style:name="T23_132" style:family="text"/>
    <style:style style:name="T23_133" style:family="text"/>
    <style:style style:name="T23_134" style:family="text"/>
    <style:style style:name="T23_135" style:family="text"/>
    <style:style style:name="T23_136" style:family="text"/>
    <style:style style:name="T23_137" style:family="text"/>
    <style:style style:name="T23_138" style:family="text"/>
    <style:style style:name="T23_139" style:family="text"/>
    <style:style style:name="T23_140" style:family="text"/>
    <style:style style:name="T23_141" style:family="text"/>
    <style:style style:name="T23_142" style:family="text"/>
    <style:style style:name="T23_143" style:family="text"/>
    <style:style style:name="T23_144" style:family="text"/>
    <style:style style:name="T23_145" style:family="text"/>
    <style:style style:name="T23_146" style:family="text"/>
    <style:style style:name="T23_147" style:family="text"/>
    <style:style style:name="T23_148" style:family="text"/>
    <style:style style:name="T23_149" style:family="text"/>
    <style:style style:name="T23_150" style:family="text"/>
    <style:style style:name="T23_151" style:family="text"/>
    <style:style style:name="T23_152" style:family="text"/>
    <style:style style:name="T23_153" style:family="text"/>
    <style:style style:name="T23_154" style:family="text"/>
    <style:style style:name="T23_155" style:family="text"/>
    <style:style style:name="T23_156" style:family="text"/>
    <style:style style:name="T23_157" style:family="text"/>
    <style:style style:name="T23_158" style:family="text"/>
    <style:style style:name="T23_159" style:family="text"/>
    <style:style style:name="T23_160" style:family="text"/>
    <style:style style:name="T23_161" style:family="text"/>
    <style:style style:name="T23_162" style:family="text"/>
    <style:style style:name="T23_163" style:family="text"/>
    <style:style style:name="T23_164" style:family="text"/>
    <style:style style:name="T23_165" style:family="text"/>
    <style:style style:name="T23_166" style:family="text"/>
    <style:style style:name="T23_167" style:family="text"/>
    <style:style style:name="T23_168" style:family="text"/>
    <style:style style:name="T23_169" style:family="text"/>
    <style:style style:name="T23_170" style:family="text"/>
    <style:style style:name="T23_171" style:family="text"/>
    <style:style style:name="T23_172" style:family="text"/>
    <style:style style:name="T23_173" style:family="text"/>
    <style:style style:name="T23_174" style:family="text"/>
    <style:style style:name="T23_175" style:family="text"/>
    <style:style style:name="T23_176" style:family="text"/>
    <style:style style:name="T23_177" style:family="text"/>
    <style:style style:name="T23_178" style:family="text"/>
    <style:style style:name="T23_179" style:family="text"/>
    <style:style style:name="T23_180" style:family="text"/>
    <style:style style:name="T23_181" style:family="text"/>
    <style:style style:name="T23_182" style:family="text"/>
    <style:style style:name="T23_183" style:family="text"/>
    <style:style style:name="T23_184" style:family="text"/>
    <style:style style:name="T23_185" style:family="text"/>
    <style:style style:name="T23_186" style:family="text"/>
    <style:style style:name="T23_187" style:family="text"/>
    <style:style style:name="T23_188" style:family="text"/>
    <style:style style:name="T23_189" style:family="text"/>
    <style:style style:name="T23_190" style:family="text"/>
    <style:style style:name="T23_191" style:family="text"/>
    <style:style style:name="T23_192" style:family="text"/>
    <style:style style:name="T23_193" style:family="text"/>
    <style:style style:name="T23_194" style:family="text"/>
    <style:style style:name="T23_195" style:family="text"/>
    <style:style style:name="T23_196" style:family="text"/>
    <style:style style:name="T23_197" style:family="text"/>
    <style:style style:name="T23_198" style:family="text"/>
    <style:style style:name="T23_199" style:family="text"/>
    <style:style style:name="T23_200" style:family="text"/>
    <style:style style:name="T23_201" style:family="text"/>
    <style:style style:name="T23_202" style:family="text"/>
    <style:style style:name="T23_203" style:family="text"/>
    <style:style style:name="T23_204" style:family="text"/>
    <style:style style:name="T23_205" style:family="text"/>
    <style:style style:name="T23_206" style:family="text"/>
    <style:style style:name="T23_207" style:family="text"/>
    <style:style style:name="T23_208" style:family="text"/>
    <style:style style:name="T23_209" style:family="text"/>
    <style:style style:name="T23_210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T24_111" style:family="text"/>
    <style:style style:name="T24_112" style:family="text"/>
    <style:style style:name="T24_113" style:family="text"/>
    <style:style style:name="T24_114" style:family="text"/>
    <style:style style:name="T24_115" style:family="text"/>
    <style:style style:name="T24_116" style:family="text"/>
    <style:style style:name="T24_117" style:family="text"/>
    <style:style style:name="T24_118" style:family="text"/>
    <style:style style:name="T24_119" style:family="text"/>
    <style:style style:name="T24_120" style:family="text"/>
    <style:style style:name="T24_121" style:family="text"/>
    <style:style style:name="T24_122" style:family="text"/>
    <style:style style:name="T24_123" style:family="text"/>
    <style:style style:name="T24_124" style:family="text"/>
    <style:style style:name="T24_125" style:family="text"/>
    <style:style style:name="T24_126" style:family="text"/>
    <style:style style:name="T24_127" style:family="text"/>
    <style:style style:name="T24_128" style:family="text"/>
    <style:style style:name="T24_129" style:family="text"/>
    <style:style style:name="T24_130" style:family="text"/>
    <style:style style:name="T24_131" style:family="text"/>
    <style:style style:name="T24_132" style:family="text"/>
    <style:style style:name="T24_133" style:family="text"/>
    <style:style style:name="T24_134" style:family="text"/>
    <style:style style:name="T24_135" style:family="text"/>
    <style:style style:name="T24_136" style:family="text"/>
    <style:style style:name="T24_137" style:family="text"/>
    <style:style style:name="T24_138" style:family="text"/>
    <style:style style:name="T24_139" style:family="text"/>
    <style:style style:name="T24_140" style:family="text"/>
    <style:style style:name="T24_141" style:family="text"/>
    <style:style style:name="T24_142" style:family="text"/>
    <style:style style:name="T24_143" style:family="text"/>
    <style:style style:name="T24_144" style:family="text"/>
    <style:style style:name="T24_145" style:family="text"/>
    <style:style style:name="T24_146" style:family="text"/>
    <style:style style:name="T24_147" style:family="text"/>
    <style:style style:name="T24_148" style:family="text"/>
    <style:style style:name="T24_149" style:family="text"/>
    <style:style style:name="T24_150" style:family="text"/>
    <style:style style:name="T24_151" style:family="text"/>
    <style:style style:name="T24_152" style:family="text"/>
    <style:style style:name="T24_153" style:family="text"/>
    <style:style style:name="T24_154" style:family="text"/>
    <style:style style:name="T24_155" style:family="text"/>
    <style:style style:name="T24_156" style:family="text"/>
    <style:style style:name="T24_157" style:family="text"/>
    <style:style style:name="T24_158" style:family="text"/>
    <style:style style:name="T24_159" style:family="text"/>
    <style:style style:name="T24_160" style:family="text"/>
    <style:style style:name="T24_161" style:family="text"/>
    <style:style style:name="T24_162" style:family="text"/>
    <style:style style:name="T24_163" style:family="text"/>
    <style:style style:name="T24_164" style:family="text"/>
    <style:style style:name="T24_165" style:family="text"/>
    <style:style style:name="T24_166" style:family="text"/>
    <style:style style:name="T24_167" style:family="text"/>
    <style:style style:name="T24_168" style:family="text"/>
    <style:style style:name="T24_169" style:family="text"/>
    <style:style style:name="T24_170" style:family="text"/>
    <style:style style:name="T24_171" style:family="text"/>
    <style:style style:name="T24_172" style:family="text"/>
    <style:style style:name="T24_173" style:family="text"/>
    <style:style style:name="T24_174" style:family="text"/>
    <style:style style:name="T24_175" style:family="text"/>
    <style:style style:name="T24_176" style:family="text"/>
    <style:style style:name="T24_177" style:family="text"/>
    <style:style style:name="T24_178" style:family="text"/>
    <style:style style:name="T24_179" style:family="text"/>
    <style:style style:name="T24_180" style:family="text"/>
    <style:style style:name="T24_181" style:family="text"/>
    <style:style style:name="T24_182" style:family="text"/>
    <style:style style:name="T24_183" style:family="text"/>
    <style:style style:name="T24_184" style:family="text"/>
    <style:style style:name="T24_185" style:family="text"/>
    <style:style style:name="T24_186" style:family="text"/>
    <style:style style:name="T24_187" style:family="text"/>
    <style:style style:name="T24_188" style:family="text"/>
    <style:style style:name="T24_189" style:family="text"/>
    <style:style style:name="T24_190" style:family="text"/>
    <style:style style:name="T24_191" style:family="text"/>
    <style:style style:name="T24_192" style:family="text"/>
    <style:style style:name="T24_193" style:family="text"/>
    <style:style style:name="T24_194" style:family="text"/>
    <style:style style:name="T24_195" style:family="text"/>
    <style:style style:name="T24_196" style:family="text"/>
    <style:style style:name="T24_197" style:family="text"/>
    <style:style style:name="T24_198" style:family="text"/>
    <style:style style:name="T24_199" style:family="text"/>
    <style:style style:name="T24_200" style:family="text"/>
    <style:style style:name="T24_201" style:family="text"/>
    <style:style style:name="T24_202" style:family="text"/>
    <style:style style:name="T24_203" style:family="text"/>
    <style:style style:name="T24_204" style:family="text"/>
    <style:style style:name="T24_205" style:family="text"/>
    <style:style style:name="T24_206" style:family="text"/>
    <style:style style:name="T24_207" style:family="text"/>
    <style:style style:name="T24_208" style:family="text"/>
    <style:style style:name="T24_209" style:family="text"/>
    <style:style style:name="T24_210" style:family="text"/>
    <style:style style:name="T24_211" style:family="text"/>
    <style:style style:name="T24_212" style:family="text"/>
    <style:style style:name="T24_213" style:family="text"/>
    <style:style style:name="T24_214" style:family="text"/>
    <style:style style:name="T24_215" style:family="text"/>
    <style:style style:name="T24_216" style:family="text"/>
    <style:style style:name="T24_217" style:family="text"/>
    <style:style style:name="T24_218" style:family="text"/>
    <style:style style:name="T24_219" style:family="text"/>
    <style:style style:name="T24_220" style:family="text"/>
    <style:style style:name="T24_221" style:family="text"/>
    <style:style style:name="T24_222" style:family="text"/>
    <style:style style:name="T24_223" style:family="text"/>
    <style:style style:name="T24_224" style:family="text"/>
    <style:style style:name="T24_225" style:family="text"/>
    <style:style style:name="T24_226" style:family="text"/>
    <style:style style:name="T24_227" style:family="text"/>
    <style:style style:name="T24_228" style:family="text"/>
    <style:style style:name="T24_229" style:family="text"/>
    <style:style style:name="T24_230" style:family="text"/>
    <style:style style:name="T24_231" style:family="text"/>
    <style:style style:name="T24_232" style:family="text"/>
    <style:style style:name="T24_233" style:family="text"/>
    <style:style style:name="T24_234" style:family="text"/>
    <style:style style:name="T24_235" style:family="text"/>
    <style:style style:name="T24_236" style:family="text"/>
    <style:style style:name="T24_237" style:family="text"/>
    <style:style style:name="T24_238" style:family="text"/>
    <style:style style:name="T24_239" style:family="text"/>
    <style:style style:name="T24_240" style:family="text"/>
    <style:style style:name="T24_241" style:family="text"/>
    <style:style style:name="T24_242" style:family="text"/>
    <style:style style:name="T24_243" style:family="text"/>
    <style:style style:name="T24_244" style:family="text"/>
    <style:style style:name="T24_245" style:family="text"/>
    <style:style style:name="T24_246" style:family="text"/>
    <style:style style:name="T24_247" style:family="text"/>
    <style:style style:name="T24_248" style:family="text"/>
    <style:style style:name="T24_249" style:family="text"/>
    <style:style style:name="T24_250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T26_111" style:family="text"/>
    <style:style style:name="T26_112" style:family="text"/>
    <style:style style:name="T26_113" style:family="text"/>
    <style:style style:name="T26_114" style:family="text"/>
    <style:style style:name="T26_115" style:family="text"/>
    <style:style style:name="T26_116" style:family="text"/>
    <style:style style:name="T26_117" style:family="text"/>
    <style:style style:name="T26_118" style:family="text"/>
    <style:style style:name="T26_119" style:family="text"/>
    <style:style style:name="T26_120" style:family="text"/>
    <style:style style:name="T26_121" style:family="text"/>
    <style:style style:name="T26_122" style:family="text"/>
    <style:style style:name="T26_123" style:family="text"/>
    <style:style style:name="T26_124" style:family="text"/>
    <style:style style:name="T26_125" style:family="text"/>
    <style:style style:name="T26_126" style:family="text"/>
    <style:style style:name="T26_127" style:family="text"/>
    <style:style style:name="T26_128" style:family="text"/>
    <style:style style:name="T26_129" style:family="text"/>
    <style:style style:name="T26_130" style:family="text"/>
    <style:style style:name="T26_131" style:family="text"/>
    <style:style style:name="T26_132" style:family="text"/>
    <style:style style:name="T26_133" style:family="text"/>
    <style:style style:name="T26_134" style:family="text"/>
    <style:style style:name="T26_135" style:family="text"/>
    <style:style style:name="T26_136" style:family="text"/>
    <style:style style:name="T26_137" style:family="text"/>
    <style:style style:name="T26_138" style:family="text"/>
    <style:style style:name="T26_139" style:family="text"/>
    <style:style style:name="T26_140" style:family="text"/>
    <style:style style:name="T26_141" style:family="text"/>
    <style:style style:name="T26_142" style:family="text"/>
    <style:style style:name="T26_143" style:family="text"/>
    <style:style style:name="T26_144" style:family="text"/>
    <style:style style:name="T26_145" style:family="text"/>
    <style:style style:name="T26_146" style:family="text"/>
    <style:style style:name="T26_147" style:family="text"/>
    <style:style style:name="T26_148" style:family="text"/>
    <style:style style:name="T26_149" style:family="text"/>
    <style:style style:name="T26_150" style:family="text">
      <style:text-properties fo:color="#ff0000"/>
    </style:style>
    <style:style style:name="T26_151" style:family="text"/>
    <style:style style:name="T26_152" style:family="text"/>
    <style:style style:name="T26_153" style:family="text"/>
    <style:style style:name="T26_154" style:family="text"/>
    <style:style style:name="T26_155" style:family="text"/>
    <style:style style:name="T26_156" style:family="text"/>
    <style:style style:name="T26_157" style:family="text"/>
    <style:style style:name="T26_158" style:family="text"/>
    <style:style style:name="T26_159" style:family="text"/>
    <style:style style:name="T26_160" style:family="text"/>
    <style:style style:name="T26_161" style:family="text"/>
    <style:style style:name="T26_162" style:family="text"/>
    <style:style style:name="T26_163" style:family="text"/>
    <style:style style:name="T26_164" style:family="text"/>
    <style:style style:name="T26_165" style:family="text"/>
    <style:style style:name="T26_166" style:family="text"/>
    <style:style style:name="T26_167" style:family="text"/>
    <style:style style:name="T26_168" style:family="text"/>
    <style:style style:name="T26_169" style:family="text"/>
    <style:style style:name="T26_170" style:family="text"/>
    <style:style style:name="T26_171" style:family="text"/>
    <style:style style:name="T26_172" style:family="text"/>
    <style:style style:name="T26_173" style:family="text"/>
    <style:style style:name="T26_174" style:family="text"/>
    <style:style style:name="T26_175" style:family="text"/>
    <style:style style:name="T26_176" style:family="text"/>
    <style:style style:name="T26_177" style:family="text"/>
    <style:style style:name="T26_178" style:family="text"/>
    <style:style style:name="T26_179" style:family="text"/>
    <style:style style:name="T26_180" style:family="text"/>
    <style:style style:name="T26_181" style:family="text"/>
    <style:style style:name="T26_182" style:family="text"/>
    <style:style style:name="T26_183" style:family="text"/>
    <style:style style:name="T26_184" style:family="text"/>
    <style:style style:name="T26_185" style:family="text"/>
    <style:style style:name="T26_186" style:family="text"/>
    <style:style style:name="T26_187" style:family="text"/>
    <style:style style:name="T26_188" style:family="text"/>
    <style:style style:name="T26_189" style:family="text"/>
    <style:style style:name="T26_190" style:family="text"/>
    <style:style style:name="T26_191" style:family="text"/>
    <style:style style:name="T26_192" style:family="text"/>
    <style:style style:name="T26_193" style:family="text"/>
    <style:style style:name="T26_194" style:family="text"/>
    <style:style style:name="T26_195" style:family="text"/>
    <style:style style:name="T26_196" style:family="text"/>
    <style:style style:name="T26_197" style:family="text"/>
    <style:style style:name="T26_198" style:family="text"/>
    <style:style style:name="T26_199" style:family="text"/>
    <style:style style:name="T26_200" style:family="text"/>
    <style:style style:name="T26_201" style:family="text"/>
    <style:style style:name="T26_202" style:family="text"/>
    <style:style style:name="T26_203" style:family="text"/>
    <style:style style:name="T26_204" style:family="text"/>
    <style:style style:name="T26_205" style:family="text"/>
    <style:style style:name="T26_206" style:family="text"/>
    <style:style style:name="T26_207" style:family="text"/>
    <style:style style:name="T26_208" style:family="text"/>
    <style:style style:name="T26_209" style:family="text"/>
    <style:style style:name="T26_210" style:family="text"/>
    <style:style style:name="T26_211" style:family="text"/>
    <style:style style:name="T26_212" style:family="text"/>
    <style:style style:name="T26_213" style:family="text"/>
    <style:style style:name="T26_214" style:family="text"/>
    <style:style style:name="T26_215" style:family="text"/>
    <style:style style:name="T26_216" style:family="text"/>
    <style:style style:name="T26_217" style:family="text"/>
    <style:style style:name="T26_218" style:family="text"/>
    <style:style style:name="T26_219" style:family="text"/>
    <style:style style:name="T26_220" style:family="text"/>
    <style:style style:name="T26_221" style:family="text"/>
    <style:style style:name="T26_222" style:family="text"/>
    <style:style style:name="T26_223" style:family="text"/>
    <style:style style:name="T26_224" style:family="text"/>
    <style:style style:name="T26_225" style:family="text"/>
    <style:style style:name="T26_226" style:family="text"/>
    <style:style style:name="T26_227" style:family="text"/>
    <style:style style:name="T26_228" style:family="text"/>
    <style:style style:name="T26_229" style:family="text"/>
    <style:style style:name="T26_230" style:family="text"/>
    <style:style style:name="T26_231" style:family="text"/>
    <style:style style:name="T26_232" style:family="text"/>
    <style:style style:name="T26_233" style:family="text"/>
    <style:style style:name="T26_234" style:family="text"/>
    <style:style style:name="T26_235" style:family="text"/>
    <style:style style:name="T26_236" style:family="text"/>
    <style:style style:name="T26_237" style:family="text"/>
    <style:style style:name="T26_238" style:family="text"/>
    <style:style style:name="T26_239" style:family="text"/>
    <style:style style:name="T26_240" style:family="text"/>
    <style:style style:name="T26_241" style:family="text"/>
    <style:style style:name="T26_242" style:family="text"/>
    <style:style style:name="T26_243" style:family="text"/>
    <style:style style:name="T26_244" style:family="text"/>
    <style:style style:name="T26_245" style:family="text"/>
    <style:style style:name="T26_246" style:family="text"/>
    <style:style style:name="T26_247" style:family="text"/>
    <style:style style:name="T26_248" style:family="text"/>
    <style:style style:name="T26_249" style:family="text"/>
    <style:style style:name="T26_250" style:family="text"/>
    <style:style style:name="T26_251" style:family="text"/>
    <style:style style:name="T26_252" style:family="text"/>
    <style:style style:name="T26_253" style:family="text"/>
    <style:style style:name="T26_254" style:family="text"/>
    <style:style style:name="T26_255" style:family="text"/>
    <style:style style:name="T26_256" style:family="text"/>
    <style:style style:name="T26_257" style:family="text"/>
    <style:style style:name="T26_258" style:family="text"/>
    <style:style style:name="T26_259" style:family="text"/>
    <style:style style:name="T26_260" style:family="text"/>
    <style:style style:name="T26_261" style:family="text"/>
    <style:style style:name="T26_262" style:family="text"/>
    <style:style style:name="T26_263" style:family="text"/>
    <style:style style:name="T26_264" style:family="text"/>
    <style:style style:name="T26_265" style:family="text"/>
    <style:style style:name="T26_266" style:family="text"/>
    <style:style style:name="T26_267" style:family="text"/>
    <style:style style:name="T26_268" style:family="text"/>
    <style:style style:name="T26_269" style:family="text"/>
    <style:style style:name="T26_270" style:family="text"/>
    <style:style style:name="T26_271" style:family="text"/>
    <style:style style:name="T26_272" style:family="text"/>
    <style:style style:name="T26_273" style:family="text"/>
    <style:style style:name="T26_274" style:family="text"/>
    <style:style style:name="T26_275" style:family="text"/>
    <style:style style:name="T26_276" style:family="text"/>
    <style:style style:name="T26_277" style:family="text"/>
    <style:style style:name="T26_278" style:family="text"/>
    <style:style style:name="T26_279" style:family="text"/>
    <style:style style:name="T26_280" style:family="text"/>
    <style:style style:name="T26_281" style:family="text"/>
    <style:style style:name="T26_282" style:family="text"/>
    <style:style style:name="T26_283" style:family="text"/>
    <style:style style:name="T26_284" style:family="text"/>
    <style:style style:name="T26_285" style:family="text"/>
    <style:style style:name="T26_286" style:family="text"/>
    <style:style style:name="T26_287" style:family="text"/>
    <style:style style:name="T26_288" style:family="text"/>
    <style:style style:name="T26_289" style:family="text"/>
    <style:style style:name="T26_290" style:family="text"/>
    <style:style style:name="T26_291" style:family="text"/>
    <style:style style:name="T26_292" style:family="text"/>
    <style:style style:name="T26_293" style:family="text"/>
    <style:style style:name="T26_294" style:family="text"/>
    <style:style style:name="T26_295" style:family="text"/>
    <style:style style:name="T26_296" style:family="text"/>
    <style:style style:name="T26_297" style:family="text"/>
    <style:style style:name="T26_298" style:family="text"/>
    <style:style style:name="T26_299" style:family="text"/>
    <style:style style:name="T26_300" style:family="text"/>
    <style:style style:name="T26_301" style:family="text"/>
    <style:style style:name="T26_302" style:family="text"/>
    <style:style style:name="T26_303" style:family="text"/>
    <style:style style:name="T26_304" style:family="text"/>
    <style:style style:name="T26_305" style:family="text"/>
    <style:style style:name="T26_306" style:family="text"/>
    <style:style style:name="T26_307" style:family="text"/>
    <style:style style:name="T26_308" style:family="text"/>
    <style:style style:name="T26_309" style:family="text"/>
    <style:style style:name="T26_310" style:family="text"/>
    <style:style style:name="T26_311" style:family="text"/>
    <style:style style:name="T26_312" style:family="text"/>
    <style:style style:name="T26_313" style:family="text"/>
    <style:style style:name="T26_314" style:family="text"/>
    <style:style style:name="T26_315" style:family="text"/>
    <style:style style:name="T26_316" style:family="text"/>
    <style:style style:name="T26_317" style:family="text"/>
    <style:style style:name="T26_318" style:family="text"/>
    <style:style style:name="T26_319" style:family="text"/>
    <style:style style:name="T26_320" style:family="text"/>
    <style:style style:name="T26_321" style:family="text"/>
    <style:style style:name="T26_322" style:family="text"/>
    <style:style style:name="T26_323" style:family="text"/>
    <style:style style:name="T26_324" style:family="text"/>
    <style:style style:name="T26_325" style:family="text"/>
    <style:style style:name="T26_326" style:family="text"/>
    <style:style style:name="T26_327" style:family="text"/>
    <style:style style:name="T26_328" style:family="text"/>
    <style:style style:name="T26_329" style:family="text"/>
    <style:style style:name="T26_330" style:family="text"/>
    <style:style style:name="T26_331" style:family="text"/>
    <style:style style:name="T26_332" style:family="text"/>
    <style:style style:name="T26_333" style:family="text"/>
    <style:style style:name="T26_334" style:family="text"/>
    <style:style style:name="T26_335" style:family="text"/>
    <style:style style:name="T26_336" style:family="text"/>
    <style:style style:name="T26_337" style:family="text"/>
    <style:style style:name="T26_338" style:family="text"/>
    <style:style style:name="T26_339" style:family="text"/>
    <style:style style:name="T26_340" style:family="text"/>
    <style:style style:name="T26_341" style:family="text"/>
    <style:style style:name="T26_342" style:family="text"/>
    <style:style style:name="T26_343" style:family="text"/>
    <style:style style:name="T26_344" style:family="text"/>
    <style:style style:name="T26_345" style:family="text"/>
    <style:style style:name="T26_346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>
      <style:text-properties fo:color="#1155cc" style:text-underline-style="solid" style:text-underline-color="font-color"/>
    </style:style>
    <style:style style:name="T28_5" style:family="text"/>
    <style:style style:name="T28_6" style:family="text">
      <style:text-properties fo:color="#1155cc" style:text-underline-style="solid" style:text-underline-color="font-color"/>
    </style:style>
    <style:style style:name="T28_7" style:family="text"/>
    <style:style style:name="T28_8" style:family="text">
      <style:text-properties fo:color="#1155cc" style:text-underline-style="solid" style:text-underline-color="font-color"/>
    </style:style>
    <style:style style:name="T28_9" style:family="text"/>
    <style:style style:name="T28_10" style:family="text">
      <style:text-properties fo:color="#1155cc" style:text-underline-style="solid" style:text-underline-color="font-color"/>
    </style:style>
    <style:style style:name="T28_11" style:family="text"/>
    <style:style style:name="T28_12" style:family="text">
      <style:text-properties fo:color="#1155cc" style:text-underline-style="solid" style:text-underline-color="font-color"/>
    </style:style>
    <style:style style:name="T28_13" style:family="text"/>
    <style:style style:name="T28_14" style:family="text">
      <style:text-properties fo:color="#1155cc" style:text-underline-style="solid" style:text-underline-color="font-color"/>
    </style:style>
    <style:style style:name="T28_15" style:family="text"/>
    <style:style style:name="T28_16" style:family="text">
      <style:text-properties fo:color="#1155cc" style:text-underline-style="solid" style:text-underline-color="font-color"/>
    </style:style>
    <style:style style:name="T28_17" style:family="text"/>
    <style:style style:name="T28_18" style:family="text">
      <style:text-properties fo:color="#1155cc" style:text-underline-style="solid" style:text-underline-color="font-color"/>
    </style:style>
    <style:style style:name="T28_19" style:family="text"/>
    <style:style style:name="T28_20" style:family="text">
      <style:text-properties fo:color="#1155cc" style:text-underline-style="solid" style:text-underline-color="font-color"/>
    </style:style>
    <style:style style:name="T28_21" style:family="text"/>
    <style:style style:name="T28_22" style:family="text">
      <style:text-properties fo:color="#1155cc" style:text-underline-style="solid" style:text-underline-color="font-color"/>
    </style:style>
    <style:style style:name="T28_23" style:family="text"/>
    <style:style style:name="T28_24" style:family="text">
      <style:text-properties fo:color="#1155cc" style:text-underline-style="solid" style:text-underline-color="font-color"/>
    </style:style>
    <style:style style:name="T28_25" style:family="text"/>
    <style:style style:name="T28_26" style:family="text">
      <style:text-properties fo:color="#1155cc" style:text-underline-style="solid" style:text-underline-color="font-color"/>
    </style:style>
    <style:style style:name="T28_27" style:family="text"/>
    <style:style style:name="T28_28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>
      <style:text-properties fo:color="#1155cc" style:text-underline-style="solid" style:text-underline-color="font-color"/>
    </style:style>
    <style:style style:name="T29_5" style:family="text"/>
    <style:style style:name="T29_6" style:family="text">
      <style:text-properties fo:color="#1155cc" style:text-underline-style="solid" style:text-underline-color="font-color"/>
    </style:style>
    <style:style style:name="T29_7" style:family="text"/>
    <style:style style:name="T29_8" style:family="text">
      <style:text-properties fo:color="#1155cc" style:text-underline-style="solid" style:text-underline-color="font-color"/>
    </style:style>
    <style:style style:name="T29_9" style:family="text"/>
    <style:style style:name="T29_10" style:family="text">
      <style:text-properties fo:color="#1155cc" style:text-underline-style="solid" style:text-underline-color="font-color"/>
    </style:style>
    <style:style style:name="T29_11" style:family="text"/>
    <style:style style:name="T29_12" style:family="text">
      <style:text-properties fo:color="#1155cc" style:text-underline-style="solid" style:text-underline-color="font-color"/>
    </style:style>
    <style:style style:name="T29_13" style:family="text"/>
    <style:style style:name="T29_14" style:family="text">
      <style:text-properties fo:color="#1155cc" style:text-underline-style="solid" style:text-underline-color="font-color"/>
    </style:style>
    <style:style style:name="T29_15" style:family="text"/>
    <style:style style:name="T29_16" style:family="text">
      <style:text-properties fo:color="#1155cc" style:text-underline-style="solid" style:text-underline-color="font-color"/>
    </style:style>
    <style:style style:name="T29_17" style:family="text"/>
    <style:style style:name="T29_18" style:family="text">
      <style:text-properties fo:color="#1155cc" style:text-underline-style="solid" style:text-underline-color="font-color"/>
    </style:style>
    <style:style style:name="T29_19" style:family="text"/>
    <style:style style:name="T29_20" style:family="text">
      <style:text-properties fo:color="#1155cc" style:text-underline-style="solid" style:text-underline-color="font-color"/>
    </style:style>
    <style:style style:name="T29_21" style:family="text"/>
    <style:style style:name="T29_22" style:family="text">
      <style:text-properties fo:color="#1155cc" style:text-underline-style="solid" style:text-underline-color="font-color"/>
    </style:style>
    <style:style style:name="T29_23" style:family="text"/>
    <style:style style:name="T29_24" style:family="text">
      <style:text-properties fo:color="#1155cc" style:text-underline-style="solid" style:text-underline-color="font-color"/>
    </style:style>
    <style:style style:name="T29_25" style:family="text"/>
    <style:style style:name="T29_26" style:family="text">
      <style:text-properties fo:color="#1155cc" style:text-underline-style="solid" style:text-underline-color="font-color"/>
    </style:style>
    <style:style style:name="T29_27" style:family="text"/>
    <style:style style:name="T29_28" style:family="text">
      <style:text-properties fo:color="#1155cc" style:text-underline-style="solid" style:text-underline-color="font-color"/>
    </style:style>
    <style:style style:name="T29_29" style:family="text"/>
    <style:style style:name="T29_30" style:family="text">
      <style:text-properties fo:color="#1155cc" style:text-underline-style="solid" style:text-underline-color="font-color"/>
    </style:style>
    <style:style style:name="T29_31" style:family="text"/>
    <style:style style:name="T29_32" style:family="text">
      <style:text-properties fo:color="#1155cc" style:text-underline-style="solid" style:text-underline-color="font-color"/>
    </style:style>
    <style:style style:name="T29_33" style:family="text"/>
    <style:style style:name="T29_34" style:family="text">
      <style:text-properties fo:color="#1155cc" style:text-underline-style="solid" style:text-underline-color="font-color"/>
    </style:style>
    <style:style style:name="T29_35" style:family="text"/>
    <style:style style:name="T29_36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>
      <style:text-properties fo:color="#1155cc" style:text-underline-style="solid" style:text-underline-color="font-color"/>
    </style:style>
    <style:style style:name="T32_5" style:family="text"/>
    <style:style style:name="T32_6" style:family="text">
      <style:text-properties fo:color="#1155cc" style:text-underline-style="solid" style:text-underline-color="font-color"/>
    </style:style>
    <style:style style:name="T32_7" style:family="text"/>
    <style:style style:name="T32_8" style:family="text">
      <style:text-properties fo:color="#1155cc" style:text-underline-style="solid" style:text-underline-color="font-color"/>
    </style:style>
    <style:style style:name="T32_9" style:family="text"/>
    <style:style style:name="T32_10" style:family="text">
      <style:text-properties fo:color="#1155cc" style:text-underline-style="solid" style:text-underline-color="font-color"/>
    </style:style>
    <style:style style:name="T32_11" style:family="text"/>
    <style:style style:name="T32_12" style:family="text">
      <style:text-properties fo:color="#1155cc" style:text-underline-style="solid" style:text-underline-color="font-color"/>
    </style:style>
    <style:style style:name="T32_13" style:family="text"/>
    <style:style style:name="T32_14" style:family="text">
      <style:text-properties fo:color="#1155cc" style:text-underline-style="solid" style:text-underline-color="font-color"/>
    </style:style>
    <style:style style:name="T32_15" style:family="text"/>
    <style:style style:name="T32_16" style:family="text">
      <style:text-properties fo:color="#1155cc" style:text-underline-style="solid" style:text-underline-color="font-color"/>
    </style:style>
    <style:style style:name="T32_17" style:family="text"/>
    <style:style style:name="T32_18" style:family="text">
      <style:text-properties fo:color="#1155cc" style:text-underline-style="solid" style:text-underline-color="font-color"/>
    </style:style>
    <style:style style:name="T32_19" style:family="text"/>
    <style:style style:name="T32_20" style:family="text">
      <style:text-properties fo:color="#1155cc" style:text-underline-style="solid" style:text-underline-color="font-color"/>
    </style:style>
    <style:style style:name="T32_21" style:family="text"/>
    <style:style style:name="T32_22" style:family="text">
      <style:text-properties fo:color="#1155cc" style:text-underline-style="solid" style:text-underline-color="font-color"/>
    </style:style>
    <style:style style:name="T32_23" style:family="text"/>
    <style:style style:name="T32_24" style:family="text">
      <style:text-properties fo:color="#1155cc" style:text-underline-style="solid" style:text-underline-color="font-color"/>
    </style:style>
    <style:style style:name="T32_25" style:family="text"/>
    <style:style style:name="T32_26" style:family="text">
      <style:text-properties fo:color="#1155cc" style:text-underline-style="solid" style:text-underline-color="font-color"/>
    </style:style>
    <style:style style:name="T32_27" style:family="text"/>
    <style:style style:name="T32_28" style:family="text">
      <style:text-properties fo:color="#1155cc" style:text-underline-style="solid" style:text-underline-color="font-color"/>
    </style:style>
    <style:style style:name="T32_29" style:family="text"/>
    <style:style style:name="T32_30" style:family="text">
      <style:text-properties fo:color="#1155cc" style:text-underline-style="solid" style:text-underline-color="font-color"/>
    </style:style>
    <style:style style:name="T32_31" style:family="text"/>
    <style:style style:name="T32_32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T33_7" style:family="text"/>
    <style:style style:name="T33_8" style:family="text">
      <style:text-properties fo:color="#1155cc" style:text-underline-style="solid" style:text-underline-color="font-color"/>
    </style:style>
    <style:style style:name="T33_9" style:family="text"/>
    <style:style style:name="T33_10" style:family="text">
      <style:text-properties fo:color="#1155cc" style:text-underline-style="solid" style:text-underline-color="font-color"/>
    </style:style>
    <style:style style:name="T33_11" style:family="text"/>
    <style:style style:name="T33_12" style:family="text">
      <style:text-properties fo:color="#1155cc" style:text-underline-style="solid" style:text-underline-color="font-color"/>
    </style:style>
    <style:style style:name="T33_13" style:family="text"/>
    <style:style style:name="T33_14" style:family="text">
      <style:text-properties fo:color="#1155cc" style:text-underline-style="solid" style:text-underline-color="font-color"/>
    </style:style>
    <style:style style:name="T33_15" style:family="text"/>
    <style:style style:name="T33_16" style:family="text">
      <style:text-properties fo:color="#1155cc" style:text-underline-style="solid" style:text-underline-color="font-color"/>
    </style:style>
    <style:style style:name="T33_17" style:family="text"/>
    <style:style style:name="T33_18" style:family="text">
      <style:text-properties fo:color="#1155cc" style:text-underline-style="solid" style:text-underline-color="font-color"/>
    </style:style>
    <style:style style:name="T33_19" style:family="text"/>
    <style:style style:name="T33_20" style:family="text">
      <style:text-properties fo:color="#1155cc" style:text-underline-style="solid" style:text-underline-color="font-color"/>
    </style:style>
    <style:style style:name="T33_21" style:family="text"/>
    <style:style style:name="T33_22" style:family="text">
      <style:text-properties fo:color="#1155cc" style:text-underline-style="solid" style:text-underline-color="font-color"/>
    </style:style>
    <style:style style:name="T33_23" style:family="text"/>
    <style:style style:name="T33_24" style:family="text">
      <style:text-properties fo:color="#1155cc" style:text-underline-style="solid" style:text-underline-color="font-color"/>
    </style:style>
    <style:style style:name="T33_25" style:family="text"/>
    <style:style style:name="T33_26" style:family="text">
      <style:text-properties fo:color="#1155cc" style:text-underline-style="solid" style:text-underline-color="font-color"/>
    </style:style>
    <style:style style:name="T33_27" style:family="text"/>
    <style:style style:name="T33_28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>
      <style:text-properties fo:color="#1155cc" style:text-underline-style="solid" style:text-underline-color="font-color"/>
    </style:style>
    <style:style style:name="T34_5" style:family="text"/>
    <style:style style:name="T34_6" style:family="text">
      <style:text-properties fo:color="#1155cc" style:text-underline-style="solid" style:text-underline-color="font-color"/>
    </style:style>
    <style:style style:name="T34_7" style:family="text"/>
    <style:style style:name="T34_8" style:family="text">
      <style:text-properties fo:color="#1155cc" style:text-underline-style="solid" style:text-underline-color="font-color"/>
    </style:style>
    <style:style style:name="T34_9" style:family="text"/>
    <style:style style:name="T34_10" style:family="text">
      <style:text-properties fo:color="#1155cc" style:text-underline-style="solid" style:text-underline-color="font-color"/>
    </style:style>
    <style:style style:name="T34_11" style:family="text"/>
    <style:style style:name="T34_12" style:family="text">
      <style:text-properties fo:color="#1155cc" style:text-underline-style="solid" style:text-underline-color="font-color"/>
    </style:style>
    <style:style style:name="T34_13" style:family="text"/>
    <style:style style:name="T34_14" style:family="text">
      <style:text-properties fo:color="#1155cc" style:text-underline-style="solid" style:text-underline-color="font-color"/>
    </style:style>
    <style:style style:name="T34_15" style:family="text"/>
    <style:style style:name="T34_16" style:family="text">
      <style:text-properties fo:color="#1155cc" style:text-underline-style="solid" style:text-underline-color="font-color"/>
    </style:style>
    <style:style style:name="T34_17" style:family="text"/>
    <style:style style:name="T34_18" style:family="text">
      <style:text-properties fo:color="#1155cc" style:text-underline-style="solid" style:text-underline-color="font-color"/>
    </style:style>
    <style:style style:name="T34_19" style:family="text"/>
    <style:style style:name="T34_20" style:family="text">
      <style:text-properties fo:color="#1155cc" style:text-underline-style="solid" style:text-underline-color="font-color"/>
    </style:style>
    <style:style style:name="T34_21" style:family="text"/>
    <style:style style:name="T34_22" style:family="text">
      <style:text-properties fo:color="#1155cc" style:text-underline-style="solid" style:text-underline-color="font-color"/>
    </style:style>
    <style:style style:name="T34_23" style:family="text"/>
    <style:style style:name="T34_24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>
      <style:text-properties fo:color="#1155cc" style:text-underline-style="solid" style:text-underline-color="font-color"/>
    </style:style>
    <style:style style:name="T35_5" style:family="text"/>
    <style:style style:name="T35_6" style:family="text">
      <style:text-properties fo:color="#1155cc" style:text-underline-style="solid" style:text-underline-color="font-color"/>
    </style:style>
    <style:style style:name="T35_7" style:family="text"/>
    <style:style style:name="T35_8" style:family="text">
      <style:text-properties fo:color="#1155cc" style:text-underline-style="solid" style:text-underline-color="font-color"/>
    </style:style>
    <style:style style:name="T35_9" style:family="text"/>
    <style:style style:name="T35_10" style:family="text">
      <style:text-properties fo:color="#1155cc" style:text-underline-style="solid" style:text-underline-color="font-color"/>
    </style:style>
    <style:style style:name="T35_11" style:family="text"/>
    <style:style style:name="T35_12" style:family="text">
      <style:text-properties fo:color="#1155cc" style:text-underline-style="solid" style:text-underline-color="font-color"/>
    </style:style>
    <style:style style:name="T35_13" style:family="text"/>
    <style:style style:name="T35_14" style:family="text">
      <style:text-properties fo:color="#1155cc" style:text-underline-style="solid" style:text-underline-color="font-color"/>
    </style:style>
    <style:style style:name="T35_15" style:family="text"/>
    <style:style style:name="T35_16" style:family="text">
      <style:text-properties fo:color="#1155cc" style:text-underline-style="solid" style:text-underline-color="font-color"/>
    </style:style>
    <style:style style:name="T35_17" style:family="text"/>
    <style:style style:name="T35_18" style:family="text">
      <style:text-properties fo:color="#1155cc" style:text-underline-style="solid" style:text-underline-color="font-color"/>
    </style:style>
    <style:style style:name="T35_19" style:family="text"/>
    <style:style style:name="T35_20" style:family="text">
      <style:text-properties fo:color="#1155cc" style:text-underline-style="solid" style:text-underline-color="font-color"/>
    </style:style>
    <style:style style:name="T35_21" style:family="text"/>
    <style:style style:name="T35_22" style:family="text">
      <style:text-properties fo:color="#1155cc" style:text-underline-style="solid" style:text-underline-color="font-color"/>
    </style:style>
    <style:style style:name="T35_23" style:family="text"/>
    <style:style style:name="T35_24" style:family="text">
      <style:text-properties fo:color="#1155cc" style:text-underline-style="solid" style:text-underline-color="font-color"/>
    </style:style>
    <style:style style:name="T35_25" style:family="text"/>
    <style:style style:name="T35_26" style:family="text">
      <style:text-properties fo:color="#1155cc" style:text-underline-style="solid" style:text-underline-color="font-color"/>
    </style:style>
    <style:style style:name="T35_27" style:family="text"/>
    <style:style style:name="T35_28" style:family="text">
      <style:text-properties fo:color="#1155cc" style:text-underline-style="solid" style:text-underline-color="font-color"/>
    </style:style>
  </office:automatic-styles>
  <office:body>
    <office:text>
      <text:p text:style-name="P1"><text:span text:style-name="T1_1">Lato</text:span><text:span text:style-name="T1_2"><text:s/></text:span><text:span text:style-name="T1_3">już</text:span><text:span text:style-name="T1_4"><text:s/></text:span><text:span text:style-name="T1_5">niemal</text:span><text:span text:style-name="T1_6"><text:s/></text:span><text:span text:style-name="T1_7">za</text:span><text:span text:style-name="T1_8"><text:s/></text:span><text:span text:style-name="T1_9">nami</text:span><text:span text:style-name="T1_10">,<text:s/></text:span><text:span text:style-name="T1_11">ale</text:span><text:span text:style-name="T1_12"><text:s/></text:span><text:span text:style-name="T1_13">polski</text:span><text:span text:style-name="T1_14"><text:s/></text:span><text:span text:style-name="T1_15">wrzesień</text:span><text:span text:style-name="T1_16"><text:s/></text:span><text:span text:style-name="T1_17">wciąż</text:span><text:span text:style-name="T1_18"><text:s/></text:span><text:span text:style-name="T1_19">rozpieszcza</text:span><text:span text:style-name="T1_20"><text:s/></text:span><text:span text:style-name="T1_21">nas</text:span><text:span text:style-name="T1_22"><text:s/></text:span><text:span text:style-name="T1_23">piękną</text:span><text:span text:style-name="T1_24"><text:s/></text:span><text:span text:style-name="T1_25">pogodą</text:span><text:span text:style-name="T1_26"><text:s/></text:span><text:span text:style-name="T1_27">i</text:span><text:span text:style-name="T1_28"><text:s/></text:span><text:span text:style-name="T1_29">warto</text:span><text:span text:style-name="T1_30"><text:s/></text:span><text:span text:style-name="T1_31">te</text:span><text:span text:style-name="T1_32"><text:s/></text:span><text:span text:style-name="T1_33">ostatnie</text:span><text:span text:style-name="T1_34"><text:s/></text:span><text:span text:style-name="T1_35">ciepłe</text:span><text:span text:style-name="T1_36">,<text:s/></text:span><text:span text:style-name="T1_37">bezchmurne</text:span><text:span text:style-name="T1_38"><text:s/></text:span><text:span text:style-name="T1_39">dni</text:span><text:span text:style-name="T1_40"><text:s/></text:span><text:span text:style-name="T1_41">wykorzystać</text:span><text:span text:style-name="T1_42">.<text:s/></text:span><text:span text:style-name="T1_43">Co</text:span><text:span text:style-name="T1_44"><text:s/></text:span><text:span text:style-name="T1_45">więc</text:span><text:span text:style-name="T1_46"><text:s/></text:span><text:span text:style-name="T1_47">można</text:span><text:span text:style-name="T1_48"><text:s/></text:span><text:span text:style-name="T1_49">robić</text:span><text:span text:style-name="T1_50">,<text:s/></text:span><text:span text:style-name="T1_51">aby</text:span><text:span text:style-name="T1_52"><text:s/></text:span><text:span text:style-name="T1_53">ruszyć</text:span><text:span text:style-name="T1_54"><text:s/></text:span><text:span text:style-name="T1_55">się</text:span><text:span text:style-name="T1_56"><text:s/></text:span><text:span text:style-name="T1_57">z</text:span><text:span text:style-name="T1_58"><text:s/></text:span><text:span text:style-name="T1_59">domu</text:span><text:span text:style-name="T1_60">,<text:s/></text:span><text:span text:style-name="T1_61">ciekawie</text:span><text:span text:style-name="T1_62"><text:s/></text:span><text:span text:style-name="T1_63">spędzić</text:span><text:span text:style-name="T1_64"><text:s/></text:span><text:span text:style-name="T1_65">czas</text:span><text:span text:style-name="T1_66"><text:s/></text:span><text:span text:style-name="T1_67">i</text:span><text:span text:style-name="T1_68"><text:s/></text:span><text:span text:style-name="T1_69">być</text:span><text:span text:style-name="T1_70"><text:s/></text:span><text:span text:style-name="T1_71">może</text:span><text:span text:style-name="T1_72"><text:s/></text:span><text:span text:style-name="T1_73">nauczyć</text:span><text:span text:style-name="T1_74"><text:s/></text:span><text:span text:style-name="T1_75">się</text:span><text:span text:style-name="T1_76"><text:s/></text:span><text:span text:style-name="T1_77">czegoś</text:span><text:span text:style-name="T1_78"><text:s/></text:span><text:span text:style-name="T1_79">nowego</text:span><text:span text:style-name="T1_80">?<text:s/></text:span><text:span text:style-name="T1_81">W</text:span><text:span text:style-name="T1_82"><text:s/></text:span><text:span text:style-name="T1_83">niniejszym</text:span><text:span text:style-name="T1_84"><text:s/></text:span><text:span text:style-name="T1_85">odcinku</text:span><text:span text:style-name="T1_86"><text:s/></text:span><text:span text:style-name="T1_87">cyklu</text:span><text:span text:style-name="T1_88"><text:s/>“</text:span><text:span text:style-name="T1_89">CMC</text:span><text:span text:style-name="T1_90"><text:s/></text:span><text:span text:style-name="T1_91">zdobywają</text:span><text:span text:style-name="T1_92"><text:s/></text:span><text:span text:style-name="T1_93">znaczki</text:span><text:span text:style-name="T1_94">”<text:s/></text:span><text:span text:style-name="T1_95">chciałbym</text:span><text:span text:style-name="T1_96"><text:s/></text:span><text:span text:style-name="T1_97">polecić</text:span><text:span text:style-name="T1_98"><text:s/></text:span><text:span text:style-name="T1_99">Wam</text:span><text:span text:style-name="T1_100"><text:s/></text:span><text:span text:style-name="T1_101">kolarstwo</text:span><text:span text:style-name="T1_102"><text:s/></text:span><text:span text:style-name="T1_103">górskie</text:span><text:span text:style-name="T1_104">.<text:s/></text:span><text:span text:style-name="T1_105">Sport</text:span><text:span text:style-name="T1_106"><text:s/></text:span><text:span text:style-name="T1_107">ten</text:span><text:span text:style-name="T1_108"><text:s/></text:span><text:span text:style-name="T1_109">od</text:span><text:span text:style-name="T1_110"><text:s/></text:span><text:span text:style-name="T1_111">kilku</text:span><text:span text:style-name="T1_112"><text:s/></text:span><text:span text:style-name="T1_113">lat</text:span><text:span text:style-name="T1_114"><text:s/></text:span><text:span text:style-name="T1_115">zdobywa</text:span><text:span text:style-name="T1_116"><text:s/></text:span><text:span text:style-name="T1_117">coraz</text:span><text:span text:style-name="T1_118"><text:s/></text:span><text:span text:style-name="T1_119">większą</text:span><text:span text:style-name="T1_120"><text:s/></text:span><text:span text:style-name="T1_121">popularność</text:span><text:span text:style-name="T1_122"><text:s/></text:span><text:span text:style-name="T1_123">i</text:span><text:span text:style-name="T1_124"><text:s/></text:span><text:span text:style-name="T1_125">nie</text:span><text:span text:style-name="T1_126"><text:s/></text:span><text:span text:style-name="T1_127">bez</text:span><text:span text:style-name="T1_128"><text:s/></text:span><text:span text:style-name="T1_129">powodu</text:span><text:span text:style-name="T1_130">.<text:s/></text:span><text:span text:style-name="T1_131">Rower</text:span><text:span text:style-name="T1_132"><text:s/></text:span><text:span text:style-name="T1_133">sam</text:span><text:span text:style-name="T1_134"><text:s/></text:span><text:span text:style-name="T1_135">w</text:span><text:span text:style-name="T1_136"><text:s/></text:span><text:span text:style-name="T1_137">sobie</text:span><text:span text:style-name="T1_138"><text:s/></text:span><text:span text:style-name="T1_139">jest</text:span><text:span text:style-name="T1_140"><text:s/></text:span><text:span text:style-name="T1_141">pojazdem</text:span><text:span text:style-name="T1_142"><text:s/></text:span><text:span text:style-name="T1_143">bardzo</text:span><text:span text:style-name="T1_144"><text:s/></text:span><text:span text:style-name="T1_145">wszechstronnym</text:span><text:span text:style-name="T1_146">:<text:s/></text:span><text:span text:style-name="T1_147">Umożliwia</text:span><text:span text:style-name="T1_148"><text:s/></text:span><text:span text:style-name="T1_149">pokonywanie</text:span><text:span text:style-name="T1_150"><text:s/></text:span><text:span text:style-name="T1_151">dystansów</text:span><text:span text:style-name="T1_152"><text:s/></text:span><text:span text:style-name="T1_153">większych</text:span><text:span text:style-name="T1_154"><text:s/></text:span><text:span text:style-name="T1_155">niż</text:span><text:span text:style-name="T1_156"><text:s/></text:span><text:span text:style-name="T1_157">na</text:span><text:span text:style-name="T1_158"><text:s/></text:span><text:span text:style-name="T1_159">piechotę</text:span><text:span text:style-name="T1_160"><text:s/></text:span><text:span text:style-name="T1_161">po</text:span><text:span text:style-name="T1_162"><text:s/></text:span><text:span text:style-name="T1_163">szlakach</text:span><text:span text:style-name="T1_164"><text:s/></text:span><text:span text:style-name="T1_165">niedostępnych</text:span><text:span text:style-name="T1_166"><text:s/></text:span><text:span text:style-name="T1_167">dla</text:span><text:span text:style-name="T1_168"><text:s/></text:span><text:span text:style-name="T1_169">samochodów</text:span><text:span text:style-name="T1_170">.<text:s/></text:span><text:span text:style-name="T1_171">Natomiast</text:span><text:span text:style-name="T1_172"><text:s/></text:span><text:span text:style-name="T1_173">zabranie</text:span><text:span text:style-name="T1_174"><text:s/></text:span><text:span text:style-name="T1_175">roweru</text:span><text:span text:style-name="T1_176"><text:s/></text:span><text:span text:style-name="T1_177">w</text:span><text:span text:style-name="T1_178"><text:s/></text:span><text:span text:style-name="T1_179">góry</text:span><text:span text:style-name="T1_180"><text:s/></text:span><text:span text:style-name="T1_181">dodaje</text:span><text:span text:style-name="T1_182"><text:s/></text:span><text:span text:style-name="T1_183">do</text:span><text:span text:style-name="T1_184"><text:s/></text:span><text:span text:style-name="T1_185">tej</text:span><text:span text:style-name="T1_186"><text:s/></text:span><text:span text:style-name="T1_187">mieszanki</text:span><text:span text:style-name="T1_188"><text:s/></text:span><text:span text:style-name="T1_189">sporą</text:span><text:span text:style-name="T1_190"><text:s/></text:span><text:span text:style-name="T1_191">garść</text:span><text:span text:style-name="T1_192"><text:s/></text:span><text:span text:style-name="T1_193">emocji</text:span><text:span text:style-name="T1_194"><text:s/></text:span><text:span text:style-name="T1_195">i</text:span><text:span text:style-name="T1_196"><text:s/></text:span><text:span text:style-name="T1_197">niezapomnianych</text:span><text:span text:style-name="T1_198"><text:s/></text:span><text:span text:style-name="T1_199">wrażeń</text:span><text:span text:style-name="T1_200">.<text:s/></text:span><text:span text:style-name="T1_201">Do</text:span><text:span text:style-name="T1_202"><text:s/></text:span><text:span text:style-name="T1_203">tego</text:span><text:span text:style-name="T1_204"><text:s/></text:span><text:span text:style-name="T1_205">jest</text:span><text:span text:style-name="T1_206"><text:s/></text:span><text:span text:style-name="T1_207">to</text:span><text:span text:style-name="T1_208"><text:s/></text:span><text:span text:style-name="T1_209">hobby</text:span><text:span text:style-name="T1_210"><text:s/></text:span><text:span text:style-name="T1_211">przystępne</text:span><text:span text:style-name="T1_212"><text:s/></text:span><text:span text:style-name="T1_213">i</text:span><text:span text:style-name="T1_214"><text:s/></text:span><text:span text:style-name="T1_215">względnie</text:span><text:span text:style-name="T1_216"><text:s/></text:span><text:span text:style-name="T1_217">niedrogie</text:span><text:span text:style-name="T1_218">;<text:s/></text:span><text:span text:style-name="T1_219">z</text:span><text:span text:style-name="T1_220"><text:s/></text:span><text:span text:style-name="T1_221">jednej</text:span><text:span text:style-name="T1_222"><text:s/></text:span><text:span text:style-name="T1_223">strony</text:span><text:span text:style-name="T1_224"><text:s/></text:span><text:span text:style-name="T1_225">o</text:span><text:span text:style-name="T1_226"><text:s/></text:span><text:span text:style-name="T1_227">niskim</text:span><text:span text:style-name="T1_228"><text:s/></text:span><text:span text:style-name="T1_229">progu</text:span><text:span text:style-name="T1_230"><text:s/></text:span><text:span text:style-name="T1_231">wejścia</text:span><text:span text:style-name="T1_232"><text:s/>(</text:span><text:span text:style-name="T1_233">potrzebna</text:span><text:span text:style-name="T1_234"><text:s/></text:span><text:span text:style-name="T1_235">jest</text:span><text:span text:style-name="T1_236"><text:s/></text:span><text:span text:style-name="T1_237">jedynie</text:span><text:span text:style-name="T1_238"><text:s/></text:span><text:span text:style-name="T1_239">podstawowa</text:span><text:span text:style-name="T1_240"><text:s/></text:span><text:span text:style-name="T1_241">sprawność</text:span><text:span text:style-name="T1_242"><text:s/></text:span><text:span text:style-name="T1_243">fizyczna</text:span><text:span text:style-name="T1_244">),<text:s/></text:span><text:span text:style-name="T1_245">a</text:span><text:span text:style-name="T1_246"><text:s/></text:span><text:span text:style-name="T1_247">z</text:span><text:span text:style-name="T1_248"><text:s/></text:span><text:span text:style-name="T1_249">drugiej</text:span><text:span text:style-name="T1_250"><text:s/></text:span><text:span text:style-name="T1_251">zapewniające</text:span><text:span text:style-name="T1_252"><text:s/></text:span><text:span text:style-name="T1_253">nieograniczoną</text:span><text:span text:style-name="T1_254"><text:s/></text:span><text:span text:style-name="T1_255">ilość</text:span><text:span text:style-name="T1_256"><text:s/></text:span><text:span text:style-name="T1_257">coraz</text:span><text:span text:style-name="T1_258"><text:s/></text:span><text:span text:style-name="T1_259">ambitniejszych</text:span><text:span text:style-name="T1_260"><text:s/></text:span><text:span text:style-name="T1_261">wyzwań</text:span><text:span text:style-name="T1_262">.<text:s/></text:span><text:span text:style-name="T1_263">Jeśli</text:span><text:span text:style-name="T1_264"><text:s/></text:span><text:span text:style-name="T1_265">więc</text:span><text:span text:style-name="T1_266"><text:s/></text:span><text:span text:style-name="T1_267">Czytelniku</text:span><text:span text:style-name="T1_268"><text:s/></text:span><text:span text:style-name="T1_269">lubisz</text:span><text:span text:style-name="T1_270"><text:s/></text:span><text:span text:style-name="T1_271">góry</text:span><text:span text:style-name="T1_272">,<text:s/></text:span><text:span text:style-name="T1_273">wysiłek</text:span><text:span text:style-name="T1_274"><text:s/></text:span><text:span text:style-name="T1_275">fizyczny</text:span><text:span text:style-name="T1_276"><text:s/></text:span><text:span text:style-name="T1_277">i</text:span><text:span text:style-name="T1_278"><text:s/></text:span><text:span text:style-name="T1_279">mocne</text:span><text:span text:style-name="T1_280"><text:s/></text:span><text:span text:style-name="T1_281">wrażenia</text:span><text:span text:style-name="T1_282">,<text:s/></text:span><text:span text:style-name="T1_283">to</text:span><text:span text:style-name="T1_284"><text:s/></text:span><text:span text:style-name="T1_285">bardzo</text:span><text:span text:style-name="T1_286"><text:s/></text:span><text:span text:style-name="T1_287">prawdopodobne</text:span><text:span text:style-name="T1_288">,<text:s/></text:span><text:span text:style-name="T1_289">że</text:span><text:span text:style-name="T1_290"><text:s/></text:span><text:span text:style-name="T1_291">jest</text:span><text:span text:style-name="T1_292"><text:s/></text:span><text:span text:style-name="T1_293">to</text:span><text:span text:style-name="T1_294"><text:s/></text:span><text:span text:style-name="T1_295">sport</text:span><text:span text:style-name="T1_296"><text:s/></text:span><text:span text:style-name="T1_297">idealny</text:span><text:span text:style-name="T1_298"><text:s/></text:span><text:span text:style-name="T1_299">dla</text:span><text:span text:style-name="T1_300"><text:s/></text:span><text:span text:style-name="T1_301">Ciebie</text:span><text:span text:style-name="T1_302">.</text:span></text:p>
      <text:p text:style-name="P2"/>
      <text:p text:style-name="P3"><text:span text:style-name="T3_1"><text:s/></text:span><text:span text:style-name="T3_2">Historia</text:span><text:span text:style-name="T3_3"><text:s/></text:span><text:span text:style-name="T3_4">kolarstwa</text:span><text:span text:style-name="T3_5"><text:s/></text:span><text:span text:style-name="T3_6">górskiego</text:span><text:span text:style-name="T3_7"><text:s/></text:span><text:span text:style-name="T3_8">sięga</text:span><text:span text:style-name="T3_9"><text:s/></text:span><text:span text:style-name="T3_10">połowy</text:span><text:span text:style-name="T3_11"><text:s/></text:span><text:span text:style-name="T3_12">lat</text:span><text:span text:style-name="T3_13"><text:s/>‘70<text:s/></text:span><text:span text:style-name="T3_14">ubiegłego</text:span><text:span text:style-name="T3_15"><text:s/></text:span><text:span text:style-name="T3_16">wieku</text:span><text:span text:style-name="T3_17">,<text:s/></text:span><text:span text:style-name="T3_18">kiedy</text:span><text:span text:style-name="T3_19"><text:s/></text:span><text:span text:style-name="T3_20">grupy</text:span><text:span text:style-name="T3_21"><text:s/></text:span><text:span text:style-name="T3_22">mieszkańców</text:span><text:span text:style-name="T3_23"><text:s/></text:span><text:span text:style-name="T3_24">Kalifornii</text:span><text:span text:style-name="T3_25"><text:s/></text:span><text:span text:style-name="T3_26">i</text:span><text:span text:style-name="T3_27"><text:s/></text:span><text:span text:style-name="T3_28">Kolorado</text:span><text:span text:style-name="T3_29"><text:s/></text:span><text:span text:style-name="T3_30">wpadły</text:span><text:span text:style-name="T3_31"><text:s/></text:span><text:span text:style-name="T3_32">na</text:span><text:span text:style-name="T3_33"><text:s/></text:span><text:span text:style-name="T3_34">pomysł</text:span><text:span text:style-name="T3_35">,<text:s/></text:span><text:span text:style-name="T3_36">aby</text:span><text:span text:style-name="T3_37"><text:s/></text:span><text:span text:style-name="T3_38">wykorzystać</text:span><text:span text:style-name="T3_39"><text:s/></text:span><text:span text:style-name="T3_40">odpowiednio</text:span><text:span text:style-name="T3_41"><text:s/></text:span><text:span text:style-name="T3_42">przerobione</text:span><text:span text:style-name="T3_43"><text:s/></text:span><text:span text:style-name="T3_44">rowery</text:span><text:span text:style-name="T3_45"><text:s/></text:span><text:span text:style-name="T3_46">plażowe</text:span><text:span text:style-name="T3_47"><text:s/></text:span><text:span text:style-name="T3_48">do</text:span><text:span text:style-name="T3_49"><text:s/></text:span><text:span text:style-name="T3_50">zjeżdżania</text:span><text:span text:style-name="T3_51"><text:s/></text:span><text:span text:style-name="T3_52">z</text:span><text:span text:style-name="T3_53"><text:s/></text:span><text:span text:style-name="T3_54">okolicznych</text:span><text:span text:style-name="T3_55"><text:s/></text:span><text:span text:style-name="T3_56">wzniesień</text:span><text:span text:style-name="T3_57">.<text:s/></text:span><text:span text:style-name="T3_58">Początkowo</text:span><text:span text:style-name="T3_59"><text:s/></text:span><text:span text:style-name="T3_60">przeróbki</text:span><text:span text:style-name="T3_61"><text:s/></text:span><text:span text:style-name="T3_62">te</text:span><text:span text:style-name="T3_63"><text:s/></text:span><text:span text:style-name="T3_64">miały</text:span><text:span text:style-name="T3_65"><text:s/></text:span><text:span text:style-name="T3_66">charakter</text:span><text:span text:style-name="T3_67"><text:s/></text:span><text:span text:style-name="T3_68">prowizoryczny</text:span><text:span text:style-name="T3_69"><text:s/>(</text:span><text:span text:style-name="T3_70">kierownice</text:span><text:span text:style-name="T3_71"><text:s/></text:span><text:span text:style-name="T3_72">i</text:span><text:span text:style-name="T3_73"><text:s/></text:span><text:span text:style-name="T3_74">przednie</text:span><text:span text:style-name="T3_75"><text:s/></text:span><text:span text:style-name="T3_76">hamulce</text:span><text:span text:style-name="T3_77"><text:s/></text:span><text:span text:style-name="T3_78">z</text:span><text:span text:style-name="T3_79"><text:s/></text:span><text:span text:style-name="T3_80">motocykli</text:span><text:span text:style-name="T3_81"><text:s/></text:span><text:span text:style-name="T3_82">czy</text:span><text:span text:style-name="T3_83"><text:s/></text:span><text:span text:style-name="T3_84">przerzutki</text:span><text:span text:style-name="T3_85"><text:s/></text:span><text:span text:style-name="T3_86">z</text:span><text:span text:style-name="T3_87"><text:s/></text:span><text:span text:style-name="T3_88">rowerów</text:span><text:span text:style-name="T3_89"><text:s/></text:span><text:span text:style-name="T3_90">szosowych</text:span><text:span text:style-name="T3_91">),<text:s/></text:span><text:span text:style-name="T3_92">jednak</text:span><text:span text:style-name="T3_93"><text:s/></text:span><text:span text:style-name="T3_94">z</text:span><text:span text:style-name="T3_95"><text:s/></text:span><text:span text:style-name="T3_96">czasem</text:span><text:span text:style-name="T3_97"><text:s/></text:span><text:span text:style-name="T3_98">ewoluowała</text:span><text:span text:style-name="T3_99"><text:s/></text:span><text:span text:style-name="T3_100">zarówno</text:span><text:span text:style-name="T3_101"><text:s/></text:span><text:span text:style-name="T3_102">forma</text:span><text:span text:style-name="T3_103"><text:s/></text:span><text:span text:style-name="T3_104">roweru</text:span><text:span text:style-name="T3_105"><text:s/></text:span><text:span text:style-name="T3_106">górskiego</text:span><text:span text:style-name="T3_107">,<text:s/></text:span><text:span text:style-name="T3_108">jak</text:span><text:span text:style-name="T3_109"><text:s/></text:span><text:span text:style-name="T3_110">i</text:span><text:span text:style-name="T3_111"><text:s/></text:span><text:span text:style-name="T3_112">sposoby</text:span><text:span text:style-name="T3_113"><text:s/></text:span><text:span text:style-name="T3_114">jego</text:span><text:span text:style-name="T3_115"><text:s/></text:span><text:span text:style-name="T3_116">wykorzystania</text:span><text:span text:style-name="T3_117">.<text:s/></text:span><text:span text:style-name="T3_118">Nowoczesny</text:span><text:span text:style-name="T3_119"><text:s/></text:span><text:span text:style-name="T3_120">sprzęt</text:span><text:span text:style-name="T3_121"><text:s/></text:span><text:span text:style-name="T3_122">tego</text:span><text:span text:style-name="T3_123"><text:s/></text:span><text:span text:style-name="T3_124">typu</text:span><text:span text:style-name="T3_125"><text:s/></text:span><text:span text:style-name="T3_126">różni</text:span><text:span text:style-name="T3_127"><text:s/></text:span><text:span text:style-name="T3_128">się</text:span><text:span text:style-name="T3_129"><text:s/></text:span><text:span text:style-name="T3_130">od</text:span><text:span text:style-name="T3_131"><text:s/></text:span><text:span text:style-name="T3_132">pojazdów</text:span><text:span text:style-name="T3_133"><text:s/></text:span><text:span text:style-name="T3_134">szosowych</text:span><text:span text:style-name="T3_135"><text:s/></text:span><text:span text:style-name="T3_136">czy</text:span><text:span text:style-name="T3_137"><text:s/></text:span><text:span text:style-name="T3_138">miejskich</text:span><text:span text:style-name="T3_139"><text:s/></text:span><text:span text:style-name="T3_140">m</text:span><text:span text:style-name="T3_141">.<text:s/></text:span><text:span text:style-name="T3_142">in</text:span><text:span text:style-name="T3_143">.<text:s/></text:span><text:span text:style-name="T3_144">geometrią</text:span><text:span text:style-name="T3_145"><text:s/></text:span><text:span text:style-name="T3_146">ramy</text:span><text:span text:style-name="T3_147"><text:s/></text:span><text:span text:style-name="T3_148">i</text:span><text:span text:style-name="T3_149"><text:s/></text:span><text:span text:style-name="T3_150">pozycją</text:span><text:span text:style-name="T3_151"><text:s/></text:span><text:span text:style-name="T3_152">rowerzysty</text:span><text:span text:style-name="T3_153">,<text:s/></text:span><text:span text:style-name="T3_154">rozmiarem</text:span><text:span text:style-name="T3_155"><text:s/></text:span><text:span text:style-name="T3_156">kół</text:span><text:span text:style-name="T3_157">,<text:s/></text:span><text:span text:style-name="T3_158">zakresem</text:span><text:span text:style-name="T3_159"><text:s/></text:span><text:span text:style-name="T3_160">przełożeń</text:span><text:span text:style-name="T3_161">,<text:s/></text:span><text:span text:style-name="T3_162">amortyzowanym</text:span><text:span text:style-name="T3_163"><text:s/></text:span><text:span text:style-name="T3_164">zawieszeniem</text:span><text:span text:style-name="T3_165"><text:s/>(</text:span><text:span text:style-name="T3_166">obydwu</text:span><text:span text:style-name="T3_167"><text:s/></text:span><text:span text:style-name="T3_168">kół</text:span><text:span text:style-name="T3_169">,<text:s/></text:span><text:span text:style-name="T3_170">lub</text:span><text:span text:style-name="T3_171"><text:s/></text:span><text:span text:style-name="T3_172">tylko</text:span><text:span text:style-name="T3_173"><text:s/></text:span><text:span text:style-name="T3_174">przedniego</text:span><text:span text:style-name="T3_175">)<text:s/></text:span><text:span text:style-name="T3_176">i</text:span><text:span text:style-name="T3_177"><text:s/></text:span><text:span text:style-name="T3_178">wreszcie</text:span><text:span text:style-name="T3_179"><text:s/></text:span><text:span text:style-name="T3_180">osprzętem</text:span><text:span text:style-name="T3_181">,<text:s/></text:span><text:span text:style-name="T3_182">takim</text:span><text:span text:style-name="T3_183">,<text:s/></text:span><text:span text:style-name="T3_184">jak</text:span><text:span text:style-name="T3_185"><text:s/></text:span><text:span text:style-name="T3_186">hydrauliczne</text:span><text:span text:style-name="T3_187"><text:s/></text:span><text:span text:style-name="T3_188">hamulce</text:span><text:span text:style-name="T3_189"><text:s/></text:span><text:span text:style-name="T3_190">tarczowe</text:span><text:span text:style-name="T3_191"><text:s/></text:span><text:span text:style-name="T3_192">czy</text:span><text:span text:style-name="T3_193"><text:s/></text:span><text:span text:style-name="T3_194">opony</text:span><text:span text:style-name="T3_195"><text:s/></text:span><text:span text:style-name="T3_196">o</text:span><text:span text:style-name="T3_197"><text:s/></text:span><text:span text:style-name="T3_198">dostosowanej</text:span><text:span text:style-name="T3_199"><text:s/></text:span><text:span text:style-name="T3_200">do</text:span><text:span text:style-name="T3_201"><text:s/></text:span><text:span text:style-name="T3_202">luźnych</text:span><text:span text:style-name="T3_203"><text:s/></text:span><text:span text:style-name="T3_204">nawierzchni</text:span><text:span text:style-name="T3_205"><text:s/></text:span><text:span text:style-name="T3_206">szerokości</text:span><text:span text:style-name="T3_207"><text:s/></text:span><text:span text:style-name="T3_208">i</text:span><text:span text:style-name="T3_209"><text:s/></text:span><text:span text:style-name="T3_210">rzeźbie</text:span><text:span text:style-name="T3_211"><text:s/></text:span><text:span text:style-name="T3_212">bieżnika</text:span><text:span text:style-name="T3_213">.</text:span></text:p>
      <text:p text:style-name="P4"/>
      <text:p text:style-name="P5"><text:span text:style-name="T5_1">Dzisiaj</text:span><text:span text:style-name="T5_2"><text:s/></text:span><text:span text:style-name="T5_3">osoba</text:span><text:span text:style-name="T5_4"><text:s/></text:span><text:span text:style-name="T5_5">chcąca</text:span><text:span text:style-name="T5_6"><text:s/></text:span><text:span text:style-name="T5_7">uprawiać</text:span><text:span text:style-name="T5_8"><text:s/></text:span><text:span text:style-name="T5_9">kolarstwo</text:span><text:span text:style-name="T5_10"><text:s/></text:span><text:span text:style-name="T5_11">górskie</text:span><text:span text:style-name="T5_12"><text:s/></text:span><text:span text:style-name="T5_13">może</text:span><text:span text:style-name="T5_14"><text:s/></text:span><text:span text:style-name="T5_15">wybierać</text:span><text:span text:style-name="T5_16"><text:s/></text:span><text:span text:style-name="T5_17">spośród</text:span><text:span text:style-name="T5_18"><text:s/></text:span><text:span text:style-name="T5_19">licznych</text:span><text:span text:style-name="T5_20"><text:s/></text:span><text:span text:style-name="T5_21">dyscyplin</text:span><text:span text:style-name="T5_22">,<text:s/></text:span><text:span text:style-name="T5_23">począwszy</text:span><text:span text:style-name="T5_24"><text:s/></text:span><text:span text:style-name="T5_25">od</text:span><text:span text:style-name="T5_26"><text:s/></text:span><text:span text:style-name="T5_27">znanych</text:span><text:span text:style-name="T5_28"><text:s/></text:span><text:span text:style-name="T5_29">z</text:span><text:span text:style-name="T5_30"><text:s/></text:span><text:span text:style-name="T5_31">igrzysk</text:span><text:span text:style-name="T5_32"><text:s/></text:span><text:span text:style-name="T5_33">olimpijskich</text:span><text:span text:style-name="T5_34"><text:s/></text:span><text:span text:style-name="T5_35">wyścigów</text:span><text:span text:style-name="T5_36"><text:s/></text:span><text:span text:style-name="T5_37">cross</text:span><text:span text:style-name="T5_38">-</text:span><text:span text:style-name="T5_39">country</text:span><text:span text:style-name="T5_40">,<text:s/></text:span><text:span text:style-name="T5_41">przez</text:span><text:span text:style-name="T5_42"><text:s/></text:span><text:span text:style-name="T5_43">maratony</text:span><text:span text:style-name="T5_44">,<text:s/></text:span><text:span text:style-name="T5_45">enduro</text:span><text:span text:style-name="T5_46"><text:s/></text:span><text:span text:style-name="T5_47">czy</text:span><text:span text:style-name="T5_48"><text:s/></text:span><text:span text:style-name="T5_49">trial</text:span><text:span text:style-name="T5_50">,<text:s/></text:span><text:span text:style-name="T5_51">a</text:span><text:span text:style-name="T5_52"><text:s/></text:span><text:span text:style-name="T5_53">skończywszy</text:span><text:span text:style-name="T5_54"><text:s/></text:span><text:span text:style-name="T5_55">na</text:span><text:span text:style-name="T5_56"><text:s/></text:span><text:span text:style-name="T5_57">zjeździe</text:span><text:span text:style-name="T5_58"><text:s/></text:span><text:span text:style-name="T5_59">i</text:span><text:span text:style-name="T5_60"><text:s/></text:span><text:span text:style-name="T5_61">slalomie</text:span><text:span text:style-name="T5_62">.<text:s/></text:span><text:span text:style-name="T5_63">W</text:span><text:span text:style-name="T5_64"><text:s/></text:span><text:span text:style-name="T5_65">niniejszym</text:span><text:span text:style-name="T5_66"><text:s/></text:span><text:span text:style-name="T5_67">artykule</text:span><text:span text:style-name="T5_68"><text:s/></text:span><text:span text:style-name="T5_69">skupię</text:span><text:span text:style-name="T5_70"><text:s/></text:span><text:span text:style-name="T5_71">się</text:span><text:span text:style-name="T5_72"><text:s/></text:span><text:span text:style-name="T5_73">jednak</text:span><text:span text:style-name="T5_74"><text:s/></text:span><text:span text:style-name="T5_75">na</text:span><text:span text:style-name="T5_76"><text:s/></text:span><text:span text:style-name="T5_77">formie</text:span><text:span text:style-name="T5_78"><text:s/></text:span><text:span text:style-name="T5_79">najpopularniejszej</text:span><text:span text:style-name="T5_80"><text:s/></text:span><text:span text:style-name="T5_81">i</text:span><text:span text:style-name="T5_82"><text:s/></text:span><text:span text:style-name="T5_83">najbardziej</text:span><text:span text:style-name="T5_84"><text:s/></text:span><text:span text:style-name="T5_85">przystępnej</text:span><text:span text:style-name="T5_86">,<text:s/></text:span><text:span text:style-name="T5_87">jaką</text:span><text:span text:style-name="T5_88"><text:s/></text:span><text:span text:style-name="T5_89">jest</text:span><text:span text:style-name="T5_90"><text:s/></text:span><text:span text:style-name="T5_91">turystyka</text:span><text:span text:style-name="T5_92"><text:s/></text:span><text:span text:style-name="T5_93">górska</text:span><text:span text:style-name="T5_94">.</text:span></text:p>
      <text:p text:style-name="P6"><text:span text:style-name="T6_1">Od</text:span><text:span text:style-name="T6_2"><text:s/></text:span><text:span text:style-name="T6_3">czego</text:span><text:span text:style-name="T6_4"><text:s/></text:span><text:span text:style-name="T6_5">więc</text:span><text:span text:style-name="T6_6"><text:s/></text:span><text:span text:style-name="T6_7">zacząć</text:span><text:span text:style-name="T6_8">?<text:s/></text:span><text:span text:style-name="T6_9">Pocieszająca</text:span><text:span text:style-name="T6_10"><text:s/></text:span><text:span text:style-name="T6_11">wiadomość</text:span><text:span text:style-name="T6_12"><text:s/></text:span><text:span text:style-name="T6_13">jest</text:span><text:span text:style-name="T6_14"><text:s/></text:span><text:span text:style-name="T6_15">taka</text:span><text:span text:style-name="T6_16">,<text:s/></text:span><text:span text:style-name="T6_17">że</text:span><text:span text:style-name="T6_18"><text:s/></text:span><text:span text:style-name="T6_19">nie</text:span><text:span text:style-name="T6_20"><text:s/></text:span><text:span text:style-name="T6_21">od</text:span><text:span text:style-name="T6_22"><text:s/></text:span><text:span text:style-name="T6_23">wizyty</text:span><text:span text:style-name="T6_24"><text:s/></text:span><text:span text:style-name="T6_25">w</text:span><text:span text:style-name="T6_26"><text:s/></text:span><text:span text:style-name="T6_27">sklepie</text:span><text:span text:style-name="T6_28"><text:s/></text:span><text:span text:style-name="T6_29">i</text:span><text:span text:style-name="T6_30"><text:s/></text:span><text:span text:style-name="T6_31">zostawienia</text:span><text:span text:style-name="T6_32"><text:s/></text:span><text:span text:style-name="T6_33">tam</text:span><text:span text:style-name="T6_34"><text:s/></text:span><text:span text:style-name="T6_35">milionów</text:span><text:span text:style-name="T6_36"><text:s/></text:span><text:span text:style-name="T6_37">monet</text:span><text:span text:style-name="T6_38">.<text:s/></text:span><text:span text:style-name="T6_39">Jedynym</text:span><text:span text:style-name="T6_40"><text:s/></text:span><text:span text:style-name="T6_41">absolutnie</text:span><text:span text:style-name="T6_42"><text:s/></text:span><text:span text:style-name="T6_43">niezbędnym</text:span><text:span text:style-name="T6_44"><text:s/></text:span><text:span text:style-name="T6_45">zakupem</text:span><text:span text:style-name="T6_46"><text:s/></text:span><text:span text:style-name="T6_47">jest</text:span><text:span text:style-name="T6_48"><text:s/></text:span><text:span text:style-name="T6_49">dobrze</text:span><text:span text:style-name="T6_50"><text:s/></text:span><text:span text:style-name="T6_51">dopasowany</text:span><text:span text:style-name="T6_52"><text:s/></text:span><text:span text:style-name="T6_53">kask</text:span><text:span text:style-name="T6_54"><text:s/></text:span><text:span text:style-name="T6_55">z</text:span><text:span text:style-name="T6_56"><text:s/></text:span><text:span text:style-name="T6_57">odpowiednim</text:span><text:span text:style-name="T6_58"><text:s/></text:span><text:span text:style-name="T6_59">atestem</text:span><text:span text:style-name="T6_60"><text:s/>(</text:span><text:span text:style-name="T6_61">T</text:span><text:span text:style-name="T6_62">ÜV</text:span><text:span text:style-name="T6_63"><text:s/></text:span><text:span text:style-name="T6_64">i</text:span><text:span text:style-name="T6_65"><text:s/></text:span><text:span text:style-name="T6_66">CE</text:span><text:span text:style-name="T6_67"><text:s/></text:span><text:span text:style-name="T6_68">to</text:span><text:span text:style-name="T6_69"><text:s/></text:span><text:span text:style-name="T6_70">najpopularniejsze</text:span><text:span text:style-name="T6_71">).<text:s/></text:span><text:span text:style-name="T6_72">Polecam</text:span><text:span text:style-name="T6_73"><text:s/></text:span><text:span text:style-name="T6_74">również</text:span><text:span text:style-name="T6_75"><text:s/></text:span><text:span text:style-name="T6_76">ochraniacze</text:span><text:span text:style-name="T6_77"><text:s/></text:span><text:span text:style-name="T6_78">na</text:span><text:span text:style-name="T6_79"><text:s/></text:span><text:span text:style-name="T6_80">kolana</text:span><text:span text:style-name="T6_81"><text:s/></text:span><text:span text:style-name="T6_82">i</text:span><text:span text:style-name="T6_83"><text:s/></text:span><text:span text:style-name="T6_84">łydki</text:span><text:span text:style-name="T6_85">.<text:s/></text:span><text:span text:style-name="T6_86">Kumple</text:span><text:span text:style-name="T6_87"><text:s/></text:span><text:span text:style-name="T6_88">z</text:span><text:span text:style-name="T6_89"><text:s/></text:span><text:span text:style-name="T6_90">dzielni</text:span><text:span text:style-name="T6_91"><text:s/></text:span><text:span text:style-name="T6_92">pewnie</text:span><text:span text:style-name="T6_93"><text:s/></text:span><text:span text:style-name="T6_94">Was</text:span><text:span text:style-name="T6_95"><text:s/></text:span><text:span text:style-name="T6_96">wyśmieją</text:span><text:span text:style-name="T6_97">,<text:s/></text:span><text:span text:style-name="T6_98">ale</text:span><text:span text:style-name="T6_99"><text:s/></text:span><text:span text:style-name="T6_100">zapewniam</text:span><text:span text:style-name="T6_101">,<text:s/></text:span><text:span text:style-name="T6_102">że</text:span><text:span text:style-name="T6_103"><text:s/></text:span><text:span text:style-name="T6_104">na</text:span><text:span text:style-name="T6_105"><text:s/></text:span><text:span text:style-name="T6_106">górskim</text:span><text:span text:style-name="T6_107"><text:s/></text:span><text:span text:style-name="T6_108">szlaku</text:span><text:span text:style-name="T6_109"><text:s/></text:span><text:span text:style-name="T6_110">nikogo</text:span><text:span text:style-name="T6_111"><text:s/></text:span><text:span text:style-name="T6_112">taki</text:span><text:span text:style-name="T6_113"><text:s/></text:span><text:span text:style-name="T6_114">ekwipunek</text:span><text:span text:style-name="T6_115"><text:s/></text:span><text:span text:style-name="T6_116">nie</text:span><text:span text:style-name="T6_117"><text:s/></text:span><text:span text:style-name="T6_118">będzie</text:span><text:span text:style-name="T6_119"><text:s/></text:span><text:span text:style-name="T6_120">dziwił</text:span><text:span text:style-name="T6_121">.<text:s/></text:span><text:span text:style-name="T6_122">Jeśli</text:span><text:span text:style-name="T6_123"><text:s/></text:span><text:span text:style-name="T6_124">nie</text:span><text:span text:style-name="T6_125"><text:s/></text:span><text:span text:style-name="T6_126">macie</text:span><text:span text:style-name="T6_127"><text:s/></text:span><text:span text:style-name="T6_128">odpowiedniego</text:span><text:span text:style-name="T6_129"><text:s/></text:span><text:span text:style-name="T6_130">roweru</text:span><text:span text:style-name="T6_131">,<text:s/></text:span><text:span text:style-name="T6_132">najrozsądniejszym</text:span><text:span text:style-name="T6_133"><text:s/></text:span><text:span text:style-name="T6_134">rozwiązaniem</text:span><text:span text:style-name="T6_135"><text:s/></text:span><text:span text:style-name="T6_136">jest</text:span><text:span text:style-name="T6_137"><text:s/></text:span><text:span text:style-name="T6_138">wypożyczenie</text:span><text:span text:style-name="T6_139"><text:s/></text:span><text:span text:style-name="T6_140">go</text:span><text:span text:style-name="T6_141">.<text:s/></text:span><text:span text:style-name="T6_142">W</text:span><text:span text:style-name="T6_143"><text:s/></text:span><text:span text:style-name="T6_144">niemal</text:span><text:span text:style-name="T6_145"><text:s/></text:span><text:span text:style-name="T6_146">każdej</text:span><text:span text:style-name="T6_147"><text:s/></text:span><text:span text:style-name="T6_148">miejscowości</text:span><text:span text:style-name="T6_149"><text:s/></text:span><text:span text:style-name="T6_150">turystycznej</text:span><text:span text:style-name="T6_151"><text:s/></text:span><text:span text:style-name="T6_152">jest</text:span><text:span text:style-name="T6_153"><text:s/></text:span><text:span text:style-name="T6_154">wypożyczalnia</text:span><text:span text:style-name="T6_155">,<text:s/></text:span><text:span text:style-name="T6_156">gdzie</text:span><text:span text:style-name="T6_157"><text:s/></text:span><text:span text:style-name="T6_158">fachowa</text:span><text:span text:style-name="T6_159"><text:s/></text:span><text:span text:style-name="T6_160">obsługa</text:span><text:span text:style-name="T6_161"><text:s/></text:span><text:span text:style-name="T6_162">pomoże</text:span><text:span text:style-name="T6_163"><text:s/></text:span><text:span text:style-name="T6_164">dobrać</text:span><text:span text:style-name="T6_165"><text:s/></text:span><text:span text:style-name="T6_166">odpowiedni</text:span><text:span text:style-name="T6_167"><text:s/></text:span><text:span text:style-name="T6_168">rozmiar</text:span><text:span text:style-name="T6_169"><text:s/></text:span><text:span text:style-name="T6_170">i</text:span><text:span text:style-name="T6_171"><text:s/></text:span><text:span text:style-name="T6_172">typ</text:span><text:span text:style-name="T6_173"><text:s/></text:span><text:span text:style-name="T6_174">sprzętu</text:span><text:span text:style-name="T6_175">.<text:s/></text:span><text:span text:style-name="T6_176">W</text:span><text:span text:style-name="T6_177"><text:s/></text:span><text:span text:style-name="T6_178">tym</text:span><text:span text:style-name="T6_179"><text:s/></text:span><text:span text:style-name="T6_180">miejscu</text:span><text:span text:style-name="T6_181"><text:s/></text:span><text:span text:style-name="T6_182">wspomnę</text:span><text:span text:style-name="T6_183"><text:s/></text:span><text:span text:style-name="T6_184">jeszcze</text:span><text:span text:style-name="T6_185"><text:s/></text:span><text:span text:style-name="T6_186">o</text:span><text:span text:style-name="T6_187"><text:s/></text:span><text:span text:style-name="T6_188">tanich</text:span><text:span text:style-name="T6_189"><text:s/></text:span><text:span text:style-name="T6_190">rowerach</text:span><text:span text:style-name="T6_191"><text:s/></text:span><text:span text:style-name="T6_192">supermarketowych</text:span><text:span text:style-name="T6_193">,<text:s/></text:span><text:span text:style-name="T6_194">które</text:span><text:span text:style-name="T6_195"><text:s/></text:span><text:span text:style-name="T6_196">z</text:span><text:span text:style-name="T6_197"><text:s/></text:span><text:span text:style-name="T6_198">górskimi</text:span><text:span text:style-name="T6_199"><text:s/></text:span><text:span text:style-name="T6_200">wspólny</text:span><text:span text:style-name="T6_201"><text:s/></text:span><text:span text:style-name="T6_202">mają</text:span><text:span text:style-name="T6_203"><text:s/></text:span><text:span text:style-name="T6_204">jedynie</text:span><text:span text:style-name="T6_205"><text:s/></text:span><text:span text:style-name="T6_206">wygląd</text:span><text:span text:style-name="T6_207">.<text:s/></text:span><text:span text:style-name="T6_208">Niestety</text:span><text:span text:style-name="T6_209">,<text:s/></text:span><text:span text:style-name="T6_210">tego</text:span><text:span text:style-name="T6_211"><text:s/></text:span><text:span text:style-name="T6_212">rodzaju</text:span><text:span text:style-name="T6_213"><text:s/></text:span><text:span text:style-name="T6_214">wynalazki</text:span><text:span text:style-name="T6_215"><text:s/></text:span><text:span text:style-name="T6_216">wykazują</text:span><text:span text:style-name="T6_217"><text:s/></text:span><text:span text:style-name="T6_218">przykrą</text:span><text:span text:style-name="T6_219"><text:s/></text:span><text:span text:style-name="T6_220">tendencję</text:span><text:span text:style-name="T6_221"><text:s/></text:span><text:span text:style-name="T6_222">do</text:span><text:span text:style-name="T6_223"><text:s/></text:span><text:span text:style-name="T6_224">nieplanowanej</text:span><text:span text:style-name="T6_225">,<text:s/></text:span><text:span text:style-name="T6_226">gwałtownej</text:span><text:span text:style-name="T6_227"><text:s/></text:span><text:span text:style-name="T6_228">dezintegracji</text:span><text:span text:style-name="T6_229"><text:s/></text:span><text:span text:style-name="T6_230">zaraz</text:span><text:span text:style-name="T6_231"><text:s/></text:span><text:span text:style-name="T6_232">po</text:span><text:span text:style-name="T6_233"><text:s/></text:span><text:span text:style-name="T6_234">zjechaniu</text:span><text:span text:style-name="T6_235"><text:s/></text:span><text:span text:style-name="T6_236">z</text:span><text:span text:style-name="T6_237"><text:s/></text:span><text:span text:style-name="T6_238">ubitego</text:span><text:span text:style-name="T6_239"><text:s/></text:span><text:span text:style-name="T6_240">szlaku</text:span><text:span text:style-name="T6_241"><text:s/></text:span><text:span text:style-name="T6_242">i</text:span><text:span text:style-name="T6_243"><text:s/></text:span><text:span text:style-name="T6_244">zdecydowanie</text:span><text:span text:style-name="T6_245"><text:s/></text:span><text:span text:style-name="T6_246">przestrzegam</text:span><text:span text:style-name="T6_247"><text:s/></text:span><text:span text:style-name="T6_248">przed</text:span><text:span text:style-name="T6_249"><text:s/></text:span><text:span text:style-name="T6_250">próbami</text:span><text:span text:style-name="T6_251"><text:s/></text:span><text:span text:style-name="T6_252">wykorzystywania</text:span><text:span text:style-name="T6_253"><text:s/></text:span><text:span text:style-name="T6_254">ich</text:span><text:span text:style-name="T6_255"><text:s/></text:span><text:span text:style-name="T6_256">do</text:span><text:span text:style-name="T6_257"><text:s/></text:span><text:span text:style-name="T6_258">jazdy</text:span><text:span text:style-name="T6_259"><text:s/></text:span><text:span text:style-name="T6_260">po</text:span><text:span text:style-name="T6_261"><text:s/></text:span><text:span text:style-name="T6_262">górach</text:span><text:span text:style-name="T6_263">.<text:s/></text:span><text:span text:style-name="T6_264">To</text:span><text:span text:style-name="T6_265"><text:s/></text:span><text:span text:style-name="T6_266">po</text:span><text:span text:style-name="T6_267"><text:s/></text:span><text:span text:style-name="T6_268">prostu</text:span><text:span text:style-name="T6_269"><text:s/></text:span><text:span text:style-name="T6_270">i</text:span><text:span text:style-name="T6_271"><text:s/></text:span><text:span text:style-name="T6_272">zwyczajnie</text:span><text:span text:style-name="T6_273"><text:s/></text:span><text:span text:style-name="T6_274">niebezpieczne</text:span><text:span text:style-name="T6_275">,<text:s/></text:span><text:span text:style-name="T6_276">a</text:span><text:span text:style-name="T6_277"><text:s/></text:span><text:span text:style-name="T6_278">bezpieczeństwo</text:span><text:span text:style-name="T6_279"><text:s/></text:span><text:span text:style-name="T6_280">jest</text:span><text:span text:style-name="T6_281"><text:s/></text:span><text:span text:style-name="T6_282">najważniejsze</text:span><text:span text:style-name="T6_283">.</text:span></text:p>
      <text:p text:style-name="P7"/>
      <text:p text:style-name="P8"><text:span text:style-name="T8_1">Kolejnym</text:span><text:span text:style-name="T8_2"><text:s/></text:span><text:span text:style-name="T8_3">krokiem</text:span><text:span text:style-name="T8_4"><text:s/></text:span><text:span text:style-name="T8_5">w</text:span><text:span text:style-name="T8_6"><text:s/></text:span><text:span text:style-name="T8_7">naszych</text:span><text:span text:style-name="T8_8"><text:s/></text:span><text:span text:style-name="T8_9">przygotowaniach</text:span><text:span text:style-name="T8_10"><text:s/></text:span><text:span text:style-name="T8_11">do</text:span><text:span text:style-name="T8_12"><text:s/></text:span><text:span text:style-name="T8_13">spotkania</text:span><text:span text:style-name="T8_14"><text:s/></text:span><text:span text:style-name="T8_15">z</text:span><text:span text:style-name="T8_16"><text:s/></text:span><text:span text:style-name="T8_17">Przygodą</text:span><text:span text:style-name="T8_18"><text:s/></text:span><text:span text:style-name="T8_19">będzie</text:span><text:span text:style-name="T8_20"><text:s/></text:span><text:span text:style-name="T8_21">oczywiście</text:span><text:span text:style-name="T8_22"><text:s/></text:span><text:span text:style-name="T8_23">wygospodarowanie</text:span><text:span text:style-name="T8_24"><text:s/></text:span><text:span text:style-name="T8_25">wolnego</text:span><text:span text:style-name="T8_26"><text:s/></text:span><text:span text:style-name="T8_27">weekendu</text:span><text:span text:style-name="T8_28"><text:s/></text:span><text:span text:style-name="T8_29">i</text:span><text:span text:style-name="T8_30"><text:s/></text:span><text:span text:style-name="T8_31">wybór</text:span><text:span text:style-name="T8_32"><text:s/></text:span><text:span text:style-name="T8_33">miejsca</text:span><text:span text:style-name="T8_34"><text:s/></text:span><text:span text:style-name="T8_35">akcji</text:span><text:span text:style-name="T8_36">.<text:s/></text:span><text:span text:style-name="T8_37">W</text:span><text:span text:style-name="T8_38"><text:s/></text:span><text:span text:style-name="T8_39">najprostszej</text:span><text:span text:style-name="T8_40"><text:s/></text:span><text:span text:style-name="T8_41">sytuacji</text:span><text:span text:style-name="T8_42"><text:s/></text:span><text:span text:style-name="T8_43">są</text:span><text:span text:style-name="T8_44"><text:s/></text:span><text:span text:style-name="T8_45">mieszkańcy</text:span><text:span text:style-name="T8_46"><text:s/></text:span><text:span text:style-name="T8_47">południowej</text:span><text:span text:style-name="T8_48"><text:s/></text:span><text:span text:style-name="T8_49">Polski</text:span><text:span text:style-name="T8_50">,<text:s/></text:span><text:span text:style-name="T8_51">którzy</text:span><text:span text:style-name="T8_52"><text:s/></text:span><text:span text:style-name="T8_53">po</text:span><text:span text:style-name="T8_54"><text:s/></text:span><text:span text:style-name="T8_55">prostu</text:span><text:span text:style-name="T8_56"><text:s/></text:span><text:span text:style-name="T8_57">pojadą</text:span><text:span text:style-name="T8_58"><text:s/></text:span><text:span text:style-name="T8_59">tam</text:span><text:span text:style-name="T8_60">,<text:s/></text:span><text:span text:style-name="T8_61">gdzie</text:span><text:span text:style-name="T8_62"><text:s/></text:span><text:span text:style-name="T8_63">mają</text:span><text:span text:style-name="T8_64"><text:s/></text:span><text:span text:style-name="T8_65">najbliżej</text:span><text:span text:style-name="T8_66">.<text:s/></text:span><text:span text:style-name="T8_67">Tym</text:span><text:span text:style-name="T8_68">,<text:s/></text:span><text:span text:style-name="T8_69">którzy</text:span><text:span text:style-name="T8_70"><text:s/></text:span><text:span text:style-name="T8_71">mają</text:span><text:span text:style-name="T8_72"><text:s/></text:span><text:span text:style-name="T8_73">do</text:span><text:span text:style-name="T8_74"><text:s/></text:span><text:span text:style-name="T8_75">gór</text:span><text:span text:style-name="T8_76"><text:s/></text:span><text:span text:style-name="T8_77">na</text:span><text:span text:style-name="T8_78"><text:s/></text:span><text:span text:style-name="T8_79">tyle</text:span><text:span text:style-name="T8_80"><text:s/></text:span><text:span text:style-name="T8_81">daleko</text:span><text:span text:style-name="T8_82">,<text:s/></text:span><text:span text:style-name="T8_83">że</text:span><text:span text:style-name="T8_84"><text:s/></text:span><text:span text:style-name="T8_85">wszystko</text:span><text:span text:style-name="T8_86"><text:s/></text:span><text:span text:style-name="T8_87">im</text:span><text:span text:style-name="T8_88"><text:s/></text:span><text:span text:style-name="T8_89">jedno</text:span><text:span text:style-name="T8_90">,<text:s/></text:span><text:span text:style-name="T8_91">gorąco</text:span><text:span text:style-name="T8_92"><text:s/></text:span><text:span text:style-name="T8_93">polecam</text:span><text:span text:style-name="T8_94"><text:s/></text:span><text:span text:style-name="T8_95">Izery</text:span><text:span text:style-name="T8_96">.<text:s/></text:span><text:span text:style-name="T8_97">Poza</text:span><text:span text:style-name="T8_98"><text:s/></text:span><text:span text:style-name="T8_99">tym</text:span><text:span text:style-name="T8_100">,<text:s/></text:span><text:span text:style-name="T8_101">że</text:span><text:span text:style-name="T8_102"><text:s/></text:span><text:span text:style-name="T8_103">atrakcyjne</text:span><text:span text:style-name="T8_104"><text:s/></text:span><text:span text:style-name="T8_105">krajobrazowo</text:span><text:span text:style-name="T8_106">,<text:s/></text:span><text:span text:style-name="T8_107">są</text:span><text:span text:style-name="T8_108"><text:s/></text:span><text:span text:style-name="T8_109">one</text:span><text:span text:style-name="T8_110"><text:s/></text:span><text:span text:style-name="T8_111">wprost</text:span><text:span text:style-name="T8_112"><text:s/></text:span><text:span text:style-name="T8_113">stworzone</text:span><text:span text:style-name="T8_114"><text:s/></text:span><text:span text:style-name="T8_115">dla</text:span><text:span text:style-name="T8_116"><text:s/></text:span><text:span text:style-name="T8_117">rowerzystów</text:span><text:span text:style-name="T8_118">.<text:s/></text:span><text:span text:style-name="T8_119">Suma</text:span><text:span text:style-name="T8_120"><text:s/></text:span><text:span text:style-name="T8_121">przewyższeń</text:span><text:span text:style-name="T8_122"><text:s/></text:span><text:span text:style-name="T8_123">jest</text:span><text:span text:style-name="T8_124"><text:s/></text:span><text:span text:style-name="T8_125">niewielka</text:span><text:span text:style-name="T8_126">,<text:s/></text:span><text:span text:style-name="T8_127">dominują</text:span><text:span text:style-name="T8_128"><text:s/></text:span><text:span text:style-name="T8_129">ścieżki</text:span><text:span text:style-name="T8_130"><text:s/></text:span><text:span text:style-name="T8_131">ziemne</text:span><text:span text:style-name="T8_132">,<text:s/></text:span><text:span text:style-name="T8_133">jest</text:span><text:span text:style-name="T8_134"><text:s/></text:span><text:span text:style-name="T8_135">niewiele</text:span><text:span text:style-name="T8_136"><text:s/></text:span><text:span text:style-name="T8_137">skał</text:span><text:span text:style-name="T8_138">.<text:s/></text:span><text:span text:style-name="T8_139">Do</text:span><text:span text:style-name="T8_140"><text:s/></text:span><text:span text:style-name="T8_141">tego</text:span><text:span text:style-name="T8_142"><text:s/></text:span><text:span text:style-name="T8_143">jest</text:span><text:span text:style-name="T8_144"><text:s/></text:span><text:span text:style-name="T8_145">tam</text:span><text:span text:style-name="T8_146"><text:s/></text:span><text:span text:style-name="T8_147">sporo</text:span><text:span text:style-name="T8_148"><text:s/></text:span><text:span text:style-name="T8_149">oznakowanych</text:span><text:span text:style-name="T8_150"><text:s/></text:span><text:span text:style-name="T8_151">tras</text:span><text:span text:style-name="T8_152"><text:s/></text:span><text:span text:style-name="T8_153">rowerowych</text:span><text:span text:style-name="T8_154">,<text:s/></text:span><text:span text:style-name="T8_155">ale</text:span><text:span text:style-name="T8_156"><text:s/></text:span><text:span text:style-name="T8_157">osobiście</text:span><text:span text:style-name="T8_158"><text:s/></text:span><text:span text:style-name="T8_159">odradzam</text:span><text:span text:style-name="T8_160"><text:s/></text:span><text:span text:style-name="T8_161">korzystanie</text:span><text:span text:style-name="T8_162"><text:s/></text:span><text:span text:style-name="T8_163">z</text:span><text:span text:style-name="T8_164"><text:s/></text:span><text:span text:style-name="T8_165">nich</text:span><text:span text:style-name="T8_166">,<text:s/></text:span><text:span text:style-name="T8_167">gdyż</text:span><text:span text:style-name="T8_168"><text:s/></text:span><text:span text:style-name="T8_169">przeważnie</text:span><text:span text:style-name="T8_170"><text:s/></text:span><text:span text:style-name="T8_171">są</text:span><text:span text:style-name="T8_172"><text:s/></text:span><text:span text:style-name="T8_173">to</text:span><text:span text:style-name="T8_174"><text:s/></text:span><text:span text:style-name="T8_175">nudne</text:span><text:span text:style-name="T8_176"><text:s/></text:span><text:span text:style-name="T8_177">szutrówki</text:span><text:span text:style-name="T8_178"><text:s/></text:span><text:span text:style-name="T8_179">i</text:span><text:span text:style-name="T8_180"><text:s/></text:span><text:span text:style-name="T8_181">omijają</text:span><text:span text:style-name="T8_182"><text:s/></text:span><text:span text:style-name="T8_183">najatrakcyjniejsze</text:span><text:span text:style-name="T8_184"><text:s/></text:span><text:span text:style-name="T8_185">miejsca</text:span><text:span text:style-name="T8_186">.<text:s/></text:span><text:span text:style-name="T8_187">Dodatkową</text:span><text:span text:style-name="T8_188"><text:s/></text:span><text:span text:style-name="T8_189">atrakcją</text:span><text:span text:style-name="T8_190"><text:s/></text:span><text:span text:style-name="T8_191">jest</text:span><text:span text:style-name="T8_192"><text:s/></text:span><text:span text:style-name="T8_193">bike</text:span><text:span text:style-name="T8_194"><text:s/></text:span><text:span text:style-name="T8_195">park</text:span><text:span text:style-name="T8_196"><text:s/></text:span><text:span text:style-name="T8_197">położony</text:span><text:span text:style-name="T8_198"><text:s/></text:span><text:span text:style-name="T8_199">po</text:span><text:span text:style-name="T8_200"><text:s/></text:span><text:span text:style-name="T8_201">czeskiej</text:span><text:span text:style-name="T8_202"><text:s/></text:span><text:span text:style-name="T8_203">stronie</text:span><text:span text:style-name="T8_204">,<text:s/></text:span><text:span text:style-name="T8_205">niedaleko</text:span><text:span text:style-name="T8_206"><text:s/></text:span><text:span text:style-name="T8_207">góry</text:span><text:span text:style-name="T8_208"><text:s/></text:span><text:span text:style-name="T8_209">Smrek</text:span><text:span text:style-name="T8_210"><text:s/>(</text:span><text:span text:style-name="T8_211">dojazd</text:span><text:span text:style-name="T8_212"><text:s/></text:span><text:span text:style-name="T8_213">ze</text:span><text:span text:style-name="T8_214"><text:s/></text:span><text:span text:style-name="T8_215">Świeradowa</text:span><text:span text:style-name="T8_216">).<text:s/></text:span><text:span text:style-name="T8_217">Krótko</text:span><text:span text:style-name="T8_218"><text:s/></text:span><text:span text:style-name="T8_219">mówiąc</text:span><text:span text:style-name="T8_220">,<text:s/></text:span><text:span text:style-name="T8_221">to</text:span><text:span text:style-name="T8_222"><text:s/></text:span><text:span text:style-name="T8_223">idealny</text:span><text:span text:style-name="T8_224"><text:s/></text:span><text:span text:style-name="T8_225">cel</text:span><text:span text:style-name="T8_226"><text:s/></text:span><text:span text:style-name="T8_227">pierwszego</text:span><text:span text:style-name="T8_228"><text:s/></text:span><text:span text:style-name="T8_229">wypadu</text:span><text:span text:style-name="T8_230"><text:s/></text:span><text:span text:style-name="T8_231">rowerowego</text:span><text:span text:style-name="T8_232">.</text:span></text:p>
      <text:p text:style-name="P9"><text:span text:style-name="T9_1">Po</text:span><text:span text:style-name="T9_2"><text:s/></text:span><text:span text:style-name="T9_3">ustaleniu</text:span><text:span text:style-name="T9_4"><text:s/></text:span><text:span text:style-name="T9_5">miejsca</text:span><text:span text:style-name="T9_6"><text:s/></text:span><text:span text:style-name="T9_7">akcji</text:span><text:span text:style-name="T9_8">,<text:s/></text:span><text:span text:style-name="T9_9">należy</text:span><text:span text:style-name="T9_10"><text:s/></text:span><text:span text:style-name="T9_11">szczegółowo</text:span><text:span text:style-name="T9_12"><text:s/></text:span><text:span text:style-name="T9_13">rozplanować</text:span><text:span text:style-name="T9_14"><text:s/></text:span><text:span text:style-name="T9_15">trasę</text:span><text:span text:style-name="T9_16">.<text:s/></text:span><text:span text:style-name="T9_17">To</text:span><text:span text:style-name="T9_18"><text:s/></text:span><text:span text:style-name="T9_19">pierwsza</text:span><text:span text:style-name="T9_20"><text:s/></text:span><text:span text:style-name="T9_21">istotna</text:span><text:span text:style-name="T9_22"><text:s/></text:span><text:span text:style-name="T9_23">różnica</text:span><text:span text:style-name="T9_24">,<text:s/></text:span><text:span text:style-name="T9_25">w</text:span><text:span text:style-name="T9_26"><text:s/></text:span><text:span text:style-name="T9_27">stosunku</text:span><text:span text:style-name="T9_28"><text:s/></text:span><text:span text:style-name="T9_29">do</text:span><text:span text:style-name="T9_30"><text:s/></text:span><text:span text:style-name="T9_31">typowego</text:span><text:span text:style-name="T9_32"><text:s/></text:span><text:span text:style-name="T9_33">wyjazdu</text:span><text:span text:style-name="T9_34"><text:s/></text:span><text:span text:style-name="T9_35">w</text:span><text:span text:style-name="T9_36"><text:s/></text:span><text:span text:style-name="T9_37">góry</text:span><text:span text:style-name="T9_38">.<text:s/></text:span><text:span text:style-name="T9_39">Oczywiście</text:span><text:span text:style-name="T9_40">,<text:s/></text:span><text:span text:style-name="T9_41">można</text:span><text:span text:style-name="T9_42"><text:s/></text:span><text:span text:style-name="T9_43">po</text:span><text:span text:style-name="T9_44"><text:s/></text:span><text:span text:style-name="T9_45">prostu</text:span><text:span text:style-name="T9_46"><text:s/></text:span><text:span text:style-name="T9_47">wynająć</text:span><text:span text:style-name="T9_48"><text:s/></text:span><text:span text:style-name="T9_49">pokój</text:span><text:span text:style-name="T9_50"><text:s/></text:span><text:span text:style-name="T9_51">w</text:span><text:span text:style-name="T9_52"><text:s/></text:span><text:span text:style-name="T9_53">pensjonacie</text:span><text:span text:style-name="T9_54"><text:s/></text:span><text:span text:style-name="T9_55">i</text:span><text:span text:style-name="T9_56"><text:s/></text:span><text:span text:style-name="T9_57">wybierać</text:span><text:span text:style-name="T9_58"><text:s/></text:span><text:span text:style-name="T9_59">się</text:span><text:span text:style-name="T9_60"><text:s/></text:span><text:span text:style-name="T9_61">na</text:span><text:span text:style-name="T9_62"><text:s/></text:span><text:span text:style-name="T9_63">wycieczki</text:span><text:span text:style-name="T9_64"><text:s/></text:span><text:span text:style-name="T9_65">w</text:span><text:span text:style-name="T9_66"><text:s/></text:span><text:span text:style-name="T9_67">okolicach</text:span><text:span text:style-name="T9_68"><text:s/></text:span><text:span text:style-name="T9_69">miejsca</text:span><text:span text:style-name="T9_70"><text:s/></text:span><text:span text:style-name="T9_71">noclegu</text:span><text:span text:style-name="T9_72">.<text:s/></text:span><text:span text:style-name="T9_73">Ale</text:span><text:span text:style-name="T9_74"><text:s/></text:span><text:span text:style-name="T9_75">przecież</text:span><text:span text:style-name="T9_76"><text:s/></text:span><text:span text:style-name="T9_77">nie</text:span><text:span text:style-name="T9_78"><text:s/></text:span><text:span text:style-name="T9_79">po</text:span><text:span text:style-name="T9_80"><text:s/></text:span><text:span text:style-name="T9_81">to</text:span><text:span text:style-name="T9_82"><text:s/></text:span><text:span text:style-name="T9_83">mamy</text:span><text:span text:style-name="T9_84"><text:s/></text:span><text:span text:style-name="T9_85">rower</text:span><text:span text:style-name="T9_86">,<text:s/></text:span><text:span text:style-name="T9_87">by</text:span><text:span text:style-name="T9_88"><text:s/></text:span><text:span text:style-name="T9_89">kręcić</text:span><text:span text:style-name="T9_90"><text:s/></text:span><text:span text:style-name="T9_91">się</text:span><text:span text:style-name="T9_92"><text:s/></text:span><text:span text:style-name="T9_93">jak</text:span><text:span text:style-name="T9_94"><text:s/></text:span><text:span text:style-name="T9_95">łajno</text:span><text:span text:style-name="T9_96"><text:s/></text:span><text:span text:style-name="T9_97">w</text:span><text:span text:style-name="T9_98"><text:s/></text:span><text:span text:style-name="T9_99">przeręblu</text:span><text:span text:style-name="T9_100">.<text:s/></text:span><text:span text:style-name="T9_101">Chodzi</text:span><text:span text:style-name="T9_102"><text:s/></text:span><text:span text:style-name="T9_103">o</text:span><text:span text:style-name="T9_104"><text:s/></text:span><text:span text:style-name="T9_105">to</text:span><text:span text:style-name="T9_106">,<text:s/></text:span><text:span text:style-name="T9_107">by</text:span><text:span text:style-name="T9_108"><text:s/></text:span><text:span text:style-name="T9_109">połykać</text:span><text:span text:style-name="T9_110"><text:s/></text:span><text:span text:style-name="T9_111">kilometry</text:span><text:span text:style-name="T9_112"><text:s/></text:span><text:span text:style-name="T9_113">i</text:span><text:span text:style-name="T9_114"><text:s/></text:span><text:span text:style-name="T9_115">codziennie</text:span><text:span text:style-name="T9_116"><text:s/></text:span><text:span text:style-name="T9_117">być</text:span><text:span text:style-name="T9_118"><text:s/></text:span><text:span text:style-name="T9_119">w</text:span><text:span text:style-name="T9_120"><text:s/></text:span><text:span text:style-name="T9_121">innym</text:span><text:span text:style-name="T9_122"><text:s/></text:span><text:span text:style-name="T9_123">miejscu</text:span><text:span text:style-name="T9_124">.<text:s/></text:span></text:p>
      <text:p text:style-name="P10"><text:span text:style-name="T10_1">Należy</text:span><text:span text:style-name="T10_2"><text:s/></text:span><text:span text:style-name="T10_3">więc</text:span><text:span text:style-name="T10_4"><text:s/></text:span><text:span text:style-name="T10_5">kupić</text:span><text:span text:style-name="T10_6"><text:s/></text:span><text:span text:style-name="T10_7">mapę</text:span><text:span text:style-name="T10_8"><text:s/></text:span><text:span text:style-name="T10_9">w</text:span><text:span text:style-name="T10_10"><text:s/></text:span><text:span text:style-name="T10_11">skali</text:span><text:span text:style-name="T10_12"><text:s/></text:span><text:span text:style-name="T10_13">nie</text:span><text:span text:style-name="T10_14"><text:s/></text:span><text:span text:style-name="T10_15">mniejszej</text:span><text:span text:style-name="T10_16"><text:s/></text:span><text:span text:style-name="T10_17">niż</text:span><text:span text:style-name="T10_18"><text:s/>1:60<text:s/>000,<text:s/></text:span><text:span text:style-name="T10_19">przyjąć</text:span><text:span text:style-name="T10_20"><text:s/></text:span><text:span text:style-name="T10_21">realistyczny</text:span><text:span text:style-name="T10_22"><text:s/></text:span><text:span text:style-name="T10_23">dystans</text:span><text:span text:style-name="T10_24"><text:s/></text:span><text:span text:style-name="T10_25">dzienny</text:span><text:span text:style-name="T10_26"><text:s/>(</text:span><text:span text:style-name="T10_27">dla</text:span><text:span text:style-name="T10_28"><text:s/></text:span><text:span text:style-name="T10_29">takich</text:span><text:span text:style-name="T10_30"><text:s/></text:span><text:span text:style-name="T10_31">gór</text:span><text:span text:style-name="T10_32">,<text:s/></text:span><text:span text:style-name="T10_33">jak</text:span><text:span text:style-name="T10_34"><text:s/></text:span><text:span text:style-name="T10_35">Izery</text:span><text:span text:style-name="T10_36"><text:s/></text:span><text:span text:style-name="T10_37">będzie</text:span><text:span text:style-name="T10_38"><text:s/></text:span><text:span text:style-name="T10_39">to</text:span><text:span text:style-name="T10_40"><text:s/>25-30<text:s/></text:span><text:span text:style-name="T10_41">km</text:span><text:span text:style-name="T10_42">)<text:s/></text:span><text:span text:style-name="T10_43">chwycić</text:span><text:span text:style-name="T10_44"><text:s/></text:span><text:span text:style-name="T10_45">w</text:span><text:span text:style-name="T10_46"><text:s/></text:span><text:span text:style-name="T10_47">dłoń</text:span><text:span text:style-name="T10_48"><text:s/></text:span><text:span text:style-name="T10_49">linijkę</text:span><text:span text:style-name="T10_50"><text:s/></text:span><text:span text:style-name="T10_51">i</text:span><text:span text:style-name="T10_52"><text:s/></text:span><text:span text:style-name="T10_53">planować</text:span><text:span text:style-name="T10_54">.<text:s/></text:span><text:span text:style-name="T10_55">Warto</text:span><text:span text:style-name="T10_56"><text:s/></text:span><text:span text:style-name="T10_57">zwracać</text:span><text:span text:style-name="T10_58"><text:s/></text:span><text:span text:style-name="T10_59">uwagę</text:span><text:span text:style-name="T10_60"><text:s/></text:span><text:span text:style-name="T10_61">na</text:span><text:span text:style-name="T10_62"><text:s/></text:span><text:span text:style-name="T10_63">układ</text:span><text:span text:style-name="T10_64"><text:s/></text:span><text:span text:style-name="T10_65">poziomic</text:span><text:span text:style-name="T10_66"><text:s/></text:span><text:span text:style-name="T10_67">na</text:span><text:span text:style-name="T10_68"><text:s/></text:span><text:span text:style-name="T10_69">mapie</text:span><text:span text:style-name="T10_70"><text:s/>(</text:span><text:span text:style-name="T10_71">gdy</text:span><text:span text:style-name="T10_72"><text:s/></text:span><text:span text:style-name="T10_73">są</text:span><text:span text:style-name="T10_74"><text:s/></text:span><text:span text:style-name="T10_75">bliżej</text:span><text:span text:style-name="T10_76"><text:s/></text:span><text:span text:style-name="T10_77">siebie</text:span><text:span text:style-name="T10_78">,<text:s/></text:span><text:span text:style-name="T10_79">może</text:span><text:span text:style-name="T10_80"><text:s/></text:span><text:span text:style-name="T10_81">to</text:span><text:span text:style-name="T10_82"><text:s/></text:span><text:span text:style-name="T10_83">oznaczać</text:span><text:span text:style-name="T10_84"><text:s/></text:span><text:span text:style-name="T10_85">atrakcyjny</text:span><text:span text:style-name="T10_86"><text:s/></text:span><text:span text:style-name="T10_87">zjazd</text:span><text:span text:style-name="T10_88">,<text:s/></text:span><text:span text:style-name="T10_89">lub</text:span><text:span text:style-name="T10_90"><text:s/></text:span><text:span text:style-name="T10_91">konieczność</text:span><text:span text:style-name="T10_92"><text:s/></text:span><text:span text:style-name="T10_93">uciążliwego</text:span><text:span text:style-name="T10_94"><text:s/></text:span><text:span text:style-name="T10_95">prowadzenia</text:span><text:span text:style-name="T10_96"><text:s/></text:span><text:span text:style-name="T10_97">roweru</text:span><text:span text:style-name="T10_98">),<text:s/></text:span><text:span text:style-name="T10_99">punkty</text:span><text:span text:style-name="T10_100"><text:s/></text:span><text:span text:style-name="T10_101">widokowe</text:span><text:span text:style-name="T10_102"><text:s/></text:span><text:span text:style-name="T10_103">czy</text:span><text:span text:style-name="T10_104"><text:s/></text:span><text:span text:style-name="T10_105">miejsca</text:span><text:span text:style-name="T10_106">,<text:s/></text:span><text:span text:style-name="T10_107">o</text:span><text:span text:style-name="T10_108"><text:s/></text:span><text:span text:style-name="T10_109">których</text:span><text:span text:style-name="T10_110"><text:s/></text:span><text:span text:style-name="T10_111">wiemy</text:span><text:span text:style-name="T10_112"><text:s/></text:span><text:span text:style-name="T10_113">z</text:span><text:span text:style-name="T10_114"><text:s/></text:span><text:span text:style-name="T10_115">przewodników</text:span><text:span text:style-name="T10_116"><text:s/></text:span><text:span text:style-name="T10_117">turystycznych</text:span><text:span text:style-name="T10_118">.<text:s/></text:span><text:span text:style-name="T10_119">Jednak</text:span><text:span text:style-name="T10_120"><text:s/></text:span><text:span text:style-name="T10_121">podstawowa</text:span><text:span text:style-name="T10_122"><text:s/></text:span><text:span text:style-name="T10_123">zasada</text:span><text:span text:style-name="T10_124"><text:s/></text:span><text:span text:style-name="T10_125">jest</text:span><text:span text:style-name="T10_126"><text:s/></text:span><text:span text:style-name="T10_127">jedna</text:span><text:span text:style-name="T10_128">:<text:s/></text:span><text:span text:style-name="T10_129">najprzyjemniejsza</text:span><text:span text:style-name="T10_130"><text:s/></text:span><text:span text:style-name="T10_131">jest</text:span><text:span text:style-name="T10_132"><text:s/></text:span><text:span text:style-name="T10_133">jazda</text:span><text:span text:style-name="T10_134"><text:s/></text:span><text:span text:style-name="T10_135">grzbietem</text:span><text:span text:style-name="T10_136"><text:s/></text:span><text:span text:style-name="T10_137">pasma</text:span><text:span text:style-name="T10_138"><text:s/></text:span><text:span text:style-name="T10_139">górskiego</text:span><text:span text:style-name="T10_140">.<text:s/></text:span><text:span text:style-name="T10_141">Dlatego</text:span><text:span text:style-name="T10_142"><text:s/></text:span><text:span text:style-name="T10_143">trasę</text:span><text:span text:style-name="T10_144"><text:s/></text:span><text:span text:style-name="T10_145">planujemy</text:span><text:span text:style-name="T10_146"><text:s/></text:span><text:span text:style-name="T10_147">tak</text:span><text:span text:style-name="T10_148">,<text:s/></text:span><text:span text:style-name="T10_149">aby</text:span><text:span text:style-name="T10_150"><text:s/></text:span><text:span text:style-name="T10_151">raz</text:span><text:span text:style-name="T10_152"><text:s/></text:span><text:span text:style-name="T10_153">wjechać</text:span><text:span text:style-name="T10_154"><text:s/>(</text:span><text:span text:style-name="T10_155">lub</text:span><text:span text:style-name="T10_156">,<text:s/></text:span><text:span text:style-name="T10_157">jak</text:span><text:span text:style-name="T10_158"><text:s/></text:span><text:span text:style-name="T10_159">to</text:span><text:span text:style-name="T10_160"><text:s/></text:span><text:span text:style-name="T10_161">często</text:span><text:span text:style-name="T10_162"><text:s/></text:span><text:span text:style-name="T10_163">bywa</text:span><text:span text:style-name="T10_164">,<text:s/></text:span><text:span text:style-name="T10_165">wdrapać</text:span><text:span text:style-name="T10_166"><text:s/></text:span><text:span text:style-name="T10_167">się</text:span><text:span text:style-name="T10_168">)<text:s/></text:span><text:span text:style-name="T10_169">na</text:span><text:span text:style-name="T10_170"><text:s/></text:span><text:span text:style-name="T10_171">któreś</text:span><text:span text:style-name="T10_172"><text:s/></text:span><text:span text:style-name="T10_173">ze</text:span><text:span text:style-name="T10_174"><text:s/></text:span><text:span text:style-name="T10_175">wzniesień</text:span><text:span text:style-name="T10_176">,<text:s/></text:span><text:span text:style-name="T10_177">a</text:span><text:span text:style-name="T10_178"><text:s/></text:span><text:span text:style-name="T10_179">potem</text:span><text:span text:style-name="T10_180"><text:s/></text:span><text:span text:style-name="T10_181">aż</text:span><text:span text:style-name="T10_182"><text:s/></text:span><text:span text:style-name="T10_183">do</text:span><text:span text:style-name="T10_184"><text:s/></text:span><text:span text:style-name="T10_185">końca</text:span><text:span text:style-name="T10_186"><text:s/></text:span><text:span text:style-name="T10_187">wycieczki</text:span><text:span text:style-name="T10_188"><text:s/></text:span><text:span text:style-name="T10_189">przemieszczać</text:span><text:span text:style-name="T10_190"><text:s/></text:span><text:span text:style-name="T10_191">się</text:span><text:span text:style-name="T10_192"><text:s/></text:span><text:span text:style-name="T10_193">przełęczami</text:span><text:span text:style-name="T10_194"><text:s/></text:span><text:span text:style-name="T10_195">od</text:span><text:span text:style-name="T10_196"><text:s/></text:span><text:span text:style-name="T10_197">szczytu</text:span><text:span text:style-name="T10_198"><text:s/></text:span><text:span text:style-name="T10_199">do</text:span><text:span text:style-name="T10_200"><text:s/></text:span><text:span text:style-name="T10_201">szczytu</text:span><text:span text:style-name="T10_202">.<text:s/></text:span><text:span text:style-name="T10_203">Uważniejsi</text:span><text:span text:style-name="T10_204"><text:s/></text:span><text:span text:style-name="T10_205">czytelnicy</text:span><text:span text:style-name="T10_206"><text:s/></text:span><text:span text:style-name="T10_207">z</text:span><text:span text:style-name="T10_208"><text:s/></text:span><text:span text:style-name="T10_209">pewnością</text:span><text:span text:style-name="T10_210"><text:s/></text:span><text:span text:style-name="T10_211">zauważyli</text:span><text:span text:style-name="T10_212">,<text:s/></text:span><text:span text:style-name="T10_213">że</text:span><text:span text:style-name="T10_214"><text:s/></text:span><text:span text:style-name="T10_215">oznacza</text:span><text:span text:style-name="T10_216"><text:s/></text:span><text:span text:style-name="T10_217">to</text:span><text:span text:style-name="T10_218">,<text:s/></text:span><text:span text:style-name="T10_219">iż</text:span><text:span text:style-name="T10_220"><text:s/></text:span><text:span text:style-name="T10_221">nie</text:span><text:span text:style-name="T10_222"><text:s/></text:span><text:span text:style-name="T10_223">zjeżdżamy</text:span><text:span text:style-name="T10_224"><text:s/></text:span><text:span text:style-name="T10_225">do</text:span><text:span text:style-name="T10_226"><text:s/></text:span><text:span text:style-name="T10_227">miast</text:span><text:span text:style-name="T10_228">,<text:s/></text:span><text:span text:style-name="T10_229">co</text:span><text:span text:style-name="T10_230"><text:s/></text:span><text:span text:style-name="T10_231">implikuje</text:span><text:span text:style-name="T10_232"><text:s/></text:span><text:span text:style-name="T10_233">konieczność</text:span><text:span text:style-name="T10_234"><text:s/></text:span><text:span text:style-name="T10_235">posiadania</text:span><text:span text:style-name="T10_236"><text:s/></text:span><text:span text:style-name="T10_237">odpowiednich</text:span><text:span text:style-name="T10_238"><text:s/></text:span><text:span text:style-name="T10_239">zapasów</text:span><text:span text:style-name="T10_240"><text:s/></text:span><text:span text:style-name="T10_241">wody</text:span><text:span text:style-name="T10_242"><text:s/></text:span><text:span text:style-name="T10_243">i</text:span><text:span text:style-name="T10_244"><text:s/></text:span><text:span text:style-name="T10_245">jedzenia</text:span><text:span text:style-name="T10_246">.<text:s/></text:span><text:span text:style-name="T10_247">Tę</text:span><text:span text:style-name="T10_248"><text:s/></text:span><text:span text:style-name="T10_249">pierwszą</text:span><text:span text:style-name="T10_250"><text:s/></text:span><text:span text:style-name="T10_251">można</text:span><text:span text:style-name="T10_252"><text:s/></text:span><text:span text:style-name="T10_253">uzupełniać</text:span><text:span text:style-name="T10_254"><text:s/></text:span><text:span text:style-name="T10_255">w</text:span><text:span text:style-name="T10_256"><text:s/></text:span><text:span text:style-name="T10_257">strumieniach</text:span><text:span text:style-name="T10_258">,<text:s/></text:span><text:span text:style-name="T10_259">zaś</text:span><text:span text:style-name="T10_260"><text:s/></text:span><text:span text:style-name="T10_261">co</text:span><text:span text:style-name="T10_262"><text:s/></text:span><text:span text:style-name="T10_263">do</text:span><text:span text:style-name="T10_264"><text:s/></text:span><text:span text:style-name="T10_265">drugiego</text:span><text:span text:style-name="T10_266">,<text:s/></text:span><text:span text:style-name="T10_267">niektórzy</text:span><text:span text:style-name="T10_268"><text:s/></text:span><text:span text:style-name="T10_269">z</text:span><text:span text:style-name="T10_270"><text:s/></text:span><text:span text:style-name="T10_271">redaktorów</text:span><text:span text:style-name="T10_272"><text:s/></text:span><text:span text:style-name="T10_273">ET</text:span><text:span text:style-name="T10_274"><text:s/></text:span><text:span text:style-name="T10_275">zaproponowaliby</text:span><text:span text:style-name="T10_276"><text:s/></text:span><text:span text:style-name="T10_277">polowanie</text:span><text:span text:style-name="T10_278"><text:s/></text:span><text:span text:style-name="T10_279">na</text:span><text:span text:style-name="T10_280"><text:s/></text:span><text:span text:style-name="T10_281">wiewiórki</text:span><text:span text:style-name="T10_282">.<text:s/></text:span><text:span text:style-name="T10_283">Ja</text:span><text:span text:style-name="T10_284"><text:s/></text:span><text:span text:style-name="T10_285">jednak</text:span><text:span text:style-name="T10_286"><text:s/></text:span><text:span text:style-name="T10_287">zdradzę</text:span><text:span text:style-name="T10_288"><text:s/></text:span><text:span text:style-name="T10_289">Wam</text:span><text:span text:style-name="T10_290">,<text:s/></text:span><text:span text:style-name="T10_291">że</text:span><text:span text:style-name="T10_292"><text:s/></text:span><text:span text:style-name="T10_293">chińskie</text:span><text:span text:style-name="T10_294"><text:s/></text:span><text:span text:style-name="T10_295">zupki</text:span><text:span text:style-name="T10_296"><text:s/></text:span><text:span text:style-name="T10_297">są</text:span><text:span text:style-name="T10_298"><text:s/></text:span><text:span text:style-name="T10_299">lepsze</text:span><text:span text:style-name="T10_300">.<text:s/></text:span></text:p>
      <text:p text:style-name="P11"/>
      <text:p text:style-name="P12"><text:span text:style-name="T12_1">Jak</text:span><text:span text:style-name="T12_2"><text:s/></text:span><text:span text:style-name="T12_3">mogła</text:span><text:span text:style-name="T12_4"><text:s/></text:span><text:span text:style-name="T12_5">by</text:span><text:span text:style-name="T12_6"><text:s/></text:span><text:span text:style-name="T12_7">wyglądać</text:span><text:span text:style-name="T12_8"><text:s/></text:span><text:span text:style-name="T12_9">taka</text:span><text:span text:style-name="T12_10"><text:s/></text:span><text:span text:style-name="T12_11">trasa</text:span><text:span text:style-name="T12_12">?<text:s/></text:span><text:span text:style-name="T12_13">Jeśli</text:span><text:span text:style-name="T12_14"><text:s/></text:span><text:span text:style-name="T12_15">zdecydowaliśmy</text:span><text:span text:style-name="T12_16"><text:s/></text:span><text:span text:style-name="T12_17">się</text:span><text:span text:style-name="T12_18"><text:s/></text:span><text:span text:style-name="T12_19">na</text:span><text:span text:style-name="T12_20"><text:s/></text:span><text:span text:style-name="T12_21">Izery</text:span><text:span text:style-name="T12_22">,<text:s/></text:span><text:span text:style-name="T12_23">to</text:span><text:span text:style-name="T12_24"><text:s/></text:span><text:span text:style-name="T12_25">na</text:span><text:span text:style-name="T12_26"><text:s/></text:span><text:span text:style-name="T12_27">przykład</text:span><text:span text:style-name="T12_28"><text:s/></text:span><text:span text:style-name="T12_29">tak</text:span><text:span text:style-name="T12_30">:<text:s/></text:span><text:span text:style-name="T12_31">W</text:span><text:span text:style-name="T12_32"><text:s/></text:span><text:span text:style-name="T12_33">piątek</text:span><text:span text:style-name="T12_34"><text:s/></text:span><text:span text:style-name="T12_35">po</text:span><text:span text:style-name="T12_36"><text:s/></text:span><text:span text:style-name="T12_37">południu</text:span><text:span text:style-name="T12_38"><text:s/></text:span><text:span text:style-name="T12_39">wysiadacie</text:span><text:span text:style-name="T12_40"><text:s/></text:span><text:span text:style-name="T12_41">z</text:span><text:span text:style-name="T12_42"><text:s/></text:span><text:span text:style-name="T12_43">pociągu</text:span><text:span text:style-name="T12_44"><text:s/></text:span><text:span text:style-name="T12_45">w</text:span><text:span text:style-name="T12_46"><text:s/></text:span><text:span text:style-name="T12_47">Szklarskiej</text:span><text:span text:style-name="T12_48"><text:s/></text:span><text:span text:style-name="T12_49">Porębie</text:span><text:span text:style-name="T12_50">,<text:s/></text:span><text:span text:style-name="T12_51">czerwonym</text:span><text:span text:style-name="T12_52"><text:s/></text:span><text:span text:style-name="T12_53">szlakiem</text:span><text:span text:style-name="T12_54"><text:s/></text:span><text:span text:style-name="T12_55">dojeżdżacie</text:span><text:span text:style-name="T12_56"><text:s/></text:span><text:span text:style-name="T12_57">na</text:span><text:span text:style-name="T12_58"><text:s/></text:span><text:span text:style-name="T12_59">Halę</text:span><text:span text:style-name="T12_60"><text:s/></text:span><text:span text:style-name="T12_61">Izerską</text:span><text:span text:style-name="T12_62">,<text:s/></text:span><text:span text:style-name="T12_63">gdzie</text:span><text:span text:style-name="T12_64"><text:s/></text:span><text:span text:style-name="T12_65">spędzacie</text:span><text:span text:style-name="T12_66"><text:s/></text:span><text:span text:style-name="T12_67">noc</text:span><text:span text:style-name="T12_68"><text:s/></text:span><text:span text:style-name="T12_69">w</text:span><text:span text:style-name="T12_70"><text:s/></text:span><text:span text:style-name="T12_71">Chatce</text:span><text:span text:style-name="T12_72"><text:s/></text:span><text:span text:style-name="T12_73">Górzystów</text:span><text:span text:style-name="T12_74"><text:s/>(</text:span><text:span text:style-name="T12_75">polecam</text:span><text:span text:style-name="T12_76"><text:s/></text:span><text:span text:style-name="T12_77">tamtejsze</text:span><text:span text:style-name="T12_78"><text:s/></text:span><text:span text:style-name="T12_79">naleśniki</text:span><text:span text:style-name="T12_80">!)<text:s/></text:span><text:span text:style-name="T12_81">lub</text:span><text:span text:style-name="T12_82">,<text:s/></text:span><text:span text:style-name="T12_83">jeśli</text:span><text:span text:style-name="T12_84"><text:s/></text:span><text:span text:style-name="T12_85">macie</text:span><text:span text:style-name="T12_86"><text:s/></text:span><text:span text:style-name="T12_87">ze</text:span><text:span text:style-name="T12_88"><text:s/></text:span><text:span text:style-name="T12_89">sobą</text:span><text:span text:style-name="T12_90"><text:s/></text:span><text:span text:style-name="T12_91">namiot</text:span><text:span text:style-name="T12_92">,<text:s/></text:span><text:span text:style-name="T12_93">gdzieś</text:span><text:span text:style-name="T12_94"><text:s/></text:span><text:span text:style-name="T12_95">w</text:span><text:span text:style-name="T12_96"><text:s/></text:span><text:span text:style-name="T12_97">pobliżu</text:span><text:span text:style-name="T12_98">.<text:s/></text:span><text:span text:style-name="T12_99">W</text:span><text:span text:style-name="T12_100"><text:s/></text:span><text:span text:style-name="T12_101">sobotę</text:span><text:span text:style-name="T12_102"><text:s/></text:span><text:span text:style-name="T12_103">kontynuujecie</text:span><text:span text:style-name="T12_104"><text:s/></text:span><text:span text:style-name="T12_105">podróż</text:span><text:span text:style-name="T12_106"><text:s/></text:span><text:span text:style-name="T12_107">na</text:span><text:span text:style-name="T12_108"><text:s/></text:span><text:span text:style-name="T12_109">zachód</text:span><text:span text:style-name="T12_110"><text:s/></text:span><text:span text:style-name="T12_111">i</text:span><text:span text:style-name="T12_112"><text:s/></text:span><text:span text:style-name="T12_113">przejeżdżacie</text:span><text:span text:style-name="T12_114"><text:s/></text:span><text:span text:style-name="T12_115">na</text:span><text:span text:style-name="T12_116"><text:s/></text:span><text:span text:style-name="T12_117">czeską</text:span><text:span text:style-name="T12_118"><text:s/></text:span><text:span text:style-name="T12_119">stronę</text:span><text:span text:style-name="T12_120">,<text:s/></text:span><text:span text:style-name="T12_121">gdzie</text:span><text:span text:style-name="T12_122"><text:s/></text:span><text:span text:style-name="T12_123">ze</text:span><text:span text:style-name="T12_124"><text:s/></text:span><text:span text:style-name="T12_125">Smreka</text:span><text:span text:style-name="T12_126"><text:s/></text:span><text:span text:style-name="T12_127">zjeżdżacie</text:span><text:span text:style-name="T12_128"><text:s/></text:span><text:span text:style-name="T12_129">w</text:span><text:span text:style-name="T12_130"><text:s/></text:span><text:span text:style-name="T12_131">kierunku</text:span><text:span text:style-name="T12_132"><text:s/></text:span><text:span text:style-name="T12_133">Novego</text:span><text:span text:style-name="T12_134"><text:s/></text:span><text:span text:style-name="T12_135">Mesta</text:span><text:span text:style-name="T12_136"><text:s/></text:span><text:span text:style-name="T12_137">i</text:span><text:span text:style-name="T12_138"><text:s/></text:span><text:span text:style-name="T12_139">cały</text:span><text:span text:style-name="T12_140"><text:s/></text:span><text:span text:style-name="T12_141">dzień</text:span><text:span text:style-name="T12_142"><text:s/></text:span><text:span text:style-name="T12_143">spędzacie</text:span><text:span text:style-name="T12_144"><text:s/></text:span><text:span text:style-name="T12_145">na</text:span><text:span text:style-name="T12_146"><text:s/></text:span><text:span text:style-name="T12_147">niezwykle</text:span><text:span text:style-name="T12_148"><text:s/></text:span><text:span text:style-name="T12_149">atrakcyjnych</text:span><text:span text:style-name="T12_150"><text:s/></text:span><text:span text:style-name="T12_151">trasach</text:span><text:span text:style-name="T12_152"><text:s/></text:span><text:span text:style-name="T12_153">kompleksu</text:span><text:span text:style-name="T12_154"><text:s/></text:span><text:span text:style-name="T12_155">Singletrek</text:span><text:span text:style-name="T12_156"><text:s/></text:span><text:span text:style-name="T12_157">pod</text:span><text:span text:style-name="T12_158"><text:s/></text:span><text:span text:style-name="T12_159">Smrkiem</text:span><text:span text:style-name="T12_160">.<text:s/></text:span><text:span text:style-name="T12_161">Kłóci</text:span><text:span text:style-name="T12_162"><text:s/></text:span><text:span text:style-name="T12_163">się</text:span><text:span text:style-name="T12_164"><text:s/></text:span><text:span text:style-name="T12_165">to</text:span><text:span text:style-name="T12_166"><text:s/></text:span><text:span text:style-name="T12_167">z</text:span><text:span text:style-name="T12_168"><text:s/></text:span><text:span text:style-name="T12_169">tym</text:span><text:span text:style-name="T12_170">,<text:s/></text:span><text:span text:style-name="T12_171">co</text:span><text:span text:style-name="T12_172"><text:s/></text:span><text:span text:style-name="T12_173">pisałem</text:span><text:span text:style-name="T12_174"><text:s/></text:span><text:span text:style-name="T12_175">wcześniej</text:span><text:span text:style-name="T12_176"><text:s/></text:span><text:span text:style-name="T12_177">o</text:span><text:span text:style-name="T12_178"><text:s/></text:span><text:span text:style-name="T12_179">trzymaniu</text:span><text:span text:style-name="T12_180"><text:s/></text:span><text:span text:style-name="T12_181">się</text:span><text:span text:style-name="T12_182"><text:s/></text:span><text:span text:style-name="T12_183">górskiego</text:span><text:span text:style-name="T12_184"><text:s/></text:span><text:span text:style-name="T12_185">grzbietu</text:span><text:span text:style-name="T12_186">,<text:s/></text:span><text:span text:style-name="T12_187">ale</text:span><text:span text:style-name="T12_188"><text:s/></text:span><text:span text:style-name="T12_189">w</text:span><text:span text:style-name="T12_190"><text:s/></text:span><text:span text:style-name="T12_191">tym</text:span><text:span text:style-name="T12_192"><text:s/></text:span><text:span text:style-name="T12_193">przypadku</text:span><text:span text:style-name="T12_194"><text:s/></text:span><text:span text:style-name="T12_195">warto</text:span><text:span text:style-name="T12_196">.<text:s/></text:span><text:span text:style-name="T12_197">Jeśli</text:span><text:span text:style-name="T12_198"><text:s/></text:span><text:span text:style-name="T12_199">planujecie</text:span><text:span text:style-name="T12_200"><text:s/></text:span><text:span text:style-name="T12_201">zabrać</text:span><text:span text:style-name="T12_202"><text:s/></text:span><text:span text:style-name="T12_203">namiot</text:span><text:span text:style-name="T12_204">,<text:s/></text:span><text:span text:style-name="T12_205">to</text:span><text:span text:style-name="T12_206"><text:s/></text:span><text:span text:style-name="T12_207">wygraliście</text:span><text:span text:style-name="T12_208">,<text:s/></text:span><text:span text:style-name="T12_209">bo</text:span><text:span text:style-name="T12_210"><text:s/></text:span><text:span text:style-name="T12_211">noc</text:span><text:span text:style-name="T12_212"><text:s/></text:span><text:span text:style-name="T12_213">możecie</text:span><text:span text:style-name="T12_214"><text:s/></text:span><text:span text:style-name="T12_215">spędzić</text:span><text:span text:style-name="T12_216"><text:s/></text:span><text:span text:style-name="T12_217">na</text:span><text:span text:style-name="T12_218"><text:s/></text:span><text:span text:style-name="T12_219">polu</text:span><text:span text:style-name="T12_220"><text:s/></text:span><text:span text:style-name="T12_221">namiotowym</text:span><text:span text:style-name="T12_222"><text:s/></text:span><text:span text:style-name="T12_223">pod</text:span><text:span text:style-name="T12_224"><text:s/></text:span><text:span text:style-name="T12_225">Singletrek</text:span><text:span text:style-name="T12_226"><text:s/></text:span><text:span text:style-name="T12_227">Center</text:span><text:span text:style-name="T12_228">.<text:s/></text:span><text:span text:style-name="T12_229">Jeśli</text:span><text:span text:style-name="T12_230"><text:s/></text:span><text:span text:style-name="T12_231">nie</text:span><text:span text:style-name="T12_232">,<text:s/></text:span><text:span text:style-name="T12_233">to</text:span><text:span text:style-name="T12_234"><text:s/></text:span><text:span text:style-name="T12_235">noclegu</text:span><text:span text:style-name="T12_236"><text:s/></text:span><text:span text:style-name="T12_237">szukacie</text:span><text:span text:style-name="T12_238"><text:s/></text:span><text:span text:style-name="T12_239">w</text:span><text:span text:style-name="T12_240"><text:s/></text:span><text:span text:style-name="T12_241">Novym</text:span><text:span text:style-name="T12_242"><text:s/></text:span><text:span text:style-name="T12_243">Mescie</text:span><text:span text:style-name="T12_244"><text:s/></text:span><text:span text:style-name="T12_245">lub</text:span><text:span text:style-name="T12_246"><text:s/></text:span><text:span text:style-name="T12_247">Świeradowie</text:span><text:span text:style-name="T12_248">.<text:s/></text:span><text:span text:style-name="T12_249">W</text:span><text:span text:style-name="T12_250"><text:s/></text:span><text:span text:style-name="T12_251">niedzielę</text:span><text:span text:style-name="T12_252"><text:s/></text:span><text:span text:style-name="T12_253">pozostaje</text:span><text:span text:style-name="T12_254"><text:s/></text:span><text:span text:style-name="T12_255">powrót</text:span><text:span text:style-name="T12_256"><text:s/></text:span><text:span text:style-name="T12_257">do</text:span><text:span text:style-name="T12_258"><text:s/></text:span><text:span text:style-name="T12_259">Szklarskiej</text:span><text:span text:style-name="T12_260"><text:s/></text:span><text:span text:style-name="T12_261">Poręby</text:span><text:span text:style-name="T12_262"><text:s/></text:span><text:span text:style-name="T12_263">i</text:span><text:span text:style-name="T12_264"><text:s/></text:span><text:span text:style-name="T12_265">są</text:span><text:span text:style-name="T12_266"><text:s/></text:span><text:span text:style-name="T12_267">dwie</text:span><text:span text:style-name="T12_268"><text:s/></text:span><text:span text:style-name="T12_269">możliwości</text:span><text:span text:style-name="T12_270">.<text:s/></text:span><text:span text:style-name="T12_271">Albo</text:span><text:span text:style-name="T12_272"><text:s/></text:span><text:span text:style-name="T12_273">po</text:span><text:span text:style-name="T12_274"><text:s/></text:span><text:span text:style-name="T12_275">polskiej</text:span><text:span text:style-name="T12_276"><text:s/></text:span><text:span text:style-name="T12_277">stronie</text:span><text:span text:style-name="T12_278"><text:s/></text:span><text:span text:style-name="T12_279">czerwonym</text:span><text:span text:style-name="T12_280"><text:s/></text:span><text:span text:style-name="T12_281">szlakiem</text:span><text:span text:style-name="T12_282"><text:s/></text:span><text:span text:style-name="T12_283">przez</text:span><text:span text:style-name="T12_284"><text:s/></text:span><text:span text:style-name="T12_285">niezwykle</text:span><text:span text:style-name="T12_286"><text:s/></text:span><text:span text:style-name="T12_287">klimatyczną</text:span><text:span text:style-name="T12_288"><text:s/></text:span><text:span text:style-name="T12_289">Podmokłą</text:span><text:span text:style-name="T12_290">,<text:s/></text:span><text:span text:style-name="T12_291">albo</text:span><text:span text:style-name="T12_292"><text:s/></text:span><text:span text:style-name="T12_293">po</text:span><text:span text:style-name="T12_294"><text:s/></text:span><text:span text:style-name="T12_295">czeskiej</text:span><text:span text:style-name="T12_296"><text:s/></text:span><text:span text:style-name="T12_297">przez</text:span><text:span text:style-name="T12_298"><text:s/></text:span><text:span text:style-name="T12_299">rezerwat</text:span><text:span text:style-name="T12_300"><text:s/></text:span><text:span text:style-name="T12_301">Torfowiska</text:span><text:span text:style-name="T12_302"><text:s/></text:span><text:span text:style-name="T12_303">Doliny</text:span><text:span text:style-name="T12_304"><text:s/></text:span><text:span text:style-name="T12_305">Izery</text:span><text:span text:style-name="T12_306">.<text:s/></text:span><text:span text:style-name="T12_307">Sam</text:span><text:span text:style-name="T12_308"><text:s/></text:span><text:span text:style-name="T12_309">rezerwat</text:span><text:span text:style-name="T12_310"><text:s/></text:span><text:span text:style-name="T12_311">to</text:span><text:span text:style-name="T12_312"><text:s/></text:span><text:span text:style-name="T12_313">po</text:span><text:span text:style-name="T12_314"><text:s/></text:span><text:span text:style-name="T12_315">prostu</text:span><text:span text:style-name="T12_316"><text:s/></text:span><text:span text:style-name="T12_317">magiczne</text:span><text:span text:style-name="T12_318"><text:s/></text:span><text:span text:style-name="T12_319">miejsce</text:span><text:span text:style-name="T12_320"><text:s/>(</text:span><text:span text:style-name="T12_321">jedno</text:span><text:span text:style-name="T12_322"><text:s/></text:span><text:span text:style-name="T12_323">z</text:span><text:span text:style-name="T12_324"><text:s/></text:span><text:span text:style-name="T12_325">wielu</text:span><text:span text:style-name="T12_326">,<text:s/></text:span><text:span text:style-name="T12_327">które</text:span><text:span text:style-name="T12_328"><text:s/></text:span><text:span text:style-name="T12_329">odkryjecie</text:span><text:span text:style-name="T12_330"><text:s/></text:span><text:span text:style-name="T12_331">włócząc</text:span><text:span text:style-name="T12_332"><text:s/></text:span><text:span text:style-name="T12_333">się</text:span><text:span text:style-name="T12_334"><text:s/></text:span><text:span text:style-name="T12_335">po</text:span><text:span text:style-name="T12_336"><text:s/></text:span><text:span text:style-name="T12_337">górach</text:span><text:span text:style-name="T12_338">),<text:s/></text:span><text:span text:style-name="T12_339">jednak</text:span><text:span text:style-name="T12_340"><text:s/></text:span><text:span text:style-name="T12_341">po</text:span><text:span text:style-name="T12_342"><text:s/></text:span><text:span text:style-name="T12_343">drodze</text:span><text:span text:style-name="T12_344"><text:s/></text:span><text:span text:style-name="T12_345">czeka</text:span><text:span text:style-name="T12_346"><text:s/></text:span><text:span text:style-name="T12_347">zjazd</text:span><text:span text:style-name="T12_348"><text:s/></text:span><text:span text:style-name="T12_349">ze</text:span><text:span text:style-name="T12_350"><text:s/></text:span><text:span text:style-name="T12_351">Smreka</text:span><text:span text:style-name="T12_352">,<text:s/></text:span><text:span text:style-name="T12_353">który</text:span><text:span text:style-name="T12_354"><text:s/></text:span><text:span text:style-name="T12_355">co</text:span><text:span text:style-name="T12_356"><text:s/></text:span><text:span text:style-name="T12_357">prawda</text:span><text:span text:style-name="T12_358"><text:s/></text:span><text:span text:style-name="T12_359">dostarcza</text:span><text:span text:style-name="T12_360"><text:s/></text:span><text:span text:style-name="T12_361">wiele</text:span><text:span text:style-name="T12_362"><text:s/></text:span><text:span text:style-name="T12_363">radości</text:span><text:span text:style-name="T12_364"><text:s/></text:span><text:span text:style-name="T12_365">zaawansowanym</text:span><text:span text:style-name="T12_366"><text:s/></text:span><text:span text:style-name="T12_367">rowerzystom</text:span><text:span text:style-name="T12_368">,<text:s/></text:span><text:span text:style-name="T12_369">ale</text:span><text:span text:style-name="T12_370"><text:s/></text:span><text:span text:style-name="T12_371">początkujący</text:span><text:span text:style-name="T12_372"><text:s/></text:span><text:span text:style-name="T12_373">raczej</text:span><text:span text:style-name="T12_374"><text:s/></text:span><text:span text:style-name="T12_375">będą</text:span><text:span text:style-name="T12_376"><text:s/></text:span><text:span text:style-name="T12_377">musieli</text:span><text:span text:style-name="T12_378"><text:s/></text:span><text:span text:style-name="T12_379">przejść</text:span><text:span text:style-name="T12_380"><text:s/></text:span><text:span text:style-name="T12_381">ten</text:span><text:span text:style-name="T12_382"><text:s/></text:span><text:span text:style-name="T12_383">odcinek</text:span><text:span text:style-name="T12_384"><text:s/></text:span><text:span text:style-name="T12_385">na</text:span><text:span text:style-name="T12_386"><text:s/></text:span><text:span text:style-name="T12_387">piechotę</text:span><text:span text:style-name="T12_388">.<text:s/></text:span></text:p>
      <text:p text:style-name="P13"><text:span text:style-name="T13_1">Powyższe</text:span><text:span text:style-name="T13_2"><text:s/></text:span><text:span text:style-name="T13_3">to</text:span><text:span text:style-name="T13_4"><text:s/></text:span><text:span text:style-name="T13_5">oczywiście</text:span><text:span text:style-name="T13_6"><text:s/></text:span><text:span text:style-name="T13_7">bardzo</text:span><text:span text:style-name="T13_8"><text:s/></text:span><text:span text:style-name="T13_9">ogólny</text:span><text:span text:style-name="T13_10"><text:s/></text:span><text:span text:style-name="T13_11">zarys</text:span><text:span text:style-name="T13_12"><text:s/></text:span><text:span text:style-name="T13_13">trasy</text:span><text:span text:style-name="T13_14"><text:s/></text:span><text:span text:style-name="T13_15">opisany</text:span><text:span text:style-name="T13_16"><text:s/></text:span><text:span text:style-name="T13_17">na</text:span><text:span text:style-name="T13_18"><text:s/></text:span><text:span text:style-name="T13_19">podstawie</text:span><text:span text:style-name="T13_20"><text:s/></text:span><text:span text:style-name="T13_21">moich</text:span><text:span text:style-name="T13_22"><text:s/></text:span><text:span text:style-name="T13_23">własnych</text:span><text:span text:style-name="T13_24"><text:s/></text:span><text:span text:style-name="T13_25">eskapad</text:span><text:span text:style-name="T13_26"><text:s/></text:span><text:span text:style-name="T13_27">w</text:span><text:span text:style-name="T13_28"><text:s/></text:span><text:span text:style-name="T13_29">Izery</text:span><text:span text:style-name="T13_30"><text:s/></text:span><text:span text:style-name="T13_31">i</text:span><text:span text:style-name="T13_32"><text:s/></text:span><text:span text:style-name="T13_33">wymaga</text:span><text:span text:style-name="T13_34"><text:s/></text:span><text:span text:style-name="T13_35">doprecyzowania</text:span><text:span text:style-name="T13_36"><text:s/></text:span><text:span text:style-name="T13_37">z</text:span><text:span text:style-name="T13_38"><text:s/></text:span><text:span text:style-name="T13_39">mapą</text:span><text:span text:style-name="T13_40"><text:s/></text:span><text:span text:style-name="T13_41">w</text:span><text:span text:style-name="T13_42"><text:s/></text:span><text:span text:style-name="T13_43">ręku</text:span><text:span text:style-name="T13_44"><text:s/></text:span><text:span text:style-name="T13_45">i</text:span><text:span text:style-name="T13_46"><text:s/></text:span><text:span text:style-name="T13_47">dopasowania</text:span><text:span text:style-name="T13_48"><text:s/></text:span><text:span text:style-name="T13_49">do</text:span><text:span text:style-name="T13_50"><text:s/></text:span><text:span text:style-name="T13_51">własnych</text:span><text:span text:style-name="T13_52"><text:s/></text:span><text:span text:style-name="T13_53">potrzeb</text:span><text:span text:style-name="T13_54"><text:s/></text:span><text:span text:style-name="T13_55">i</text:span><text:span text:style-name="T13_56"><text:s/></text:span><text:span text:style-name="T13_57">możliwości</text:span><text:span text:style-name="T13_58">.</text:span></text:p>
      <text:p text:style-name="P14"/>
      <text:p text:style-name="P15"><text:span text:style-name="T15_1">Skoro</text:span><text:span text:style-name="T15_2"><text:s/></text:span><text:span text:style-name="T15_3">wiecie</text:span><text:span text:style-name="T15_4"><text:s/></text:span><text:span text:style-name="T15_5">gdzie</text:span><text:span text:style-name="T15_6"><text:s/></text:span><text:span text:style-name="T15_7">i</text:span><text:span text:style-name="T15_8"><text:s/></text:span><text:span text:style-name="T15_9">kiedy</text:span><text:span text:style-name="T15_10"><text:s/></text:span><text:span text:style-name="T15_11">chcecie</text:span><text:span text:style-name="T15_12"><text:s/></text:span><text:span text:style-name="T15_13">jechać</text:span><text:span text:style-name="T15_14">,<text:s/></text:span><text:span text:style-name="T15_15">pozostaje</text:span><text:span text:style-name="T15_16"><text:s/></text:span><text:span text:style-name="T15_17">już</text:span><text:span text:style-name="T15_18"><text:s/></text:span><text:span text:style-name="T15_19">tylko</text:span><text:span text:style-name="T15_20"><text:s/></text:span><text:span text:style-name="T15_21">się</text:span><text:span text:style-name="T15_22"><text:s/></text:span><text:span text:style-name="T15_23">spakować</text:span><text:span text:style-name="T15_24">.<text:s/></text:span><text:span text:style-name="T15_25">Tu</text:span><text:span text:style-name="T15_26"><text:s/></text:span><text:span text:style-name="T15_27">należy</text:span><text:span text:style-name="T15_28"><text:s/></text:span><text:span text:style-name="T15_29">sobie</text:span><text:span text:style-name="T15_30"><text:s/></text:span><text:span text:style-name="T15_31">odpowiedzieć</text:span><text:span text:style-name="T15_32"><text:s/></text:span><text:span text:style-name="T15_33">w</text:span><text:span text:style-name="T15_34"><text:s/></text:span><text:span text:style-name="T15_35">co</text:span><text:span text:style-name="T15_36"><text:s/></text:span><text:span text:style-name="T15_37">się</text:span><text:span text:style-name="T15_38"><text:s/></text:span><text:span text:style-name="T15_39">pakujemy</text:span><text:span text:style-name="T15_40"><text:s/></text:span><text:span text:style-name="T15_41">i</text:span><text:span text:style-name="T15_42"><text:s/></text:span><text:span text:style-name="T15_43">co</text:span><text:span text:style-name="T15_44"><text:s/></text:span><text:span text:style-name="T15_45">pakujemy</text:span><text:span text:style-name="T15_46">.<text:s/></text:span></text:p>
      <text:p text:style-name="P16"><text:span text:style-name="T16_1">Najwygodniejszym</text:span><text:span text:style-name="T16_2"><text:s/></text:span><text:span text:style-name="T16_3">sposobem</text:span><text:span text:style-name="T16_4"><text:s/></text:span><text:span text:style-name="T16_5">przewożenia</text:span><text:span text:style-name="T16_6"><text:s/></text:span><text:span text:style-name="T16_7">bagaży</text:span><text:span text:style-name="T16_8"><text:s/></text:span><text:span text:style-name="T16_9">na</text:span><text:span text:style-name="T16_10"><text:s/></text:span><text:span text:style-name="T16_11">rowerze</text:span><text:span text:style-name="T16_12"><text:s/></text:span><text:span text:style-name="T16_13">są</text:span><text:span text:style-name="T16_14"><text:s/></text:span><text:span text:style-name="T16_15">sakwy</text:span><text:span text:style-name="T16_16">,<text:s/></text:span><text:span text:style-name="T16_17">ale</text:span><text:span text:style-name="T16_18"><text:s/></text:span><text:span text:style-name="T16_19">nie</text:span><text:span text:style-name="T16_20"><text:s/></text:span><text:span text:style-name="T16_21">polecam</text:span><text:span text:style-name="T16_22"><text:s/></text:span><text:span text:style-name="T16_23">takiego</text:span><text:span text:style-name="T16_24"><text:s/></text:span><text:span text:style-name="T16_25">rozwiązania</text:span><text:span text:style-name="T16_26">.<text:s/></text:span><text:span text:style-name="T16_27">Sakwy</text:span><text:span text:style-name="T16_28"><text:s/></text:span><text:span text:style-name="T16_29">niespecjalnie</text:span><text:span text:style-name="T16_30"><text:s/></text:span><text:span text:style-name="T16_31">pasują</text:span><text:span text:style-name="T16_32"><text:s/></text:span><text:span text:style-name="T16_33">do</text:span><text:span text:style-name="T16_34"><text:s/></text:span><text:span text:style-name="T16_35">jazdy</text:span><text:span text:style-name="T16_36"><text:s/></text:span><text:span text:style-name="T16_37">terenowej</text:span><text:span text:style-name="T16_38"><text:s/>(</text:span><text:span text:style-name="T16_39">tylna</text:span><text:span text:style-name="T16_40"><text:s/></text:span><text:span text:style-name="T16_41">utrudnia</text:span><text:span text:style-name="T16_42"><text:s/></text:span><text:span text:style-name="T16_43">podrywanie</text:span><text:span text:style-name="T16_44"><text:s/></text:span><text:span text:style-name="T16_45">tylnego</text:span><text:span text:style-name="T16_46"><text:s/></text:span><text:span text:style-name="T16_47">koła</text:span><text:span text:style-name="T16_48">,<text:s/></text:span><text:span text:style-name="T16_49">przednie</text:span><text:span text:style-name="T16_50"><text:s/></text:span><text:span text:style-name="T16_51">utrudniają</text:span><text:span text:style-name="T16_52"><text:s/></text:span><text:span text:style-name="T16_53">sterowanie</text:span><text:span text:style-name="T16_54">,<text:s/></text:span><text:span text:style-name="T16_55">a</text:span><text:span text:style-name="T16_56"><text:s/></text:span><text:span text:style-name="T16_57">wszystko</text:span><text:span text:style-name="T16_58"><text:s/></text:span><text:span text:style-name="T16_59">razem</text:span><text:span text:style-name="T16_60"><text:s/></text:span><text:span text:style-name="T16_61">powiększa</text:span><text:span text:style-name="T16_62"><text:s/></text:span><text:span text:style-name="T16_63">bezwładność</text:span><text:span text:style-name="T16_64"><text:s/></text:span><text:span text:style-name="T16_65">pojazdu</text:span><text:span text:style-name="T16_66">).<text:s/></text:span><text:span text:style-name="T16_67">Spakować</text:span><text:span text:style-name="T16_68"><text:s/></text:span><text:span text:style-name="T16_69">się</text:span><text:span text:style-name="T16_70"><text:s/></text:span><text:span text:style-name="T16_71">więc</text:span><text:span text:style-name="T16_72"><text:s/></text:span><text:span text:style-name="T16_73">należy</text:span><text:span text:style-name="T16_74"><text:s/></text:span><text:span text:style-name="T16_75">w</text:span><text:span text:style-name="T16_76"><text:s/></text:span><text:span text:style-name="T16_77">mały</text:span><text:span text:style-name="T16_78">,<text:s/>“</text:span><text:span text:style-name="T16_79">szturmowy</text:span><text:span text:style-name="T16_80">”<text:s/></text:span><text:span text:style-name="T16_81">plecak</text:span><text:span text:style-name="T16_82"><text:s/>(25-35<text:s/></text:span><text:span text:style-name="T16_83">litrów</text:span><text:span text:style-name="T16_84">).<text:s/></text:span><text:span text:style-name="T16_85">Tak</text:span><text:span text:style-name="T16_86">,<text:s/></text:span><text:span text:style-name="T16_87">miejsca</text:span><text:span text:style-name="T16_88"><text:s/></text:span><text:span text:style-name="T16_89">jest</text:span><text:span text:style-name="T16_90"><text:s/></text:span><text:span text:style-name="T16_91">niewiele</text:span><text:span text:style-name="T16_92">,<text:s/></text:span><text:span text:style-name="T16_93">więc</text:span><text:span text:style-name="T16_94"><text:s/></text:span><text:span text:style-name="T16_95">bagaż</text:span><text:span text:style-name="T16_96"><text:s/></text:span><text:span text:style-name="T16_97">trzeba</text:span><text:span text:style-name="T16_98"><text:s/></text:span><text:span text:style-name="T16_99">przemyśleć</text:span><text:span text:style-name="T16_100">.<text:s/></text:span></text:p>
      <text:p text:style-name="P17"><text:span text:style-name="T17_1">Nie</text:span><text:span text:style-name="T17_2"><text:s/></text:span><text:span text:style-name="T17_3">ma</text:span><text:span text:style-name="T17_4"><text:s/></text:span><text:span text:style-name="T17_5">po</text:span><text:span text:style-name="T17_6"><text:s/></text:span><text:span text:style-name="T17_7">co</text:span><text:span text:style-name="T17_8"><text:s/></text:span><text:span text:style-name="T17_9">brać</text:span><text:span text:style-name="T17_10"><text:s/></text:span><text:span text:style-name="T17_11">bluzy</text:span><text:span text:style-name="T17_12"><text:s/></text:span><text:span text:style-name="T17_13">polarowej</text:span><text:span text:style-name="T17_14">,<text:s/></text:span><text:span text:style-name="T17_15">bo</text:span><text:span text:style-name="T17_16"><text:s/></text:span><text:span text:style-name="T17_17">spać</text:span><text:span text:style-name="T17_18"><text:s/></text:span><text:span text:style-name="T17_19">można</text:span><text:span text:style-name="T17_20"><text:s/></text:span><text:span text:style-name="T17_21">w</text:span><text:span text:style-name="T17_22"><text:s/></text:span><text:span text:style-name="T17_23">soft</text:span><text:span text:style-name="T17_24"><text:s/></text:span><text:span text:style-name="T17_25">shellu</text:span><text:span text:style-name="T17_26">,<text:s/></text:span><text:span text:style-name="T17_27">który</text:span><text:span text:style-name="T17_28"><text:s/></text:span><text:span text:style-name="T17_29">zajmuje</text:span><text:span text:style-name="T17_30"><text:s/></text:span><text:span text:style-name="T17_31">mniej</text:span><text:span text:style-name="T17_32"><text:s/></text:span><text:span text:style-name="T17_33">miejsca</text:span><text:span text:style-name="T17_34"><text:s/></text:span><text:span text:style-name="T17_35">i</text:span><text:span text:style-name="T17_36"><text:s/></text:span><text:span text:style-name="T17_37">często</text:span><text:span text:style-name="T17_38"><text:s/></text:span><text:span text:style-name="T17_39">rowerzysta</text:span><text:span text:style-name="T17_40"><text:s/></text:span><text:span text:style-name="T17_41">ma</text:span><text:span text:style-name="T17_42"><text:s/></text:span><text:span text:style-name="T17_43">go</text:span><text:span text:style-name="T17_44"><text:s/></text:span><text:span text:style-name="T17_45">na</text:span><text:span text:style-name="T17_46"><text:s/></text:span><text:span text:style-name="T17_47">sobie</text:span><text:span text:style-name="T17_48">.<text:s/></text:span><text:span text:style-name="T17_49">Zamiast</text:span><text:span text:style-name="T17_50"><text:s/></text:span><text:span text:style-name="T17_51">ręcznika</text:span><text:span text:style-name="T17_52"><text:s/></text:span><text:span text:style-name="T17_53">wystarczy</text:span><text:span text:style-name="T17_54"><text:s/></text:span><text:span text:style-name="T17_55">bawełniana</text:span><text:span text:style-name="T17_56"><text:s/></text:span><text:span text:style-name="T17_57">szmatka</text:span><text:span text:style-name="T17_58">,<text:s/></text:span><text:span text:style-name="T17_59">a</text:span><text:span text:style-name="T17_60"><text:s/></text:span><text:span text:style-name="T17_61">najlepiej</text:span><text:span text:style-name="T17_62"><text:s/></text:span><text:span text:style-name="T17_63">sportowy</text:span><text:span text:style-name="T17_64"><text:s/></text:span><text:span text:style-name="T17_65">ręcznik</text:span><text:span text:style-name="T17_66"><text:s/></text:span><text:span text:style-name="T17_67">z</text:span><text:span text:style-name="T17_68"><text:s/></text:span><text:span text:style-name="T17_69">mikrofibry</text:span><text:span text:style-name="T17_70">,<text:s/></text:span><text:span text:style-name="T17_71">który</text:span><text:span text:style-name="T17_72"><text:s/></text:span><text:span text:style-name="T17_73">zajmuje</text:span><text:span text:style-name="T17_74"><text:s/></text:span><text:span text:style-name="T17_75">minimalną</text:span><text:span text:style-name="T17_76"><text:s/></text:span><text:span text:style-name="T17_77">ilość</text:span><text:span text:style-name="T17_78"><text:s/></text:span><text:span text:style-name="T17_79">miejsca</text:span><text:span text:style-name="T17_80"><text:s/></text:span><text:span text:style-name="T17_81">i</text:span><text:span text:style-name="T17_82"><text:s/></text:span><text:span text:style-name="T17_83">szybko</text:span><text:span text:style-name="T17_84"><text:s/></text:span><text:span text:style-name="T17_85">schnie</text:span><text:span text:style-name="T17_86">.<text:s/></text:span><text:span text:style-name="T17_87">Zamiast</text:span><text:span text:style-name="T17_88"><text:s/></text:span><text:span text:style-name="T17_89">mydła</text:span><text:span text:style-name="T17_90">,<text:s/></text:span><text:span text:style-name="T17_91">pudełeczko</text:span><text:span text:style-name="T17_92"><text:s/></text:span><text:span text:style-name="T17_93">płatków</text:span><text:span text:style-name="T17_94"><text:s/></text:span><text:span text:style-name="T17_95">mydlanych</text:span><text:span text:style-name="T17_96">.<text:s/></text:span><text:span text:style-name="T17_97">Na</text:span><text:span text:style-name="T17_98"><text:s/></text:span><text:span text:style-name="T17_99">weekendowy</text:span><text:span text:style-name="T17_100"><text:s/></text:span><text:span text:style-name="T17_101">wyjazd</text:span><text:span text:style-name="T17_102"><text:s/></text:span><text:span text:style-name="T17_103">wystarczy</text:span><text:span text:style-name="T17_104"><text:s/></text:span><text:span text:style-name="T17_105">jedna</text:span><text:span text:style-name="T17_106"><text:s/></text:span><text:span text:style-name="T17_107">koszulka</text:span><text:span text:style-name="T17_108"><text:s/></text:span><text:span text:style-name="T17_109">rowerowa</text:span><text:span text:style-name="T17_110"><text:s/>(</text:span><text:span text:style-name="T17_111">tak</text:span><text:span text:style-name="T17_112">,<text:s/></text:span><text:span text:style-name="T17_113">nie</text:span><text:span text:style-name="T17_114"><text:s/></text:span><text:span text:style-name="T17_115">będziecie</text:span><text:span text:style-name="T17_116"><text:s/></text:span><text:span text:style-name="T17_117">pięknie</text:span><text:span text:style-name="T17_118"><text:s/></text:span><text:span text:style-name="T17_119">pachnieć</text:span><text:span text:style-name="T17_120">,<text:s/></text:span><text:span text:style-name="T17_121">ale</text:span><text:span text:style-name="T17_122"><text:s/></text:span><text:span text:style-name="T17_123">przecież</text:span><text:span text:style-name="T17_124"><text:s/></text:span><text:span text:style-name="T17_125">nie</text:span><text:span text:style-name="T17_126"><text:s/></text:span><text:span text:style-name="T17_127">wybieracie</text:span><text:span text:style-name="T17_128"><text:s/></text:span><text:span text:style-name="T17_129">się</text:span><text:span text:style-name="T17_130"><text:s/></text:span><text:span text:style-name="T17_131">na</text:span><text:span text:style-name="T17_132"><text:s/></text:span><text:span text:style-name="T17_133">przyjęcie</text:span><text:span text:style-name="T17_134"><text:s/></text:span><text:span text:style-name="T17_135">do</text:span><text:span text:style-name="T17_136"><text:s/></text:span><text:span text:style-name="T17_137">ambasady</text:span><text:span text:style-name="T17_138">).<text:s/></text:span><text:span text:style-name="T17_139">Koniecznie</text:span><text:span text:style-name="T17_140"><text:s/></text:span><text:span text:style-name="T17_141">należy</text:span><text:span text:style-name="T17_142"><text:s/></text:span><text:span text:style-name="T17_143">mieć</text:span><text:span text:style-name="T17_144"><text:s/></text:span><text:span text:style-name="T17_145">ze</text:span><text:span text:style-name="T17_146"><text:s/></text:span><text:span text:style-name="T17_147">sobą</text:span><text:span text:style-name="T17_148"><text:s/></text:span><text:span text:style-name="T17_149">apteczkę</text:span><text:span text:style-name="T17_150">,<text:s/></text:span><text:span text:style-name="T17_151">kurtkę</text:span><text:span text:style-name="T17_152"><text:s/></text:span><text:span text:style-name="T17_153">przeciwdeszczową</text:span><text:span text:style-name="T17_154"><text:s/>(</text:span><text:span text:style-name="T17_155">najlepiej</text:span><text:span text:style-name="T17_156"><text:s/></text:span><text:span text:style-name="T17_157">taką</text:span><text:span text:style-name="T17_158"><text:s/></text:span><text:span text:style-name="T17_159">o</text:span><text:span text:style-name="T17_160"><text:s/></text:span><text:span text:style-name="T17_161">rowerowym</text:span><text:span text:style-name="T17_162"><text:s/></text:span><text:span text:style-name="T17_163">kroju</text:span><text:span text:style-name="T17_164">),<text:s/></text:span><text:span text:style-name="T17_165">zapasową</text:span><text:span text:style-name="T17_166"><text:s/></text:span><text:span text:style-name="T17_167">dętkę</text:span><text:span text:style-name="T17_168">,<text:s/></text:span><text:span text:style-name="T17_169">mapę</text:span><text:span text:style-name="T17_170">,<text:s/></text:span><text:span text:style-name="T17_171">kompas</text:span><text:span text:style-name="T17_172">,<text:s/></text:span><text:span text:style-name="T17_173">powerpack</text:span><text:span text:style-name="T17_174"><text:s/></text:span><text:span text:style-name="T17_175">do</text:span><text:span text:style-name="T17_176"><text:s/></text:span><text:span text:style-name="T17_177">telefonu</text:span><text:span text:style-name="T17_178"><text:s/></text:span><text:span text:style-name="T17_179">i</text:span><text:span text:style-name="T17_180"><text:s/></text:span><text:span text:style-name="T17_181">zestaw</text:span><text:span text:style-name="T17_182"><text:s/></text:span><text:span text:style-name="T17_183">podstawowych</text:span><text:span text:style-name="T17_184"><text:s/></text:span><text:span text:style-name="T17_185">narzędzi</text:span><text:span text:style-name="T17_186"><text:s/>(</text:span><text:span text:style-name="T17_187">klucze</text:span><text:span text:style-name="T17_188"><text:s/></text:span><text:span text:style-name="T17_189">imbusowe</text:span><text:span text:style-name="T17_190">,<text:s/></text:span><text:span text:style-name="T17_191">skuwacz</text:span><text:span text:style-name="T17_192"><text:s/></text:span><text:span text:style-name="T17_193">do</text:span><text:span text:style-name="T17_194"><text:s/></text:span><text:span text:style-name="T17_195">łańcucha</text:span><text:span text:style-name="T17_196">,<text:s/></text:span><text:span text:style-name="T17_197">pompka</text:span><text:span text:style-name="T17_198"><text:s/></text:span><text:span text:style-name="T17_199">i</text:span><text:span text:style-name="T17_200"><text:s/></text:span><text:span text:style-name="T17_201">zestaw</text:span><text:span text:style-name="T17_202"><text:s/></text:span><text:span text:style-name="T17_203">do</text:span><text:span text:style-name="T17_204"><text:s/></text:span><text:span text:style-name="T17_205">łatania</text:span><text:span text:style-name="T17_206">).<text:s/></text:span><text:span text:style-name="T17_207">Reszta</text:span><text:span text:style-name="T17_208"><text:s/></text:span><text:span text:style-name="T17_209">zależy</text:span><text:span text:style-name="T17_210"><text:s/></text:span><text:span text:style-name="T17_211">od</text:span><text:span text:style-name="T17_212"><text:s/></text:span><text:span text:style-name="T17_213">indywidualnych</text:span><text:span text:style-name="T17_214"><text:s/></text:span><text:span text:style-name="T17_215">upodobań</text:span><text:span text:style-name="T17_216">.<text:s/></text:span><text:span text:style-name="T17_217">W</text:span><text:span text:style-name="T17_218"><text:s/></text:span><text:span text:style-name="T17_219">miarę</text:span><text:span text:style-name="T17_220"><text:s/></text:span><text:span text:style-name="T17_221">nabierania</text:span><text:span text:style-name="T17_222"><text:s/></text:span><text:span text:style-name="T17_223">turystycznego</text:span><text:span text:style-name="T17_224"><text:s/></text:span><text:span text:style-name="T17_225">doświadczenia</text:span><text:span text:style-name="T17_226"><text:s/></text:span><text:span text:style-name="T17_227">każdy</text:span><text:span text:style-name="T17_228"><text:s/></text:span><text:span text:style-name="T17_229">sam</text:span><text:span text:style-name="T17_230"><text:s/></text:span><text:span text:style-name="T17_231">zaczyna</text:span><text:span text:style-name="T17_232"><text:s/></text:span><text:span text:style-name="T17_233">wiedzieć</text:span><text:span text:style-name="T17_234"><text:s/></text:span><text:span text:style-name="T17_235">co</text:span><text:span text:style-name="T17_236"><text:s/></text:span><text:span text:style-name="T17_237">jest</text:span><text:span text:style-name="T17_238"><text:s/></text:span><text:span text:style-name="T17_239">mu</text:span><text:span text:style-name="T17_240"><text:s/></text:span><text:span text:style-name="T17_241">potrzebne</text:span><text:span text:style-name="T17_242">.<text:s/></text:span><text:span text:style-name="T17_243">Przy</text:span><text:span text:style-name="T17_244"><text:s/></text:span><text:span text:style-name="T17_245">dobieraniu</text:span><text:span text:style-name="T17_246"><text:s/></text:span><text:span text:style-name="T17_247">ekwipunku</text:span><text:span text:style-name="T17_248"><text:s/></text:span><text:span text:style-name="T17_249">na</text:span><text:span text:style-name="T17_250"><text:s/></text:span><text:span text:style-name="T17_251">wyprawy</text:span><text:span text:style-name="T17_252"><text:s/></text:span><text:span text:style-name="T17_253">rowerowe</text:span><text:span text:style-name="T17_254"><text:s/></text:span><text:span text:style-name="T17_255">najważniejszymi</text:span><text:span text:style-name="T17_256"><text:s/></text:span><text:span text:style-name="T17_257">cechami</text:span><text:span text:style-name="T17_258"><text:s/></text:span><text:span text:style-name="T17_259">są</text:span><text:span text:style-name="T17_260"><text:s/></text:span><text:span text:style-name="T17_261">ciężar</text:span><text:span text:style-name="T17_262"><text:s/></text:span><text:span text:style-name="T17_263">i</text:span><text:span text:style-name="T17_264"><text:s/></text:span><text:span text:style-name="T17_265">rozmiary</text:span><text:span text:style-name="T17_266">.<text:s/></text:span><text:span text:style-name="T17_267">Warto</text:span><text:span text:style-name="T17_268"><text:s/></text:span><text:span text:style-name="T17_269">też</text:span><text:span text:style-name="T17_270"><text:s/></text:span><text:span text:style-name="T17_271">nauczyć</text:span><text:span text:style-name="T17_272"><text:s/></text:span><text:span text:style-name="T17_273">się</text:span><text:span text:style-name="T17_274"><text:s/></text:span><text:span text:style-name="T17_275">wykonywania</text:span><text:span text:style-name="T17_276"><text:s/></text:span><text:span text:style-name="T17_277">podstawowych</text:span><text:span text:style-name="T17_278"><text:s/></text:span><text:span text:style-name="T17_279">napraw</text:span><text:span text:style-name="T17_280"><text:s/></text:span><text:span text:style-name="T17_281">i</text:span><text:span text:style-name="T17_282"><text:s/></text:span><text:span text:style-name="T17_283">czynności</text:span><text:span text:style-name="T17_284"><text:s/></text:span><text:span text:style-name="T17_285">serwisowych</text:span><text:span text:style-name="T17_286"><text:s/></text:span><text:span text:style-name="T17_287">przy</text:span><text:span text:style-name="T17_288"><text:s/></text:span><text:span text:style-name="T17_289">swoim</text:span><text:span text:style-name="T17_290"><text:s/></text:span><text:span text:style-name="T17_291">rowerze</text:span><text:span text:style-name="T17_292">.<text:s/></text:span></text:p>
      <text:p text:style-name="P18"/>
      <text:p text:style-name="P19"><text:span text:style-name="T19_1">Czego</text:span><text:span text:style-name="T19_2"><text:s/></text:span><text:span text:style-name="T19_3">zaś</text:span><text:span text:style-name="T19_4"><text:s/></text:span><text:span text:style-name="T19_5">Czytelnik</text:span><text:span text:style-name="T19_6"><text:s/></text:span><text:span text:style-name="T19_7">może</text:span><text:span text:style-name="T19_8"><text:s/></text:span><text:span text:style-name="T19_9">się</text:span><text:span text:style-name="T19_10"><text:s/></text:span><text:span text:style-name="T19_11">spodziewać</text:span><text:span text:style-name="T19_12">,<text:s/></text:span><text:span text:style-name="T19_13">kiedy</text:span><text:span text:style-name="T19_14"><text:s/></text:span><text:span text:style-name="T19_15">już</text:span><text:span text:style-name="T19_16"><text:s/></text:span><text:span text:style-name="T19_17">wszystko</text:span><text:span text:style-name="T19_18"><text:s/></text:span><text:span text:style-name="T19_19">zaplanuje</text:span><text:span text:style-name="T19_20">,<text:s/></text:span><text:span text:style-name="T19_21">przygotuje</text:span><text:span text:style-name="T19_22"><text:s/></text:span><text:span text:style-name="T19_23">i</text:span><text:span text:style-name="T19_24"><text:s/></text:span><text:span text:style-name="T19_25">w</text:span><text:span text:style-name="T19_26"><text:s/></text:span><text:span text:style-name="T19_27">końcu</text:span><text:span text:style-name="T19_28"><text:s/></text:span><text:span text:style-name="T19_29">dotrze</text:span><text:span text:style-name="T19_30"><text:s/></text:span><text:span text:style-name="T19_31">w</text:span><text:span text:style-name="T19_32"><text:s/></text:span><text:span text:style-name="T19_33">upragnione</text:span><text:span text:style-name="T19_34"><text:s/></text:span><text:span text:style-name="T19_35">góry</text:span><text:span text:style-name="T19_36">?<text:s/></text:span><text:span text:style-name="T19_37">Na</text:span><text:span text:style-name="T19_38"><text:s/></text:span><text:span text:style-name="T19_39">początku</text:span><text:span text:style-name="T19_40"><text:s/></text:span><text:span text:style-name="T19_41">głównie</text:span><text:span text:style-name="T19_42"><text:s/></text:span><text:span text:style-name="T19_43">krwi</text:span><text:span text:style-name="T19_44">,<text:s/></text:span><text:span text:style-name="T19_45">łez</text:span><text:span text:style-name="T19_46"><text:s/></text:span><text:span text:style-name="T19_47">i</text:span><text:span text:style-name="T19_48"><text:s/></text:span><text:span text:style-name="T19_49">potu</text:span><text:span text:style-name="T19_50">.<text:s/></text:span><text:span text:style-name="T19_51">Jazda</text:span><text:span text:style-name="T19_52"><text:s/></text:span><text:span text:style-name="T19_53">po</text:span><text:span text:style-name="T19_54"><text:s/></text:span><text:span text:style-name="T19_55">górach</text:span><text:span text:style-name="T19_56"><text:s/></text:span><text:span text:style-name="T19_57">wiąże</text:span><text:span text:style-name="T19_58"><text:s/></text:span><text:span text:style-name="T19_59">się</text:span><text:span text:style-name="T19_60"><text:s/></text:span><text:span text:style-name="T19_61">z</text:span><text:span text:style-name="T19_62"><text:s/></text:span><text:span text:style-name="T19_63">dużo</text:span><text:span text:style-name="T19_64"><text:s/></text:span><text:span text:style-name="T19_65">większym</text:span><text:span text:style-name="T19_66"><text:s/></text:span><text:span text:style-name="T19_67">wysiłkiem</text:span><text:span text:style-name="T19_68">,<text:s/></text:span><text:span text:style-name="T19_69">niż</text:span><text:span text:style-name="T19_70"><text:s/></text:span><text:span text:style-name="T19_71">jazda</text:span><text:span text:style-name="T19_72"><text:s/></text:span><text:span text:style-name="T19_73">w</text:span><text:span text:style-name="T19_74"><text:s/></text:span><text:span text:style-name="T19_75">bardziej</text:span><text:span text:style-name="T19_76"><text:s/></text:span><text:span text:style-name="T19_77">typowym</text:span><text:span text:style-name="T19_78"><text:s/></text:span><text:span text:style-name="T19_79">dla</text:span><text:span text:style-name="T19_80"><text:s/></text:span><text:span text:style-name="T19_81">rowerów</text:span><text:span text:style-name="T19_82"><text:s/></text:span><text:span text:style-name="T19_83">terenie</text:span><text:span text:style-name="T19_84">.<text:s/></text:span><text:span text:style-name="T19_85">Jest</text:span><text:span text:style-name="T19_86"><text:s/></text:span><text:span text:style-name="T19_87">to</text:span><text:span text:style-name="T19_88"><text:s/></text:span><text:span text:style-name="T19_89">spowodowane</text:span><text:span text:style-name="T19_90"><text:s/></text:span><text:span text:style-name="T19_91">zarówno</text:span><text:span text:style-name="T19_92"><text:s/></text:span><text:span text:style-name="T19_93">pokonywanymi</text:span><text:span text:style-name="T19_94"><text:s/></text:span><text:span text:style-name="T19_95">przewyższeniami</text:span><text:span text:style-name="T19_96">,<text:s/></text:span><text:span text:style-name="T19_97">jak</text:span><text:span text:style-name="T19_98"><text:s/></text:span><text:span text:style-name="T19_99">i</text:span><text:span text:style-name="T19_100"><text:s/></text:span><text:span text:style-name="T19_101">charakterystyką</text:span><text:span text:style-name="T19_102"><text:s/></text:span><text:span text:style-name="T19_103">podłoża</text:span><text:span text:style-name="T19_104">.<text:s/></text:span><text:span text:style-name="T19_105">Górskie</text:span><text:span text:style-name="T19_106"><text:s/></text:span><text:span text:style-name="T19_107">szlaki</text:span><text:span text:style-name="T19_108"><text:s/></text:span><text:span text:style-name="T19_109">są</text:span><text:span text:style-name="T19_110"><text:s/></text:span><text:span text:style-name="T19_111">przeważnie</text:span><text:span text:style-name="T19_112"><text:s/></text:span><text:span text:style-name="T19_113">usłane</text:span><text:span text:style-name="T19_114"><text:s/></text:span><text:span text:style-name="T19_115">kamieniami</text:span><text:span text:style-name="T19_116"><text:s/></text:span><text:span text:style-name="T19_117">i</text:span><text:span text:style-name="T19_118"><text:s/></text:span><text:span text:style-name="T19_119">korzeniami</text:span><text:span text:style-name="T19_120">,<text:s/></text:span><text:span text:style-name="T19_121">co</text:span><text:span text:style-name="T19_122"><text:s/></text:span><text:span text:style-name="T19_123">wymaga</text:span><text:span text:style-name="T19_124"><text:s/></text:span><text:span text:style-name="T19_125">nieustannej</text:span><text:span text:style-name="T19_126"><text:s/></text:span><text:span text:style-name="T19_127">pracy</text:span><text:span text:style-name="T19_128"><text:s/></text:span><text:span text:style-name="T19_129">ciała</text:span><text:span text:style-name="T19_130"><text:s/></text:span><text:span text:style-name="T19_131">w</text:span><text:span text:style-name="T19_132"><text:s/></text:span><text:span text:style-name="T19_133">celu</text:span><text:span text:style-name="T19_134"><text:s/></text:span><text:span text:style-name="T19_135">amortyzacji</text:span><text:span text:style-name="T19_136"><text:s/></text:span><text:span text:style-name="T19_137">wstrząsów</text:span><text:span text:style-name="T19_138">,<text:s/></text:span><text:span text:style-name="T19_139">utrzymania</text:span><text:span text:style-name="T19_140"><text:s/></text:span><text:span text:style-name="T19_141">równowagi</text:span><text:span text:style-name="T19_142"><text:s/></text:span><text:span text:style-name="T19_143">i</text:span><text:span text:style-name="T19_144"><text:s/></text:span><text:span text:style-name="T19_145">przyczepności</text:span><text:span text:style-name="T19_146">.<text:s/></text:span><text:span text:style-name="T19_147">Kluczem</text:span><text:span text:style-name="T19_148"><text:s/></text:span><text:span text:style-name="T19_149">do</text:span><text:span text:style-name="T19_150"><text:s/></text:span><text:span text:style-name="T19_151">tego</text:span><text:span text:style-name="T19_152">,<text:s/></text:span><text:span text:style-name="T19_153">aby</text:span><text:span text:style-name="T19_154"><text:s/></text:span><text:span text:style-name="T19_155">nie</text:span><text:span text:style-name="T19_156"><text:s/></text:span><text:span text:style-name="T19_157">spalić</text:span><text:span text:style-name="T19_158"><text:s/></text:span><text:span text:style-name="T19_159">się</text:span><text:span text:style-name="T19_160"><text:s/></text:span><text:span text:style-name="T19_161">po</text:span><text:span text:style-name="T19_162"><text:s/></text:span><text:span text:style-name="T19_163">pierwszej</text:span><text:span text:style-name="T19_164"><text:s/></text:span><text:span text:style-name="T19_165">godzinie</text:span><text:span text:style-name="T19_166"><text:s/></text:span><text:span text:style-name="T19_167">jest</text:span><text:span text:style-name="T19_168"><text:s/></text:span><text:span text:style-name="T19_169">utrzymywanie</text:span><text:span text:style-name="T19_170"><text:s/></text:span><text:span text:style-name="T19_171">równego</text:span><text:span text:style-name="T19_172">,<text:s/></text:span><text:span text:style-name="T19_173">dostosowanego</text:span><text:span text:style-name="T19_174"><text:s/></text:span><text:span text:style-name="T19_175">do</text:span><text:span text:style-name="T19_176"><text:s/></text:span><text:span text:style-name="T19_177">swoich</text:span><text:span text:style-name="T19_178"><text:s/></text:span><text:span text:style-name="T19_179">możliwości</text:span><text:span text:style-name="T19_180"><text:s/></text:span><text:span text:style-name="T19_181">rytmu</text:span><text:span text:style-name="T19_182">.<text:s/></text:span></text:p>
      <text:p text:style-name="P20"><text:span text:style-name="T20_1">Większość</text:span><text:span text:style-name="T20_2"><text:s/></text:span><text:span text:style-name="T20_3">początkujących</text:span><text:span text:style-name="T20_4"><text:s/></text:span><text:span text:style-name="T20_5">rowerzystów</text:span><text:span text:style-name="T20_6"><text:s/></text:span><text:span text:style-name="T20_7">ma</text:span><text:span text:style-name="T20_8"><text:s/></text:span><text:span text:style-name="T20_9">tendencję</text:span><text:span text:style-name="T20_10"><text:s/></text:span><text:span text:style-name="T20_11">do</text:span><text:span text:style-name="T20_12"><text:s/></text:span><text:span text:style-name="T20_13">jazdy</text:span><text:span text:style-name="T20_14"><text:s/></text:span><text:span text:style-name="T20_15">na</text:span><text:span text:style-name="T20_16"><text:s/></text:span><text:span text:style-name="T20_17">zbyt</text:span><text:span text:style-name="T20_18"><text:s/></text:span><text:span text:style-name="T20_19">wysokich</text:span><text:span text:style-name="T20_20"><text:s/></text:span><text:span text:style-name="T20_21">przełożeniach</text:span><text:span text:style-name="T20_22">,<text:s/></text:span><text:span text:style-name="T20_23">ze</text:span><text:span text:style-name="T20_24"><text:s/></text:span><text:span text:style-name="T20_25">zbyt</text:span><text:span text:style-name="T20_26"><text:s/></text:span><text:span text:style-name="T20_27">niską</text:span><text:span text:style-name="T20_28"><text:s/></text:span><text:span text:style-name="T20_29">kadencją</text:span><text:span text:style-name="T20_30"><text:s/>(</text:span><text:span text:style-name="T20_31">czyli</text:span><text:span text:style-name="T20_32"><text:s/></text:span><text:span text:style-name="T20_33">zbyt</text:span><text:span text:style-name="T20_34"><text:s/></text:span><text:span text:style-name="T20_35">wolno</text:span><text:span text:style-name="T20_36"><text:s/></text:span><text:span text:style-name="T20_37">kręcąc</text:span><text:span text:style-name="T20_38"><text:s/></text:span><text:span text:style-name="T20_39">pedałami</text:span><text:span text:style-name="T20_40">).<text:s/></text:span><text:span text:style-name="T20_41">Właściwa</text:span><text:span text:style-name="T20_42"><text:s/></text:span><text:span text:style-name="T20_43">kadencja</text:span><text:span text:style-name="T20_44"><text:s/></text:span><text:span text:style-name="T20_45">to</text:span><text:span text:style-name="T20_46"><text:s/></text:span><text:span text:style-name="T20_47">między</text:span><text:span text:style-name="T20_48"><text:s/>90<text:s/></text:span><text:span text:style-name="T20_49">a</text:span><text:span text:style-name="T20_50"><text:s/>120<text:s/></text:span><text:span text:style-name="T20_51">obr</text:span><text:span text:style-name="T20_52">/</text:span><text:span text:style-name="T20_53">min</text:span><text:span text:style-name="T20_54"><text:s/>(</text:span><text:span text:style-name="T20_55">tak</text:span><text:span text:style-name="T20_56">,<text:s/></text:span><text:span text:style-name="T20_57">chodzi</text:span><text:span text:style-name="T20_58"><text:s/></text:span><text:span text:style-name="T20_59">o</text:span><text:span text:style-name="T20_60"><text:s/></text:span><text:span text:style-name="T20_61">półtora</text:span><text:span text:style-name="T20_62"><text:s/></text:span><text:span text:style-name="T20_63">do</text:span><text:span text:style-name="T20_64"><text:s/></text:span><text:span text:style-name="T20_65">dwóch</text:span><text:span text:style-name="T20_66"><text:s/></text:span><text:span text:style-name="T20_67">pełnych</text:span><text:span text:style-name="T20_68"><text:s/></text:span><text:span text:style-name="T20_69">obrotów</text:span><text:span text:style-name="T20_70"><text:s/></text:span><text:span text:style-name="T20_71">korbami</text:span><text:span text:style-name="T20_72"><text:s/></text:span><text:span text:style-name="T20_73">na</text:span><text:span text:style-name="T20_74"><text:s/></text:span><text:span text:style-name="T20_75">sekundę</text:span><text:span text:style-name="T20_76">).<text:s/></text:span><text:span text:style-name="T20_77">Czyli</text:span><text:span text:style-name="T20_78">,<text:s/></text:span><text:span text:style-name="T20_79">krótko</text:span><text:span text:style-name="T20_80"><text:s/></text:span><text:span text:style-name="T20_81">mówiąc</text:span><text:span text:style-name="T20_82">,<text:s/></text:span><text:span text:style-name="T20_83">zrzucacie</text:span><text:span text:style-name="T20_84"><text:s/></text:span><text:span text:style-name="T20_85">łańcuch</text:span><text:span text:style-name="T20_86"><text:s/></text:span><text:span text:style-name="T20_87">na</text:span><text:span text:style-name="T20_88"><text:s/></text:span><text:span text:style-name="T20_89">jeden</text:span><text:span text:style-name="T20_90"><text:s/></text:span><text:span text:style-name="T20_91">z</text:span><text:span text:style-name="T20_92"><text:s/></text:span><text:span text:style-name="T20_93">najniższych</text:span><text:span text:style-name="T20_94"><text:s/></text:span><text:span text:style-name="T20_95">biegów</text:span><text:span text:style-name="T20_96"><text:s/></text:span><text:span text:style-name="T20_97">i</text:span><text:span text:style-name="T20_98"><text:s/></text:span><text:span text:style-name="T20_99">rytmicznie</text:span><text:span text:style-name="T20_100"><text:s/></text:span><text:span text:style-name="T20_101">pedałując</text:span><text:span text:style-name="T20_102"><text:s/></text:span><text:span text:style-name="T20_103">wspinacie</text:span><text:span text:style-name="T20_104"><text:s/></text:span><text:span text:style-name="T20_105">się</text:span><text:span text:style-name="T20_106"><text:s/></text:span><text:span text:style-name="T20_107">pod</text:span><text:span text:style-name="T20_108"><text:s/></text:span><text:span text:style-name="T20_109">górę</text:span><text:span text:style-name="T20_110">,<text:s/></text:span><text:span text:style-name="T20_111">jednocześnie</text:span><text:span text:style-name="T20_112"><text:s/></text:span><text:span text:style-name="T20_113">myśląc</text:span><text:span text:style-name="T20_114"><text:s/></text:span><text:span text:style-name="T20_115">o</text:span><text:span text:style-name="T20_116"><text:s/></text:span><text:span text:style-name="T20_117">tym</text:span><text:span text:style-name="T20_118">,<text:s/></text:span><text:span text:style-name="T20_119">jakie</text:span><text:span text:style-name="T20_120"><text:s/></text:span><text:span text:style-name="T20_121">to</text:span><text:span text:style-name="T20_122"><text:s/></text:span><text:span text:style-name="T20_123">przyjemności</text:span><text:span text:style-name="T20_124"><text:s/></text:span><text:span text:style-name="T20_125">Was</text:span><text:span text:style-name="T20_126"><text:s/></text:span><text:span text:style-name="T20_127">czekają</text:span><text:span text:style-name="T20_128">,<text:s/></text:span><text:span text:style-name="T20_129">kiedy</text:span><text:span text:style-name="T20_130"><text:s/></text:span><text:span text:style-name="T20_131">już</text:span><text:span text:style-name="T20_132"><text:s/></text:span><text:span text:style-name="T20_133">zacznie</text:span><text:span text:style-name="T20_134"><text:s/></text:span><text:span text:style-name="T20_135">się</text:span><text:span text:style-name="T20_136"><text:s/></text:span><text:span text:style-name="T20_137">jazda</text:span><text:span text:style-name="T20_138"><text:s/></text:span><text:span text:style-name="T20_139">grzbietem</text:span><text:span text:style-name="T20_140"><text:s/></text:span><text:span text:style-name="T20_141">pasma</text:span><text:span text:style-name="T20_142"><text:s/></text:span><text:span text:style-name="T20_143">górskiego</text:span><text:span text:style-name="T20_144">.<text:s/></text:span><text:span text:style-name="T20_145">Oczywiście</text:span><text:span text:style-name="T20_146">,<text:s/></text:span><text:span text:style-name="T20_147">pedałować</text:span><text:span text:style-name="T20_148"><text:s/></text:span><text:span text:style-name="T20_149">należy</text:span><text:span text:style-name="T20_150"><text:s/></text:span><text:span text:style-name="T20_151">na</text:span><text:span text:style-name="T20_152"><text:s/></text:span><text:span text:style-name="T20_153">okrągło</text:span><text:span text:style-name="T20_154">,<text:s/></text:span><text:span text:style-name="T20_155">czyli</text:span><text:span text:style-name="T20_156"><text:s/></text:span><text:span text:style-name="T20_157">kiedy</text:span><text:span text:style-name="T20_158"><text:s/></text:span><text:span text:style-name="T20_159">przednia</text:span><text:span text:style-name="T20_160"><text:s/></text:span><text:span text:style-name="T20_161">noga</text:span><text:span text:style-name="T20_162"><text:s/></text:span><text:span text:style-name="T20_163">pcha</text:span><text:span text:style-name="T20_164"><text:s/></text:span><text:span text:style-name="T20_165">pedał</text:span><text:span text:style-name="T20_166"><text:s/></text:span><text:span text:style-name="T20_167">w</text:span><text:span text:style-name="T20_168"><text:s/></text:span><text:span text:style-name="T20_169">dół</text:span><text:span text:style-name="T20_170">,<text:s/></text:span><text:span text:style-name="T20_171">tylna</text:span><text:span text:style-name="T20_172"><text:s/></text:span><text:span text:style-name="T20_173">powinna</text:span><text:span text:style-name="T20_174"><text:s/></text:span><text:span text:style-name="T20_175">ciągnąć</text:span><text:span text:style-name="T20_176"><text:s/></text:span><text:span text:style-name="T20_177">go</text:span><text:span text:style-name="T20_178"><text:s/></text:span><text:span text:style-name="T20_179">do</text:span><text:span text:style-name="T20_180"><text:s/></text:span><text:span text:style-name="T20_181">góry</text:span><text:span text:style-name="T20_182"><text:s/>(</text:span><text:span text:style-name="T20_183">z</text:span><text:span text:style-name="T20_184"><text:s/></text:span><text:span text:style-name="T20_185">pomocą</text:span><text:span text:style-name="T20_186"><text:s/></text:span><text:span text:style-name="T20_187">przychodzą</text:span><text:span text:style-name="T20_188"><text:s/></text:span><text:span text:style-name="T20_189">tu</text:span><text:span text:style-name="T20_190"><text:s/></text:span><text:span text:style-name="T20_191">pedały</text:span><text:span text:style-name="T20_192"><text:s/></text:span><text:span text:style-name="T20_193">zatrzaskowe</text:span><text:span text:style-name="T20_194">,<text:s/></text:span><text:span text:style-name="T20_195">które</text:span><text:span text:style-name="T20_196"><text:s/></text:span><text:span text:style-name="T20_197">trzymają</text:span><text:span text:style-name="T20_198"><text:s/></text:span><text:span text:style-name="T20_199">but</text:span><text:span text:style-name="T20_200"><text:s/></text:span><text:span text:style-name="T20_201">w</text:span><text:span text:style-name="T20_202"><text:s/></text:span><text:span text:style-name="T20_203">podobny</text:span><text:span text:style-name="T20_204"><text:s/></text:span><text:span text:style-name="T20_205">sposób</text:span><text:span text:style-name="T20_206">,<text:s/></text:span><text:span text:style-name="T20_207">jak</text:span><text:span text:style-name="T20_208"><text:s/></text:span><text:span text:style-name="T20_209">wiązanie</text:span><text:span text:style-name="T20_210"><text:s/></text:span><text:span text:style-name="T20_211">narciarskie</text:span><text:span text:style-name="T20_212"><text:s/></text:span><text:span text:style-name="T20_213">i</text:span><text:span text:style-name="T20_214"><text:s/></text:span><text:span text:style-name="T20_215">bez</text:span><text:span text:style-name="T20_216"><text:s/></text:span><text:span text:style-name="T20_217">których</text:span><text:span text:style-name="T20_218"><text:s/></text:span><text:span text:style-name="T20_219">osobiście</text:span><text:span text:style-name="T20_220"><text:s/></text:span><text:span text:style-name="T20_221">nie</text:span><text:span text:style-name="T20_222"><text:s/></text:span><text:span text:style-name="T20_223">wyobrażam</text:span><text:span text:style-name="T20_224"><text:s/></text:span><text:span text:style-name="T20_225">sobie</text:span><text:span text:style-name="T20_226"><text:s/></text:span><text:span text:style-name="T20_227">jazdy</text:span><text:span text:style-name="T20_228">).</text:span></text:p>
      <text:p text:style-name="P21"/>
      <text:p text:style-name="P22"><text:span text:style-name="T22_1">Objętość</text:span><text:span text:style-name="T22_2"><text:s/></text:span><text:span text:style-name="T22_3">tego</text:span><text:span text:style-name="T22_4"><text:s/></text:span><text:span text:style-name="T22_5">artykułu</text:span><text:span text:style-name="T22_6"><text:s/></text:span><text:span text:style-name="T22_7">nie</text:span><text:span text:style-name="T22_8"><text:s/></text:span><text:span text:style-name="T22_9">pozwala</text:span><text:span text:style-name="T22_10"><text:s/></text:span><text:span text:style-name="T22_11">na</text:span><text:span text:style-name="T22_12"><text:s/></text:span><text:span text:style-name="T22_13">omówienie</text:span><text:span text:style-name="T22_14"><text:s/></text:span><text:span text:style-name="T22_15">technik</text:span><text:span text:style-name="T22_16"><text:s/></text:span><text:span text:style-name="T22_17">jazdy</text:span><text:span text:style-name="T22_18"><text:s/></text:span><text:span text:style-name="T22_19">terenowej</text:span><text:span text:style-name="T22_20">.<text:s/></text:span><text:span text:style-name="T22_21">Osobom</text:span><text:span text:style-name="T22_22"><text:s/></text:span><text:span text:style-name="T22_23">zainteresowanym</text:span><text:span text:style-name="T22_24"><text:s/></text:span><text:span text:style-name="T22_25">tematem</text:span><text:span text:style-name="T22_26"><text:s/></text:span><text:span text:style-name="T22_27">polecam</text:span><text:span text:style-name="T22_28"><text:s/></text:span><text:span text:style-name="T22_29">sięgnąć</text:span><text:span text:style-name="T22_30"><text:s/></text:span><text:span text:style-name="T22_31">do</text:span><text:span text:style-name="T22_32"><text:s/></text:span><text:span text:style-name="T22_33">książek</text:span><text:span text:style-name="T22_34">.<text:s/></text:span><text:span text:style-name="T22_35">Szczególnie</text:span><text:span text:style-name="T22_36"><text:s/></text:span><text:span text:style-name="T22_37">godną</text:span><text:span text:style-name="T22_38"><text:s/></text:span><text:span text:style-name="T22_39">polecenia</text:span><text:span text:style-name="T22_40"><text:s/></text:span><text:span text:style-name="T22_41">pozycją</text:span><text:span text:style-name="T22_42"><text:s/></text:span><text:span text:style-name="T22_43">jest</text:span><text:span text:style-name="T22_44"><text:s/>“</text:span><text:span text:style-name="T22_45">Mountain</text:span><text:span text:style-name="T22_46"><text:s/></text:span><text:span text:style-name="T22_47">bike</text:span><text:span text:style-name="T22_48">!”<text:s/></text:span><text:span text:style-name="T22_49">autorstwa</text:span><text:span text:style-name="T22_50"><text:s/></text:span><text:span text:style-name="T22_51">Wiliama</text:span><text:span text:style-name="T22_52"><text:s/></text:span><text:span text:style-name="T22_53">Nealyego</text:span><text:span text:style-name="T22_54">,<text:s/></text:span><text:span text:style-name="T22_55">która</text:span><text:span text:style-name="T22_56"><text:s/></text:span><text:span text:style-name="T22_57">w</text:span><text:span text:style-name="T22_58"><text:s/></text:span><text:span text:style-name="T22_59">przystępny</text:span><text:span text:style-name="T22_60"><text:s/></text:span><text:span text:style-name="T22_61">i</text:span><text:span text:style-name="T22_62"><text:s/></text:span><text:span text:style-name="T22_63">zabawny</text:span><text:span text:style-name="T22_64"><text:s/></text:span><text:span text:style-name="T22_65">sposób</text:span><text:span text:style-name="T22_66"><text:s/></text:span><text:span text:style-name="T22_67">omawia</text:span><text:span text:style-name="T22_68"><text:s/></text:span><text:span text:style-name="T22_69">wszystko</text:span><text:span text:style-name="T22_70">,<text:s/></text:span><text:span text:style-name="T22_71">co</text:span><text:span text:style-name="T22_72"><text:s/></text:span><text:span text:style-name="T22_73">każdy</text:span><text:span text:style-name="T22_74"><text:s/></text:span><text:span text:style-name="T22_75">rowerzysta</text:span><text:span text:style-name="T22_76"><text:s/></text:span><text:span text:style-name="T22_77">górski</text:span><text:span text:style-name="T22_78"><text:s/></text:span><text:span text:style-name="T22_79">wiedzieć</text:span><text:span text:style-name="T22_80"><text:s/></text:span><text:span text:style-name="T22_81">powinien</text:span><text:span text:style-name="T22_82">.<text:s/></text:span><text:span text:style-name="T22_83">Wspomnę</text:span><text:span text:style-name="T22_84"><text:s/></text:span><text:span text:style-name="T22_85">tylko</text:span><text:span text:style-name="T22_86"><text:s/></text:span><text:span text:style-name="T22_87">o</text:span><text:span text:style-name="T22_88"><text:s/></text:span><text:span text:style-name="T22_89">dwóch</text:span><text:span text:style-name="T22_90"><text:s/></text:span><text:span text:style-name="T22_91">podstawowych</text:span><text:span text:style-name="T22_92"><text:s/></text:span><text:span text:style-name="T22_93">sprawach</text:span><text:span text:style-name="T22_94">,<text:s/></text:span><text:span text:style-name="T22_95">bez</text:span><text:span text:style-name="T22_96"><text:s/></text:span><text:span text:style-name="T22_97">których</text:span><text:span text:style-name="T22_98"><text:s/></text:span><text:span text:style-name="T22_99">nie</text:span><text:span text:style-name="T22_100"><text:s/></text:span><text:span text:style-name="T22_101">ma</text:span><text:span text:style-name="T22_102"><text:s/></text:span><text:span text:style-name="T22_103">mowy</text:span><text:span text:style-name="T22_104"><text:s/></text:span><text:span text:style-name="T22_105">o</text:span><text:span text:style-name="T22_106"><text:s/></text:span><text:span text:style-name="T22_107">doskonaleniu</text:span><text:span text:style-name="T22_108"><text:s/></text:span><text:span text:style-name="T22_109">techniki</text:span><text:span text:style-name="T22_110"><text:s/></text:span><text:span text:style-name="T22_111">jazdy</text:span><text:span text:style-name="T22_112">.<text:s/></text:span><text:span text:style-name="T22_113">Pierwsza</text:span><text:span text:style-name="T22_114"><text:s/></text:span><text:span text:style-name="T22_115">to</text:span><text:span text:style-name="T22_116"><text:s/></text:span><text:span text:style-name="T22_117">właściwa</text:span><text:span text:style-name="T22_118"><text:s/></text:span><text:span text:style-name="T22_119">pozycja</text:span><text:span text:style-name="T22_120">:<text:s/></text:span><text:span text:style-name="T22_121">ciało</text:span><text:span text:style-name="T22_122"><text:s/></text:span><text:span text:style-name="T22_123">powinno</text:span><text:span text:style-name="T22_124"><text:s/></text:span><text:span text:style-name="T22_125">działać</text:span><text:span text:style-name="T22_126"><text:s/></text:span><text:span text:style-name="T22_127">jak</text:span><text:span text:style-name="T22_128"><text:s/></text:span><text:span text:style-name="T22_129">amortyzator</text:span><text:span text:style-name="T22_130">,<text:s/></text:span><text:span text:style-name="T22_131">dlatego</text:span><text:span text:style-name="T22_132"><text:s/></text:span><text:span text:style-name="T22_133">też</text:span><text:span text:style-name="T22_134"><text:s/></text:span><text:span text:style-name="T22_135">jego</text:span><text:span text:style-name="T22_136"><text:s/></text:span><text:span text:style-name="T22_137">ciężar</text:span><text:span text:style-name="T22_138"><text:s/></text:span><text:span text:style-name="T22_139">niemal</text:span><text:span text:style-name="T22_140"><text:s/></text:span><text:span text:style-name="T22_141">w</text:span><text:span text:style-name="T22_142"><text:s/></text:span><text:span text:style-name="T22_143">całości</text:span><text:span text:style-name="T22_144"><text:s/></text:span><text:span text:style-name="T22_145">powinien</text:span><text:span text:style-name="T22_146"><text:s/></text:span><text:span text:style-name="T22_147">opierać</text:span><text:span text:style-name="T22_148"><text:s/></text:span><text:span text:style-name="T22_149">się</text:span><text:span text:style-name="T22_150"><text:s/></text:span><text:span text:style-name="T22_151">na</text:span><text:span text:style-name="T22_152"><text:s/></text:span><text:span text:style-name="T22_153">rękach</text:span><text:span text:style-name="T22_154"><text:s/></text:span><text:span text:style-name="T22_155">i</text:span><text:span text:style-name="T22_156"><text:s/></text:span><text:span text:style-name="T22_157">nogach</text:span><text:span text:style-name="T22_158">.<text:s/></text:span><text:span text:style-name="T22_159">Ręce</text:span><text:span text:style-name="T22_160"><text:s/></text:span><text:span text:style-name="T22_161">ugięte</text:span><text:span text:style-name="T22_162"><text:s/></text:span><text:span text:style-name="T22_163">w</text:span><text:span text:style-name="T22_164"><text:s/></text:span><text:span text:style-name="T22_165">łokciach</text:span><text:span text:style-name="T22_166"><text:s/></text:span><text:span text:style-name="T22_167">a</text:span><text:span text:style-name="T22_168"><text:s/></text:span><text:span text:style-name="T22_169">nogi</text:span><text:span text:style-name="T22_170"><text:s/></text:span><text:span text:style-name="T22_171">w</text:span><text:span text:style-name="T22_172"><text:s/></text:span><text:span text:style-name="T22_173">kolanach</text:span><text:span text:style-name="T22_174">,<text:s/></text:span><text:span text:style-name="T22_175">gotowe</text:span><text:span text:style-name="T22_176"><text:s/></text:span><text:span text:style-name="T22_177">na</text:span><text:span text:style-name="T22_178"><text:s/></text:span><text:span text:style-name="T22_179">przyjmowanie</text:span><text:span text:style-name="T22_180"><text:s/></text:span><text:span text:style-name="T22_181">wstrząsów</text:span><text:span text:style-name="T22_182">,<text:s/></text:span><text:span text:style-name="T22_183">środek</text:span><text:span text:style-name="T22_184"><text:s/></text:span><text:span text:style-name="T22_185">ciężkości</text:span><text:span text:style-name="T22_186"><text:s/></text:span><text:span text:style-name="T22_187">nad</text:span><text:span text:style-name="T22_188"><text:s/></text:span><text:span text:style-name="T22_189">osią</text:span><text:span text:style-name="T22_190"><text:s/></text:span><text:span text:style-name="T22_191">supportu</text:span><text:span text:style-name="T22_192"><text:s/>(</text:span><text:span text:style-name="T22_193">czyli</text:span><text:span text:style-name="T22_194"><text:s/></text:span><text:span text:style-name="T22_195">nad</text:span><text:span text:style-name="T22_196"><text:s/></text:span><text:span text:style-name="T22_197">tym</text:span><text:span text:style-name="T22_198"><text:s/></text:span><text:span text:style-name="T22_199">czymś</text:span><text:span text:style-name="T22_200">,<text:s/></text:span><text:span text:style-name="T22_201">do</text:span><text:span text:style-name="T22_202"><text:s/></text:span><text:span text:style-name="T22_203">czego</text:span><text:span text:style-name="T22_204"><text:s/></text:span><text:span text:style-name="T22_205">przymocowane</text:span><text:span text:style-name="T22_206"><text:s/></text:span><text:span text:style-name="T22_207">są</text:span><text:span text:style-name="T22_208"><text:s/></text:span><text:span text:style-name="T22_209">korby</text:span><text:span text:style-name="T22_210">),<text:s/></text:span><text:span text:style-name="T22_211">tułów</text:span><text:span text:style-name="T22_212"><text:s/></text:span><text:span text:style-name="T22_213">mniej</text:span><text:span text:style-name="T22_214">-</text:span><text:span text:style-name="T22_215">więcej</text:span><text:span text:style-name="T22_216"><text:s/></text:span><text:span text:style-name="T22_217">poziomo</text:span><text:span text:style-name="T22_218">.<text:s/></text:span><text:span text:style-name="T22_219">Taka</text:span><text:span text:style-name="T22_220"><text:s/></text:span><text:span text:style-name="T22_221">pozycja</text:span><text:span text:style-name="T22_222"><text:s/></text:span><text:span text:style-name="T22_223">umożliwia</text:span><text:span text:style-name="T22_224"><text:s/></text:span><text:span text:style-name="T22_225">również</text:span><text:span text:style-name="T22_226"><text:s/></text:span><text:span text:style-name="T22_227">szybkie</text:span><text:span text:style-name="T22_228"><text:s/></text:span><text:span text:style-name="T22_229">i</text:span><text:span text:style-name="T22_230"><text:s/></text:span><text:span text:style-name="T22_231">w</text:span><text:span text:style-name="T22_232"><text:s/></text:span><text:span text:style-name="T22_233">szerokim</text:span><text:span text:style-name="T22_234"><text:s/></text:span><text:span text:style-name="T22_235">zakresie</text:span><text:span text:style-name="T22_236"><text:s/></text:span><text:span text:style-name="T22_237">przemieszczanie</text:span><text:span text:style-name="T22_238"><text:s/></text:span><text:span text:style-name="T22_239">środka</text:span><text:span text:style-name="T22_240"><text:s/></text:span><text:span text:style-name="T22_241">ciężkości</text:span><text:span text:style-name="T22_242">,<text:s/></text:span><text:span text:style-name="T22_243">co</text:span><text:span text:style-name="T22_244"><text:s/></text:span><text:span text:style-name="T22_245">jest</text:span><text:span text:style-name="T22_246"><text:s/></text:span><text:span text:style-name="T22_247">potrzebne</text:span><text:span text:style-name="T22_248"><text:s/></text:span><text:span text:style-name="T22_249">na</text:span><text:span text:style-name="T22_250"><text:s/></text:span><text:span text:style-name="T22_251">zjazdach</text:span><text:span text:style-name="T22_252">,<text:s/></text:span><text:span text:style-name="T22_253">podjazdach</text:span><text:span text:style-name="T22_254"><text:s/></text:span><text:span text:style-name="T22_255">i</text:span><text:span text:style-name="T22_256"><text:s/></text:span><text:span text:style-name="T22_257">podczas</text:span><text:span text:style-name="T22_258"><text:s/></text:span><text:span text:style-name="T22_259">pokonywania</text:span><text:span text:style-name="T22_260"><text:s/></text:span><text:span text:style-name="T22_261">zakrętów</text:span><text:span text:style-name="T22_262">.<text:s/></text:span><text:span text:style-name="T22_263">Na</text:span><text:span text:style-name="T22_264"><text:s/></text:span><text:span text:style-name="T22_265">zjazdach</text:span><text:span text:style-name="T22_266"><text:s/></text:span><text:span text:style-name="T22_267">należy</text:span><text:span text:style-name="T22_268"><text:s/></text:span><text:span text:style-name="T22_269">dociążyć</text:span><text:span text:style-name="T22_270"><text:s/></text:span><text:span text:style-name="T22_271">tylne</text:span><text:span text:style-name="T22_272"><text:s/></text:span><text:span text:style-name="T22_273">koło</text:span><text:span text:style-name="T22_274">,<text:s/></text:span><text:span text:style-name="T22_275">na</text:span><text:span text:style-name="T22_276"><text:s/></text:span><text:span text:style-name="T22_277">podjazdach</text:span><text:span text:style-name="T22_278"><text:s/></text:span><text:span text:style-name="T22_279">zaś</text:span><text:span text:style-name="T22_280"><text:s/></text:span><text:span text:style-name="T22_281">przednie</text:span><text:span text:style-name="T22_282">.<text:s/></text:span><text:span text:style-name="T22_283">Nie</text:span><text:span text:style-name="T22_284"><text:s/></text:span><text:span text:style-name="T22_285">należy</text:span><text:span text:style-name="T22_286"><text:s/></text:span><text:span text:style-name="T22_287">siedzieć</text:span><text:span text:style-name="T22_288"><text:s/></text:span><text:span text:style-name="T22_289">rozpłaszczonym</text:span><text:span text:style-name="T22_290"><text:s/></text:span><text:span text:style-name="T22_291">całym</text:span><text:span text:style-name="T22_292"><text:s/></text:span><text:span text:style-name="T22_293">ciężarem</text:span><text:span text:style-name="T22_294"><text:s/></text:span><text:span text:style-name="T22_295">na</text:span><text:span text:style-name="T22_296"><text:s/></text:span><text:span text:style-name="T22_297">siodełku</text:span><text:span text:style-name="T22_298">,<text:s/></text:span><text:span text:style-name="T22_299">gdyż</text:span><text:span text:style-name="T22_300"><text:s/></text:span><text:span text:style-name="T22_301">taki</text:span><text:span text:style-name="T22_302"><text:s/></text:span><text:span text:style-name="T22_303">sposób</text:span><text:span text:style-name="T22_304"><text:s/></text:span><text:span text:style-name="T22_305">jazdy</text:span><text:span text:style-name="T22_306"><text:s/></text:span><text:span text:style-name="T22_307">bardzo</text:span><text:span text:style-name="T22_308"><text:s/></text:span><text:span text:style-name="T22_309">szybko</text:span><text:span text:style-name="T22_310"><text:s/></text:span><text:span text:style-name="T22_311">skończy</text:span><text:span text:style-name="T22_312"><text:s/></text:span><text:span text:style-name="T22_313">się</text:span><text:span text:style-name="T22_314"><text:s/></text:span><text:span text:style-name="T22_315">lotem</text:span><text:span text:style-name="T22_316"><text:s/></text:span><text:span text:style-name="T22_317">nad</text:span><text:span text:style-name="T22_318"><text:s/></text:span><text:span text:style-name="T22_319">kierownicą</text:span><text:span text:style-name="T22_320">.<text:s/></text:span></text:p>
      <text:p text:style-name="P23"><text:span text:style-name="T23_1">Również</text:span><text:span text:style-name="T23_2"><text:s/></text:span><text:span text:style-name="T23_3">technika</text:span><text:span text:style-name="T23_4"><text:s/></text:span><text:span text:style-name="T23_5">pokonywania</text:span><text:span text:style-name="T23_6"><text:s/></text:span><text:span text:style-name="T23_7">zakrętów</text:span><text:span text:style-name="T23_8"><text:s/></text:span><text:span text:style-name="T23_9">jest</text:span><text:span text:style-name="T23_10"><text:s/></text:span><text:span text:style-name="T23_11">nieco</text:span><text:span text:style-name="T23_12"><text:s/></text:span><text:span text:style-name="T23_13">inna</text:span><text:span text:style-name="T23_14">,<text:s/></text:span><text:span text:style-name="T23_15">niż</text:span><text:span text:style-name="T23_16"><text:s/></text:span><text:span text:style-name="T23_17">podczas</text:span><text:span text:style-name="T23_18"><text:s/></text:span><text:span text:style-name="T23_19">jazdy</text:span><text:span text:style-name="T23_20"><text:s/></text:span><text:span text:style-name="T23_21">parkowymi</text:span><text:span text:style-name="T23_22"><text:s/></text:span><text:span text:style-name="T23_23">alejkami</text:span><text:span text:style-name="T23_24">:<text:s/></text:span><text:span text:style-name="T23_25">rower</text:span><text:span text:style-name="T23_26"><text:s/></text:span><text:span text:style-name="T23_27">wprowadza</text:span><text:span text:style-name="T23_28"><text:s/></text:span><text:span text:style-name="T23_29">się</text:span><text:span text:style-name="T23_30"><text:s/></text:span><text:span text:style-name="T23_31">w</text:span><text:span text:style-name="T23_32"><text:s/></text:span><text:span text:style-name="T23_33">zakręt</text:span><text:span text:style-name="T23_34"><text:s/></text:span><text:span text:style-name="T23_35">nie</text:span><text:span text:style-name="T23_36"><text:s/></text:span><text:span text:style-name="T23_37">przez</text:span><text:span text:style-name="T23_38"><text:s/></text:span><text:span text:style-name="T23_39">skręt</text:span><text:span text:style-name="T23_40"><text:s/></text:span><text:span text:style-name="T23_41">kierownicy</text:span><text:span text:style-name="T23_42">,<text:s/></text:span><text:span text:style-name="T23_43">a</text:span><text:span text:style-name="T23_44"><text:s/></text:span><text:span text:style-name="T23_45">przez</text:span><text:span text:style-name="T23_46"><text:s/></text:span><text:span text:style-name="T23_47">pochylenie</text:span><text:span text:style-name="T23_48">.<text:s/></text:span><text:span text:style-name="T23_49">Prostujecie</text:span><text:span text:style-name="T23_50"><text:s/></text:span><text:span text:style-name="T23_51">nogę</text:span><text:span text:style-name="T23_52"><text:s/></text:span><text:span text:style-name="T23_53">zewnętrzną</text:span><text:span text:style-name="T23_54"><text:s/>(</text:span><text:span text:style-name="T23_55">wewnętrzny</text:span><text:span text:style-name="T23_56"><text:s/></text:span><text:span text:style-name="T23_57">pedał</text:span><text:span text:style-name="T23_58"><text:s/></text:span><text:span text:style-name="T23_59">powinien</text:span><text:span text:style-name="T23_60"><text:s/></text:span><text:span text:style-name="T23_61">znajdować</text:span><text:span text:style-name="T23_62"><text:s/></text:span><text:span text:style-name="T23_63">się</text:span><text:span text:style-name="T23_64"><text:s/></text:span><text:span text:style-name="T23_65">w</text:span><text:span text:style-name="T23_66"><text:s/></text:span><text:span text:style-name="T23_67">najwyższym</text:span><text:span text:style-name="T23_68"><text:s/></text:span><text:span text:style-name="T23_69">położeniu</text:span><text:span text:style-name="T23_70">)<text:s/></text:span><text:span text:style-name="T23_71">i</text:span><text:span text:style-name="T23_72"><text:s/></text:span><text:span text:style-name="T23_73">prostujecie</text:span><text:span text:style-name="T23_74"><text:s/></text:span><text:span text:style-name="T23_75">wewnętrzną</text:span><text:span text:style-name="T23_76"><text:s/></text:span><text:span text:style-name="T23_77">rękę</text:span><text:span text:style-name="T23_78"><text:s/>(</text:span><text:span text:style-name="T23_79">która</text:span><text:span text:style-name="T23_80"><text:s/></text:span><text:span text:style-name="T23_81">do</text:span><text:span text:style-name="T23_82"><text:s/></text:span><text:span text:style-name="T23_83">tej</text:span><text:span text:style-name="T23_84"><text:s/></text:span><text:span text:style-name="T23_85">pory</text:span><text:span text:style-name="T23_86"><text:s/></text:span><text:span text:style-name="T23_87">była</text:span><text:span text:style-name="T23_88"><text:s/></text:span><text:span text:style-name="T23_89">zgięta</text:span><text:span text:style-name="T23_90"><text:s/></text:span><text:span text:style-name="T23_91">w</text:span><text:span text:style-name="T23_92"><text:s/></text:span><text:span text:style-name="T23_93">łokciu</text:span><text:span text:style-name="T23_94"><text:s/></text:span><text:span text:style-name="T23_95">i</text:span><text:span text:style-name="T23_96"><text:s/></text:span><text:span text:style-name="T23_97">odchylona</text:span><text:span text:style-name="T23_98"><text:s/></text:span><text:span text:style-name="T23_99">na</text:span><text:span text:style-name="T23_100"><text:s/></text:span><text:span text:style-name="T23_101">zewnątrz</text:span><text:span text:style-name="T23_102">).<text:s/></text:span><text:span text:style-name="T23_103">Wprowadzacie</text:span><text:span text:style-name="T23_104"><text:s/></text:span><text:span text:style-name="T23_105">rower</text:span><text:span text:style-name="T23_106"><text:s/></text:span><text:span text:style-name="T23_107">w</text:span><text:span text:style-name="T23_108"><text:s/></text:span><text:span text:style-name="T23_109">pochylenie</text:span><text:span text:style-name="T23_110"><text:s/></text:span><text:span text:style-name="T23_111">jednocześnie</text:span><text:span text:style-name="T23_112"><text:s/></text:span><text:span text:style-name="T23_113">utrzymując</text:span><text:span text:style-name="T23_114"><text:s/></text:span><text:span text:style-name="T23_115">tułów</text:span><text:span text:style-name="T23_116"><text:s/></text:span><text:span text:style-name="T23_117">mniej</text:span><text:span text:style-name="T23_118"><text:s/></text:span><text:span text:style-name="T23_119">więcej</text:span><text:span text:style-name="T23_120"><text:s/></text:span><text:span text:style-name="T23_121">w</text:span><text:span text:style-name="T23_122"><text:s/></text:span><text:span text:style-name="T23_123">pionie</text:span><text:span text:style-name="T23_124"><text:s/>(</text:span><text:span text:style-name="T23_125">siodełko</text:span><text:span text:style-name="T23_126"><text:s/></text:span><text:span text:style-name="T23_127">spod</text:span><text:span text:style-name="T23_128"><text:s/></text:span><text:span text:style-name="T23_129">tyłka</text:span><text:span text:style-name="T23_130"><text:s/></text:span><text:span text:style-name="T23_131">wędruje</text:span><text:span text:style-name="T23_132"><text:s/></text:span><text:span text:style-name="T23_133">w</text:span><text:span text:style-name="T23_134"><text:s/></text:span><text:span text:style-name="T23_135">okolice</text:span><text:span text:style-name="T23_136"><text:s/></text:span><text:span text:style-name="T23_137">wewnętrznego</text:span><text:span text:style-name="T23_138"><text:s/></text:span><text:span text:style-name="T23_139">uda</text:span><text:span text:style-name="T23_140">).<text:s/></text:span><text:span text:style-name="T23_141">Promień</text:span><text:span text:style-name="T23_142"><text:s/></text:span><text:span text:style-name="T23_143">zakrętu</text:span><text:span text:style-name="T23_144"><text:s/></text:span><text:span text:style-name="T23_145">można</text:span><text:span text:style-name="T23_146"><text:s/></text:span><text:span text:style-name="T23_147">kontrolować</text:span><text:span text:style-name="T23_148"><text:s/></text:span><text:span text:style-name="T23_149">zmieniając</text:span><text:span text:style-name="T23_150"><text:s/></text:span><text:span text:style-name="T23_151">położenie</text:span><text:span text:style-name="T23_152"><text:s/></text:span><text:span text:style-name="T23_153">środka</text:span><text:span text:style-name="T23_154"><text:s/></text:span><text:span text:style-name="T23_155">ciężkości</text:span><text:span text:style-name="T23_156"><text:s text:c="2"/>-<text:s/></text:span><text:span text:style-name="T23_157">na</text:span><text:span text:style-name="T23_158"><text:s/></text:span><text:span text:style-name="T23_159">przykład</text:span><text:span text:style-name="T23_160"><text:s/></text:span><text:span text:style-name="T23_161">odchylenie</text:span><text:span text:style-name="T23_162"><text:s/></text:span><text:span text:style-name="T23_163">kolana</text:span><text:span text:style-name="T23_164">,<text:s/></text:span><text:span text:style-name="T23_165">czy</text:span><text:span text:style-name="T23_166"><text:s/></text:span><text:span text:style-name="T23_167">łokcia</text:span><text:span text:style-name="T23_168"><text:s/></text:span><text:span text:style-name="T23_169">do</text:span><text:span text:style-name="T23_170"><text:s/></text:span><text:span text:style-name="T23_171">wewnątrz</text:span><text:span text:style-name="T23_172"><text:s/></text:span><text:span text:style-name="T23_173">spowoduje</text:span><text:span text:style-name="T23_174"><text:s/></text:span><text:span text:style-name="T23_175">zacieśnienie</text:span><text:span text:style-name="T23_176"><text:s/></text:span><text:span text:style-name="T23_177">zakrętu</text:span><text:span text:style-name="T23_178">.<text:s/></text:span><text:span text:style-name="T23_179">Brzmi</text:span><text:span text:style-name="T23_180"><text:s/></text:span><text:span text:style-name="T23_181">to</text:span><text:span text:style-name="T23_182"><text:s/></text:span><text:span text:style-name="T23_183">mało</text:span><text:span text:style-name="T23_184"><text:s/></text:span><text:span text:style-name="T23_185">intuicyjnie</text:span><text:span text:style-name="T23_186">,<text:s/></text:span><text:span text:style-name="T23_187">ale</text:span><text:span text:style-name="T23_188"><text:s/></text:span><text:span text:style-name="T23_189">z</text:span><text:span text:style-name="T23_190"><text:s/></text:span><text:span text:style-name="T23_191">czasem</text:span><text:span text:style-name="T23_192"><text:s/></text:span><text:span text:style-name="T23_193">taka</text:span><text:span text:style-name="T23_194"><text:s/></text:span><text:span text:style-name="T23_195">technika</text:span><text:span text:style-name="T23_196"><text:s/></text:span><text:span text:style-name="T23_197">pokonywania</text:span><text:span text:style-name="T23_198"><text:s/></text:span><text:span text:style-name="T23_199">zakrętów</text:span><text:span text:style-name="T23_200"><text:s/></text:span><text:span text:style-name="T23_201">stanie</text:span><text:span text:style-name="T23_202"><text:s/></text:span><text:span text:style-name="T23_203">się</text:span><text:span text:style-name="T23_204"><text:s/></text:span><text:span text:style-name="T23_205">waszą</text:span><text:span text:style-name="T23_206"><text:s/></text:span><text:span text:style-name="T23_207">drugą</text:span><text:span text:style-name="T23_208"><text:s/></text:span><text:span text:style-name="T23_209">naturą</text:span><text:span text:style-name="T23_210">.</text:span></text:p>
      <text:p text:style-name="P24"><text:span text:style-name="T24_1">Druga</text:span><text:span text:style-name="T24_2"><text:s/></text:span><text:span text:style-name="T24_3">istotna</text:span><text:span text:style-name="T24_4"><text:s/></text:span><text:span text:style-name="T24_5">sprawa</text:span><text:span text:style-name="T24_6"><text:s/></text:span><text:span text:style-name="T24_7">to</text:span><text:span text:style-name="T24_8"><text:s/></text:span><text:span text:style-name="T24_9">kwestia</text:span><text:span text:style-name="T24_10"><text:s/></text:span><text:span text:style-name="T24_11">koncentracji</text:span><text:span text:style-name="T24_12"><text:s/></text:span><text:span text:style-name="T24_13">i</text:span><text:span text:style-name="T24_14"><text:s/></text:span><text:span text:style-name="T24_15">obserwacji</text:span><text:span text:style-name="T24_16"><text:s/></text:span><text:span text:style-name="T24_17">drogi</text:span><text:span text:style-name="T24_18"><text:s/></text:span><text:span text:style-name="T24_19">przed</text:span><text:span text:style-name="T24_20"><text:s/></text:span><text:span text:style-name="T24_21">sobą</text:span><text:span text:style-name="T24_22">.<text:s/></text:span><text:span text:style-name="T24_23">Początkujący</text:span><text:span text:style-name="T24_24"><text:s/></text:span><text:span text:style-name="T24_25">rowerzysta</text:span><text:span text:style-name="T24_26"><text:s/></text:span><text:span text:style-name="T24_27">ma</text:span><text:span text:style-name="T24_28"><text:s/></text:span><text:span text:style-name="T24_29">tendencję</text:span><text:span text:style-name="T24_30"><text:s/></text:span><text:span text:style-name="T24_31">do</text:span><text:span text:style-name="T24_32"><text:s/></text:span><text:span text:style-name="T24_33">skupiania</text:span><text:span text:style-name="T24_34"><text:s/></text:span><text:span text:style-name="T24_35">uwagi</text:span><text:span text:style-name="T24_36"><text:s/></text:span><text:span text:style-name="T24_37">na</text:span><text:span text:style-name="T24_38"><text:s/></text:span><text:span text:style-name="T24_39">najbliższej</text:span><text:span text:style-name="T24_40"><text:s/></text:span><text:span text:style-name="T24_41">przeszkodzie</text:span><text:span text:style-name="T24_42"><text:s/></text:span><text:span text:style-name="T24_43">i</text:span><text:span text:style-name="T24_44"><text:s/></text:span><text:span text:style-name="T24_45">niedostrzegania</text:span><text:span text:style-name="T24_46"><text:s/></text:span><text:span text:style-name="T24_47">tego</text:span><text:span text:style-name="T24_48">,<text:s/></text:span><text:span text:style-name="T24_49">co</text:span><text:span text:style-name="T24_50"><text:s/></text:span><text:span text:style-name="T24_51">znajduje</text:span><text:span text:style-name="T24_52"><text:s/></text:span><text:span text:style-name="T24_53">się</text:span><text:span text:style-name="T24_54"><text:s/></text:span><text:span text:style-name="T24_55">dalej</text:span><text:span text:style-name="T24_56">.<text:s/></text:span><text:span text:style-name="T24_57">Powoduje</text:span><text:span text:style-name="T24_58"><text:s/></text:span><text:span text:style-name="T24_59">to</text:span><text:span text:style-name="T24_60">,<text:s/></text:span><text:span text:style-name="T24_61">że</text:span><text:span text:style-name="T24_62"><text:s/></text:span><text:span text:style-name="T24_63">jego</text:span><text:span text:style-name="T24_64"><text:s/></text:span><text:span text:style-name="T24_65">umysł</text:span><text:span text:style-name="T24_66"><text:s/></text:span><text:span text:style-name="T24_67">jest</text:span><text:span text:style-name="T24_68"><text:s/></text:span><text:span text:style-name="T24_69">coraz</text:span><text:span text:style-name="T24_70"><text:s/></text:span><text:span text:style-name="T24_71">bardziej</text:span><text:span text:style-name="T24_72"><text:s/></text:span><text:span text:style-name="T24_73">opóźniony</text:span><text:span text:style-name="T24_74"><text:s/></text:span><text:span text:style-name="T24_75">w</text:span><text:span text:style-name="T24_76"><text:s/></text:span><text:span text:style-name="T24_77">stosunku</text:span><text:span text:style-name="T24_78"><text:s/></text:span><text:span text:style-name="T24_79">do</text:span><text:span text:style-name="T24_80"><text:s/></text:span><text:span text:style-name="T24_81">kolejnych</text:span><text:span text:style-name="T24_82"><text:s/></text:span><text:span text:style-name="T24_83">pojawiających</text:span><text:span text:style-name="T24_84"><text:s/></text:span><text:span text:style-name="T24_85">się</text:span><text:span text:style-name="T24_86"><text:s/></text:span><text:span text:style-name="T24_87">na</text:span><text:span text:style-name="T24_88"><text:s/></text:span><text:span text:style-name="T24_89">drodze</text:span><text:span text:style-name="T24_90"><text:s/></text:span><text:span text:style-name="T24_91">przeszkód</text:span><text:span text:style-name="T24_92"><text:s/></text:span><text:span text:style-name="T24_93">i</text:span><text:span text:style-name="T24_94"><text:s/></text:span><text:span text:style-name="T24_95">proces</text:span><text:span text:style-name="T24_96"><text:s/></text:span><text:span text:style-name="T24_97">ten</text:span><text:span text:style-name="T24_98"><text:s/></text:span><text:span text:style-name="T24_99">postępuje</text:span><text:span text:style-name="T24_100"><text:s/></text:span><text:span text:style-name="T24_101">tym</text:span><text:span text:style-name="T24_102"><text:s/></text:span><text:span text:style-name="T24_103">szybciej</text:span><text:span text:style-name="T24_104">,<text:s/></text:span><text:span text:style-name="T24_105">im</text:span><text:span text:style-name="T24_106"><text:s/></text:span><text:span text:style-name="T24_107">większa</text:span><text:span text:style-name="T24_108"><text:s/></text:span><text:span text:style-name="T24_109">jest</text:span><text:span text:style-name="T24_110"><text:s/></text:span><text:span text:style-name="T24_111">prędkość</text:span><text:span text:style-name="T24_112"><text:s/></text:span><text:span text:style-name="T24_113">jazdy</text:span><text:span text:style-name="T24_114">.<text:s/></text:span><text:span text:style-name="T24_115">Uwagę</text:span><text:span text:style-name="T24_116"><text:s/></text:span><text:span text:style-name="T24_117">należy</text:span><text:span text:style-name="T24_118"><text:s/></text:span><text:span text:style-name="T24_119">więc</text:span><text:span text:style-name="T24_120"><text:s/></text:span><text:span text:style-name="T24_121">skupiać</text:span><text:span text:style-name="T24_122"><text:s/></text:span><text:span text:style-name="T24_123">na</text:span><text:span text:style-name="T24_124"><text:s/></text:span><text:span text:style-name="T24_125">szerokim</text:span><text:span text:style-name="T24_126"><text:s/></text:span><text:span text:style-name="T24_127">odcinku</text:span><text:span text:style-name="T24_128"><text:s/></text:span><text:span text:style-name="T24_129">drogi</text:span><text:span text:style-name="T24_130"><text:s/></text:span><text:span text:style-name="T24_131">znajdującym</text:span><text:span text:style-name="T24_132"><text:s/></text:span><text:span text:style-name="T24_133">się</text:span><text:span text:style-name="T24_134"><text:s/></text:span><text:span text:style-name="T24_135">przed</text:span><text:span text:style-name="T24_136"><text:s/></text:span><text:span text:style-name="T24_137">rowerzystą</text:span><text:span text:style-name="T24_138">.<text:s/></text:span><text:span text:style-name="T24_139">Przeszkoda</text:span><text:span text:style-name="T24_140">,<text:s/></text:span><text:span text:style-name="T24_141">która</text:span><text:span text:style-name="T24_142"><text:s/></text:span><text:span text:style-name="T24_143">w</text:span><text:span text:style-name="T24_144"><text:s/></text:span><text:span text:style-name="T24_145">danym</text:span><text:span text:style-name="T24_146"><text:s/></text:span><text:span text:style-name="T24_147">momencie</text:span><text:span text:style-name="T24_148"><text:s/></text:span><text:span text:style-name="T24_149">jest</text:span><text:span text:style-name="T24_150"><text:s/></text:span><text:span text:style-name="T24_151">pokonywana</text:span><text:span text:style-name="T24_152"><text:s/>(</text:span><text:span text:style-name="T24_153">na</text:span><text:span text:style-name="T24_154"><text:s/></text:span><text:span text:style-name="T24_155">przykład</text:span><text:span text:style-name="T24_156"><text:s/></text:span><text:span text:style-name="T24_157">znajdujący</text:span><text:span text:style-name="T24_158"><text:s/></text:span><text:span text:style-name="T24_159">się</text:span><text:span text:style-name="T24_160"><text:s/></text:span><text:span text:style-name="T24_161">tuż</text:span><text:span text:style-name="T24_162"><text:s/></text:span><text:span text:style-name="T24_163">przed</text:span><text:span text:style-name="T24_164"><text:s/></text:span><text:span text:style-name="T24_165">kołem</text:span><text:span text:style-name="T24_166"><text:s/></text:span><text:span text:style-name="T24_167">kamień</text:span><text:span text:style-name="T24_168">)<text:s/></text:span><text:span text:style-name="T24_169">i</text:span><text:span text:style-name="T24_170"><text:s/></text:span><text:span text:style-name="T24_171">akcje</text:span><text:span text:style-name="T24_172"><text:s/></text:span><text:span text:style-name="T24_173">prowadzące</text:span><text:span text:style-name="T24_174"><text:s/></text:span><text:span text:style-name="T24_175">do</text:span><text:span text:style-name="T24_176"><text:s/></text:span><text:span text:style-name="T24_177">jej</text:span><text:span text:style-name="T24_178"><text:s/></text:span><text:span text:style-name="T24_179">pokonania</text:span><text:span text:style-name="T24_180"><text:s/></text:span><text:span text:style-name="T24_181">powinny</text:span><text:span text:style-name="T24_182"><text:s/></text:span><text:span text:style-name="T24_183">być</text:span><text:span text:style-name="T24_184"><text:s/></text:span><text:span text:style-name="T24_185">niejako</text:span><text:span text:style-name="T24_186"><text:s/></text:span><text:span text:style-name="T24_187">zaprogramowane</text:span><text:span text:style-name="T24_188"><text:s/></text:span><text:span text:style-name="T24_189">zawczasu</text:span><text:span text:style-name="T24_190"><text:s/></text:span><text:span text:style-name="T24_191">w</text:span><text:span text:style-name="T24_192"><text:s/></text:span><text:span text:style-name="T24_193">umyśle</text:span><text:span text:style-name="T24_194"><text:s/></text:span><text:span text:style-name="T24_195">i</text:span><text:span text:style-name="T24_196"><text:s/></text:span><text:span text:style-name="T24_197">wykonywane</text:span><text:span text:style-name="T24_198"><text:s/></text:span><text:span text:style-name="T24_199">podświadomie</text:span><text:span text:style-name="T24_200">.<text:s/></text:span><text:span text:style-name="T24_201">Zaś</text:span><text:span text:style-name="T24_202"><text:s/></text:span><text:span text:style-name="T24_203">sam</text:span><text:span text:style-name="T24_204"><text:s/></text:span><text:span text:style-name="T24_205">rowerzysta</text:span><text:span text:style-name="T24_206"><text:s/></text:span><text:span text:style-name="T24_207">powinien</text:span><text:span text:style-name="T24_208"><text:s/></text:span><text:span text:style-name="T24_209">się</text:span><text:span text:style-name="T24_210"><text:s/></text:span><text:span text:style-name="T24_211">koncentrować</text:span><text:span text:style-name="T24_212"><text:s/></text:span><text:span text:style-name="T24_213">na</text:span><text:span text:style-name="T24_214"><text:s/></text:span><text:span text:style-name="T24_215">tym</text:span><text:span text:style-name="T24_216">,<text:s/></text:span><text:span text:style-name="T24_217">co</text:span><text:span text:style-name="T24_218"><text:s/></text:span><text:span text:style-name="T24_219">nastąpi</text:span><text:span text:style-name="T24_220"><text:s/></text:span><text:span text:style-name="T24_221">wkrótce</text:span><text:span text:style-name="T24_222">,<text:s/></text:span><text:span text:style-name="T24_223">a</text:span><text:span text:style-name="T24_224"><text:s/></text:span><text:span text:style-name="T24_225">nie</text:span><text:span text:style-name="T24_226"><text:s/></text:span><text:span text:style-name="T24_227">na</text:span><text:span text:style-name="T24_228"><text:s/></text:span><text:span text:style-name="T24_229">tym</text:span><text:span text:style-name="T24_230">,<text:s/></text:span><text:span text:style-name="T24_231">co</text:span><text:span text:style-name="T24_232"><text:s/></text:span><text:span text:style-name="T24_233">właśnie</text:span><text:span text:style-name="T24_234"><text:s/></text:span><text:span text:style-name="T24_235">się</text:span><text:span text:style-name="T24_236"><text:s/></text:span><text:span text:style-name="T24_237">dzieje</text:span><text:span text:style-name="T24_238">.<text:s/></text:span><text:span text:style-name="T24_239">Taki</text:span><text:span text:style-name="T24_240"><text:s/></text:span><text:span text:style-name="T24_241">sposób</text:span><text:span text:style-name="T24_242"><text:s/></text:span><text:span text:style-name="T24_243">skupiania</text:span><text:span text:style-name="T24_244"><text:s/></text:span><text:span text:style-name="T24_245">uwagi</text:span><text:span text:style-name="T24_246"><text:s/></text:span><text:span text:style-name="T24_247">można</text:span><text:span text:style-name="T24_248"><text:s/></text:span><text:span text:style-name="T24_249">wyćwiczyć</text:span><text:span text:style-name="T24_250">.</text:span></text:p>
      <text:p text:style-name="P25"/>
      <text:p text:style-name="P26"><text:span text:style-name="T26_1">Załóżmy</text:span><text:span text:style-name="T26_2">,<text:s/></text:span><text:span text:style-name="T26_3">że</text:span><text:span text:style-name="T26_4"><text:s/></text:span><text:span text:style-name="T26_5">Czytelnikowi</text:span><text:span text:style-name="T26_6"><text:s/></text:span><text:span text:style-name="T26_7">udało</text:span><text:span text:style-name="T26_8"><text:s/></text:span><text:span text:style-name="T26_9">się</text:span><text:span text:style-name="T26_10"><text:s/></text:span><text:span text:style-name="T26_11">przeżyć</text:span><text:span text:style-name="T26_12"><text:s/></text:span><text:span text:style-name="T26_13">ten</text:span><text:span text:style-name="T26_14"><text:s/></text:span><text:span text:style-name="T26_15">pierwszy</text:span><text:span text:style-name="T26_16"><text:s/></text:span><text:span text:style-name="T26_17">weekend</text:span><text:span text:style-name="T26_18"><text:s/></text:span><text:span text:style-name="T26_19">MTB</text:span><text:span text:style-name="T26_20"><text:s/></text:span><text:span text:style-name="T26_21">i</text:span><text:span text:style-name="T26_22"><text:s/></text:span><text:span text:style-name="T26_23">ma</text:span><text:span text:style-name="T26_24"><text:s/></text:span><text:span text:style-name="T26_25">ochotę</text:span><text:span text:style-name="T26_26"><text:s/></text:span><text:span text:style-name="T26_27">kontynuować</text:span><text:span text:style-name="T26_28"><text:s/></text:span><text:span text:style-name="T26_29">przygodę</text:span><text:span text:style-name="T26_30">.<text:s/></text:span><text:span text:style-name="T26_31">Powstaje</text:span><text:span text:style-name="T26_32"><text:s/></text:span><text:span text:style-name="T26_33">pytanie</text:span><text:span text:style-name="T26_34">,<text:s/></text:span><text:span text:style-name="T26_35">co</text:span><text:span text:style-name="T26_36"><text:s/></text:span><text:span text:style-name="T26_37">dalej</text:span><text:span text:style-name="T26_38">.<text:s/></text:span><text:span text:style-name="T26_39">Otóż</text:span><text:span text:style-name="T26_40"><text:s/></text:span><text:span text:style-name="T26_41">dalej</text:span><text:span text:style-name="T26_42"><text:s/></text:span><text:span text:style-name="T26_43">jest</text:span><text:span text:style-name="T26_44"><text:s/></text:span><text:span text:style-name="T26_45">cały</text:span><text:span text:style-name="T26_46"><text:s/></text:span><text:span text:style-name="T26_47">świat</text:span><text:span text:style-name="T26_48">.<text:s/></text:span><text:span text:style-name="T26_49">Na</text:span><text:span text:style-name="T26_50"><text:s/></text:span><text:span text:style-name="T26_51">rowerach</text:span><text:span text:style-name="T26_52"><text:s/></text:span><text:span text:style-name="T26_53">wjechano</text:span><text:span text:style-name="T26_54"><text:s/></text:span><text:span text:style-name="T26_55">na</text:span><text:span text:style-name="T26_56"><text:s/></text:span><text:span text:style-name="T26_57">Kilimandżaro</text:span><text:span text:style-name="T26_58"><text:s/></text:span><text:span text:style-name="T26_59">i</text:span><text:span text:style-name="T26_60"><text:s/></text:span><text:span text:style-name="T26_61">pokonano</text:span><text:span text:style-name="T26_62"><text:s/></text:span><text:span text:style-name="T26_63">Saharę</text:span><text:span text:style-name="T26_64">.<text:s/></text:span><text:span text:style-name="T26_65">Odważni</text:span><text:span text:style-name="T26_66"><text:s/></text:span><text:span text:style-name="T26_67">jeżdżą</text:span><text:span text:style-name="T26_68"><text:s/></text:span><text:span text:style-name="T26_69">po</text:span><text:span text:style-name="T26_70"><text:s/></text:span><text:span text:style-name="T26_71">lodowcach</text:span><text:span text:style-name="T26_72"><text:s/></text:span><text:span text:style-name="T26_73">oraz</text:span><text:span text:style-name="T26_74"><text:s/></text:span><text:span text:style-name="T26_75">eksplorują</text:span><text:span text:style-name="T26_76"><text:s/></text:span><text:span text:style-name="T26_77">na</text:span><text:span text:style-name="T26_78"><text:s/></text:span><text:span text:style-name="T26_79">dwóch</text:span><text:span text:style-name="T26_80"><text:s/></text:span><text:span text:style-name="T26_81">kołach</text:span><text:span text:style-name="T26_82"><text:s/></text:span><text:span text:style-name="T26_83">jaskinie</text:span><text:span text:style-name="T26_84">.<text:s/></text:span><text:span text:style-name="T26_85">Żądni</text:span><text:span text:style-name="T26_86"><text:s/></text:span><text:span text:style-name="T26_87">rywalizacji</text:span><text:span text:style-name="T26_88"><text:s/></text:span><text:span text:style-name="T26_89">mogą</text:span><text:span text:style-name="T26_90"><text:s/></text:span><text:span text:style-name="T26_91">spróbować</text:span><text:span text:style-name="T26_92"><text:s/></text:span><text:span text:style-name="T26_93">swoich</text:span><text:span text:style-name="T26_94"><text:s/></text:span><text:span text:style-name="T26_95">sił</text:span><text:span text:style-name="T26_96"><text:s/></text:span><text:span text:style-name="T26_97">w</text:span><text:span text:style-name="T26_98"><text:s/></text:span><text:span text:style-name="T26_99">maratonach</text:span><text:span text:style-name="T26_100"><text:s/></text:span><text:span text:style-name="T26_101">takich</text:span><text:span text:style-name="T26_102"><text:s/></text:span><text:span text:style-name="T26_103">jak</text:span><text:span text:style-name="T26_104"><text:s/></text:span><text:span text:style-name="T26_105">TransAlp</text:span><text:span text:style-name="T26_106"><text:s/></text:span><text:span text:style-name="T26_107">Challenge</text:span><text:span text:style-name="T26_108"><text:s/>(</text:span><text:span text:style-name="T26_109">jest</text:span><text:span text:style-name="T26_110"><text:s/></text:span><text:span text:style-name="T26_111">to</text:span><text:span text:style-name="T26_112"><text:s/></text:span><text:span text:style-name="T26_113">ośmiodniowy</text:span><text:span text:style-name="T26_114"><text:s/></text:span><text:span text:style-name="T26_115">maraton</text:span><text:span text:style-name="T26_116"><text:s/></text:span><text:span text:style-name="T26_117">przez</text:span><text:span text:style-name="T26_118"><text:s/></text:span><text:span text:style-name="T26_119">Alpy</text:span><text:span text:style-name="T26_120">).<text:s/></text:span><text:span text:style-name="T26_121">Na</text:span><text:span text:style-name="T26_122"><text:s/></text:span><text:span text:style-name="T26_123">początek</text:span><text:span text:style-name="T26_124"><text:s/></text:span><text:span text:style-name="T26_125">jednak</text:span><text:span text:style-name="T26_126"><text:s/></text:span><text:span text:style-name="T26_127">proponuję</text:span><text:span text:style-name="T26_128"><text:s/></text:span><text:span text:style-name="T26_129">zwiedzenie</text:span><text:span text:style-name="T26_130"><text:s/></text:span><text:span text:style-name="T26_131">wszystkich</text:span><text:span text:style-name="T26_132"><text:s/></text:span><text:span text:style-name="T26_133">polskich</text:span><text:span text:style-name="T26_134"><text:s/></text:span><text:span text:style-name="T26_135">gór</text:span><text:span text:style-name="T26_136">.<text:s/></text:span><text:span text:style-name="T26_137">Poza</text:span><text:span text:style-name="T26_138"><text:s/></text:span><text:span text:style-name="T26_139">Izerami</text:span><text:span text:style-name="T26_140"><text:s/></text:span><text:span text:style-name="T26_141">świetne</text:span><text:span text:style-name="T26_142"><text:s/></text:span><text:span text:style-name="T26_143">warunki</text:span><text:span text:style-name="T26_144"><text:s/></text:span><text:span text:style-name="T26_145">dla</text:span><text:span text:style-name="T26_146"><text:s/></text:span><text:span text:style-name="T26_147">kolarstwa</text:span><text:span text:style-name="T26_148"><text:s/></text:span><text:span text:style-name="T26_149">górskiego</text:span><text:span text:style-name="T26_150"><text:s/></text:span><text:span text:style-name="T26_151">są</text:span><text:span text:style-name="T26_152"><text:s/></text:span><text:span text:style-name="T26_153">w</text:span><text:span text:style-name="T26_154"><text:s/></text:span><text:span text:style-name="T26_155">Gorcach</text:span><text:span text:style-name="T26_156">,<text:s/></text:span><text:span text:style-name="T26_157">Beskidzie</text:span><text:span text:style-name="T26_158"><text:s/></text:span><text:span text:style-name="T26_159">Niskim</text:span><text:span text:style-name="T26_160"><text:s/></text:span><text:span text:style-name="T26_161">oraz</text:span><text:span text:style-name="T26_162"><text:s/></text:span><text:span text:style-name="T26_163">w</text:span><text:span text:style-name="T26_164"><text:s/></text:span><text:span text:style-name="T26_165">Bieszczadach</text:span><text:span text:style-name="T26_166">,<text:s/></text:span><text:span text:style-name="T26_167">ale</text:span><text:span text:style-name="T26_168"><text:s/></text:span><text:span text:style-name="T26_169">tak</text:span><text:span text:style-name="T26_170"><text:s/></text:span><text:span text:style-name="T26_171">naprawdę</text:span><text:span text:style-name="T26_172"><text:s/></text:span><text:span text:style-name="T26_173">jeździć</text:span><text:span text:style-name="T26_174"><text:s/></text:span><text:span text:style-name="T26_175">można</text:span><text:span text:style-name="T26_176"><text:s/></text:span><text:span text:style-name="T26_177">nawet</text:span><text:span text:style-name="T26_178"><text:s/></text:span><text:span text:style-name="T26_179">w</text:span><text:span text:style-name="T26_180"><text:s/></text:span><text:span text:style-name="T26_181">Tatrach</text:span><text:span text:style-name="T26_182">.<text:s/></text:span><text:span text:style-name="T26_183">Mnóstwo</text:span><text:span text:style-name="T26_184"><text:s/></text:span><text:span text:style-name="T26_185">zabawy</text:span><text:span text:style-name="T26_186"><text:s/></text:span><text:span text:style-name="T26_187">mogą</text:span><text:span text:style-name="T26_188"><text:s/></text:span><text:span text:style-name="T26_189">dostarczyć</text:span><text:span text:style-name="T26_190"><text:s/></text:span><text:span text:style-name="T26_191">parki</text:span><text:span text:style-name="T26_192">,<text:s/></text:span><text:span text:style-name="T26_193">takie</text:span><text:span text:style-name="T26_194"><text:s/></text:span><text:span text:style-name="T26_195">jak</text:span><text:span text:style-name="T26_196"><text:s/></text:span><text:span text:style-name="T26_197">wspomniany</text:span><text:span text:style-name="T26_198"><text:s/></text:span><text:span text:style-name="T26_199">już</text:span><text:span text:style-name="T26_200"><text:s/></text:span><text:span text:style-name="T26_201">Singletrek</text:span><text:span text:style-name="T26_202"><text:s/></text:span><text:span text:style-name="T26_203">Pod</text:span><text:span text:style-name="T26_204"><text:s/></text:span><text:span text:style-name="T26_205">Smrkiem</text:span><text:span text:style-name="T26_206"><text:s/></text:span><text:span text:style-name="T26_207">czy</text:span><text:span text:style-name="T26_208"><text:s/></text:span><text:span text:style-name="T26_209">znajdujące</text:span><text:span text:style-name="T26_210"><text:s/></text:span><text:span text:style-name="T26_211">się</text:span><text:span text:style-name="T26_212"><text:s/></text:span><text:span text:style-name="T26_213">w</text:span><text:span text:style-name="T26_214"><text:s/></text:span><text:span text:style-name="T26_215">czeskich</text:span><text:span text:style-name="T26_216"><text:s/></text:span><text:span text:style-name="T26_217">Górach</text:span><text:span text:style-name="T26_218"><text:s/></text:span><text:span text:style-name="T26_219">Rychlebskich</text:span><text:span text:style-name="T26_220"><text:s/></text:span><text:span text:style-name="T26_221">Rychlebske</text:span><text:span text:style-name="T26_222"><text:s/></text:span><text:span text:style-name="T26_223">Stezky</text:span><text:span text:style-name="T26_224">.<text:s/></text:span><text:span text:style-name="T26_225">Warty</text:span><text:span text:style-name="T26_226"><text:s/></text:span><text:span text:style-name="T26_227">polecenia</text:span><text:span text:style-name="T26_228"><text:s/></text:span><text:span text:style-name="T26_229">jest</text:span><text:span text:style-name="T26_230"><text:s/></text:span><text:span text:style-name="T26_231">również</text:span><text:span text:style-name="T26_232"><text:s/></text:span><text:span text:style-name="T26_233">kompleks</text:span><text:span text:style-name="T26_234"><text:s/></text:span><text:span text:style-name="T26_235">tras</text:span><text:span text:style-name="T26_236"><text:s/></text:span><text:span text:style-name="T26_237">zjazdowych</text:span><text:span text:style-name="T26_238"><text:s/></text:span><text:span text:style-name="T26_239">na</text:span><text:span text:style-name="T26_240"><text:s/></text:span><text:span text:style-name="T26_241">Koziej</text:span><text:span text:style-name="T26_242"><text:s/></text:span><text:span text:style-name="T26_243">Górze</text:span><text:span text:style-name="T26_244"><text:s/></text:span><text:span text:style-name="T26_245">niedaleko</text:span><text:span text:style-name="T26_246"><text:s/></text:span><text:span text:style-name="T26_247">Bielska</text:span><text:span text:style-name="T26_248"><text:s/></text:span><text:span text:style-name="T26_249">Białej</text:span><text:span text:style-name="T26_250">.<text:s/></text:span><text:span text:style-name="T26_251">Z</text:span><text:span text:style-name="T26_252"><text:s/></text:span><text:span text:style-name="T26_253">czasem</text:span><text:span text:style-name="T26_254"><text:s/></text:span><text:span text:style-name="T26_255">sami</text:span><text:span text:style-name="T26_256"><text:s/></text:span><text:span text:style-name="T26_257">będziecie</text:span><text:span text:style-name="T26_258"><text:s/></text:span><text:span text:style-name="T26_259">w</text:span><text:span text:style-name="T26_260"><text:s/></text:span><text:span text:style-name="T26_261">stanie</text:span><text:span text:style-name="T26_262"><text:s/></text:span><text:span text:style-name="T26_263">powiedzieć</text:span><text:span text:style-name="T26_264">,<text:s/></text:span><text:span text:style-name="T26_265">czy</text:span><text:span text:style-name="T26_266"><text:s/></text:span><text:span text:style-name="T26_267">bardziej</text:span><text:span text:style-name="T26_268"><text:s/></text:span><text:span text:style-name="T26_269">kręcą</text:span><text:span text:style-name="T26_270"><text:s/></text:span><text:span text:style-name="T26_271">Was</text:span><text:span text:style-name="T26_272"><text:s/></text:span><text:span text:style-name="T26_273">szaleństwa</text:span><text:span text:style-name="T26_274"><text:s/></text:span><text:span text:style-name="T26_275">w</text:span><text:span text:style-name="T26_276"><text:s/></text:span><text:span text:style-name="T26_277">bike</text:span><text:span text:style-name="T26_278"><text:s/></text:span><text:span text:style-name="T26_279">parkach</text:span><text:span text:style-name="T26_280">,<text:s/></text:span><text:span text:style-name="T26_281">przemierzanie</text:span><text:span text:style-name="T26_282"><text:s/></text:span><text:span text:style-name="T26_283">gór</text:span><text:span text:style-name="T26_284"><text:s/></text:span><text:span text:style-name="T26_285">z</text:span><text:span text:style-name="T26_286"><text:s/></text:span><text:span text:style-name="T26_287">plecakiem</text:span><text:span text:style-name="T26_288"><text:s/></text:span><text:span text:style-name="T26_289">i</text:span><text:span text:style-name="T26_290"><text:s/></text:span><text:span text:style-name="T26_291">namiotem</text:span><text:span text:style-name="T26_292">,<text:s/></text:span><text:span text:style-name="T26_293">czy</text:span><text:span text:style-name="T26_294"><text:s/></text:span><text:span text:style-name="T26_295">może</text:span><text:span text:style-name="T26_296"><text:s/></text:span><text:span text:style-name="T26_297">rywalizacja</text:span><text:span text:style-name="T26_298"><text:s/></text:span><text:span text:style-name="T26_299">sportowa</text:span><text:span text:style-name="T26_300">.<text:s/></text:span><text:span text:style-name="T26_301">Niezależnie</text:span><text:span text:style-name="T26_302"><text:s/></text:span><text:span text:style-name="T26_303">jednak</text:span><text:span text:style-name="T26_304">,<text:s/></text:span><text:span text:style-name="T26_305">co</text:span><text:span text:style-name="T26_306"><text:s/></text:span><text:span text:style-name="T26_307">wybierzecie</text:span><text:span text:style-name="T26_308">,<text:s/></text:span><text:span text:style-name="T26_309">mogę</text:span><text:span text:style-name="T26_310"><text:s/></text:span><text:span text:style-name="T26_311">Wam</text:span><text:span text:style-name="T26_312"><text:s/></text:span><text:span text:style-name="T26_313">zagwarantować</text:span><text:span text:style-name="T26_314"><text:s/></text:span><text:span text:style-name="T26_315">moc</text:span><text:span text:style-name="T26_316"><text:s/></text:span><text:span text:style-name="T26_317">zabawy</text:span><text:span text:style-name="T26_318"><text:s/></text:span><text:span text:style-name="T26_319">i</text:span><text:span text:style-name="T26_320"><text:s/></text:span><text:span text:style-name="T26_321">wrażeń</text:span><text:span text:style-name="T26_322">,<text:s/></text:span><text:span text:style-name="T26_323">których</text:span><text:span text:style-name="T26_324"><text:s/></text:span><text:span text:style-name="T26_325">nie</text:span><text:span text:style-name="T26_326"><text:s/></text:span><text:span text:style-name="T26_327">doświadczycie</text:span><text:span text:style-name="T26_328"><text:s/></text:span><text:span text:style-name="T26_329">siedząc</text:span><text:span text:style-name="T26_330"><text:s/></text:span><text:span text:style-name="T26_331">w</text:span><text:span text:style-name="T26_332"><text:s/></text:span><text:span text:style-name="T26_333">domu</text:span><text:span text:style-name="T26_334"><text:s/></text:span><text:span text:style-name="T26_335">ani</text:span><text:span text:style-name="T26_336"><text:s/></text:span><text:span text:style-name="T26_337">oglądając</text:span><text:span text:style-name="T26_338"><text:s/></text:span><text:span text:style-name="T26_339">świat</text:span><text:span text:style-name="T26_340"><text:s/></text:span><text:span text:style-name="T26_341">przez</text:span><text:span text:style-name="T26_342"><text:s/></text:span><text:span text:style-name="T26_343">okna</text:span><text:span text:style-name="T26_344"><text:s/></text:span><text:span text:style-name="T26_345">samochodu</text:span><text:span text:style-name="T26_346">.</text:span></text:p>
      <text:p text:style-name="P27"/>
      <text:p text:style-name="P28"><text:span text:style-name="T28_1">Okładka</text:span><text:span text:style-name="T28_2">:<text:s/></text:span><text:span text:style-name="T28_3"><text:a xlink:type="simple" xlink:href="http://i.imgur.com/0e3ernH.jpg"><text:span text:style-name="T28_4">http</text:span></text:a></text:span><text:span text:style-name="T28_5"><text:a xlink:type="simple" xlink:href="http://i.imgur.com/0e3ernH.jpg"><text:span text:style-name="T28_6">://</text:span></text:a></text:span><text:span text:style-name="T28_7"><text:a xlink:type="simple" xlink:href="http://i.imgur.com/0e3ernH.jpg"><text:span text:style-name="T28_8">i</text:span></text:a></text:span><text:span text:style-name="T28_9"><text:a xlink:type="simple" xlink:href="http://i.imgur.com/0e3ernH.jpg"><text:span text:style-name="T28_10">.</text:span></text:a></text:span><text:span text:style-name="T28_11"><text:a xlink:type="simple" xlink:href="http://i.imgur.com/0e3ernH.jpg"><text:span text:style-name="T28_12">imgur</text:span></text:a></text:span><text:span text:style-name="T28_13"><text:a xlink:type="simple" xlink:href="http://i.imgur.com/0e3ernH.jpg"><text:span text:style-name="T28_14">.</text:span></text:a></text:span><text:span text:style-name="T28_15"><text:a xlink:type="simple" xlink:href="http://i.imgur.com/0e3ernH.jpg"><text:span text:style-name="T28_16">com</text:span></text:a></text:span><text:span text:style-name="T28_17"><text:a xlink:type="simple" xlink:href="http://i.imgur.com/0e3ernH.jpg"><text:span text:style-name="T28_18">/0</text:span></text:a></text:span><text:span text:style-name="T28_19"><text:a xlink:type="simple" xlink:href="http://i.imgur.com/0e3ernH.jpg"><text:span text:style-name="T28_20">e</text:span></text:a></text:span><text:span text:style-name="T28_21"><text:a xlink:type="simple" xlink:href="http://i.imgur.com/0e3ernH.jpg"><text:span text:style-name="T28_22">3</text:span></text:a></text:span><text:span text:style-name="T28_23"><text:a xlink:type="simple" xlink:href="http://i.imgur.com/0e3ernH.jpg"><text:span text:style-name="T28_24">ernH</text:span></text:a></text:span><text:span text:style-name="T28_25"><text:a xlink:type="simple" xlink:href="http://i.imgur.com/0e3ernH.jpg"><text:span text:style-name="T28_26">.</text:span></text:a></text:span><text:span text:style-name="T28_27"><text:a xlink:type="simple" xlink:href="http://i.imgur.com/0e3ernH.jpg"><text:span text:style-name="T28_28">jpg</text:span></text:a></text:span></text:p>
      <text:p text:style-name="P29"><text:span text:style-name="T29_1">Źródło</text:span><text:span text:style-name="T29_2">:<text:s/></text:span><text:span text:style-name="T29_3"><text:a xlink:type="simple" xlink:href="http://trekbikes.hk/home/wp-content/uploads/2015/02/trial.jpg"><text:span text:style-name="T29_4">http</text:span></text:a></text:span><text:span text:style-name="T29_5"><text:a xlink:type="simple" xlink:href="http://trekbikes.hk/home/wp-content/uploads/2015/02/trial.jpg"><text:span text:style-name="T29_6">://</text:span></text:a></text:span><text:span text:style-name="T29_7"><text:a xlink:type="simple" xlink:href="http://trekbikes.hk/home/wp-content/uploads/2015/02/trial.jpg"><text:span text:style-name="T29_8">trekbikes</text:span></text:a></text:span><text:span text:style-name="T29_9"><text:a xlink:type="simple" xlink:href="http://trekbikes.hk/home/wp-content/uploads/2015/02/trial.jpg"><text:span text:style-name="T29_10">.</text:span></text:a></text:span><text:span text:style-name="T29_11"><text:a xlink:type="simple" xlink:href="http://trekbikes.hk/home/wp-content/uploads/2015/02/trial.jpg"><text:span text:style-name="T29_12">hk</text:span></text:a></text:span><text:span text:style-name="T29_13"><text:a xlink:type="simple" xlink:href="http://trekbikes.hk/home/wp-content/uploads/2015/02/trial.jpg"><text:span text:style-name="T29_14">/</text:span></text:a></text:span><text:span text:style-name="T29_15"><text:a xlink:type="simple" xlink:href="http://trekbikes.hk/home/wp-content/uploads/2015/02/trial.jpg"><text:span text:style-name="T29_16">home</text:span></text:a></text:span><text:span text:style-name="T29_17"><text:a xlink:type="simple" xlink:href="http://trekbikes.hk/home/wp-content/uploads/2015/02/trial.jpg"><text:span text:style-name="T29_18">/</text:span></text:a></text:span><text:span text:style-name="T29_19"><text:a xlink:type="simple" xlink:href="http://trekbikes.hk/home/wp-content/uploads/2015/02/trial.jpg"><text:span text:style-name="T29_20">wp</text:span></text:a></text:span><text:span text:style-name="T29_21"><text:a xlink:type="simple" xlink:href="http://trekbikes.hk/home/wp-content/uploads/2015/02/trial.jpg"><text:span text:style-name="T29_22">-</text:span></text:a></text:span><text:span text:style-name="T29_23"><text:a xlink:type="simple" xlink:href="http://trekbikes.hk/home/wp-content/uploads/2015/02/trial.jpg"><text:span text:style-name="T29_24">content</text:span></text:a></text:span><text:span text:style-name="T29_25"><text:a xlink:type="simple" xlink:href="http://trekbikes.hk/home/wp-content/uploads/2015/02/trial.jpg"><text:span text:style-name="T29_26">/</text:span></text:a></text:span><text:span text:style-name="T29_27"><text:a xlink:type="simple" xlink:href="http://trekbikes.hk/home/wp-content/uploads/2015/02/trial.jpg"><text:span text:style-name="T29_28">uploads</text:span></text:a></text:span><text:span text:style-name="T29_29"><text:a xlink:type="simple" xlink:href="http://trekbikes.hk/home/wp-content/uploads/2015/02/trial.jpg"><text:span text:style-name="T29_30">/2015/02/</text:span></text:a></text:span><text:span text:style-name="T29_31"><text:a xlink:type="simple" xlink:href="http://trekbikes.hk/home/wp-content/uploads/2015/02/trial.jpg"><text:span text:style-name="T29_32">trial</text:span></text:a></text:span><text:span text:style-name="T29_33"><text:a xlink:type="simple" xlink:href="http://trekbikes.hk/home/wp-content/uploads/2015/02/trial.jpg"><text:span text:style-name="T29_34">.</text:span></text:a></text:span><text:span text:style-name="T29_35"><text:a xlink:type="simple" xlink:href="http://trekbikes.hk/home/wp-content/uploads/2015/02/trial.jpg"><text:span text:style-name="T29_36">jpg</text:span></text:a></text:span></text:p>
      <text:p text:style-name="P30"/>
      <text:p text:style-name="P31"><text:span text:style-name="T31_1">Pozostałe</text:span><text:span text:style-name="T31_2"><text:s/></text:span><text:span text:style-name="T31_3">zdjęcia</text:span><text:span text:style-name="T31_4"><text:s/></text:span><text:span text:style-name="T31_5">są</text:span><text:span text:style-name="T31_6"><text:s/></text:span><text:span text:style-name="T31_7">mojego</text:span><text:span text:style-name="T31_8"><text:s/></text:span><text:span text:style-name="T31_9">autorstwa</text:span></text:p>
      <text:p text:style-name="P32"><text:span text:style-name="T32_1">Pic</text:span><text:span text:style-name="T32_2">1:<text:s/></text:span><text:span text:style-name="T32_3"><text:a xlink:type="simple" xlink:href="http://i.imgur.com/7u4P3Ig.jpg"><text:span text:style-name="T32_4">http</text:span></text:a></text:span><text:span text:style-name="T32_5"><text:a xlink:type="simple" xlink:href="http://i.imgur.com/7u4P3Ig.jpg"><text:span text:style-name="T32_6">://</text:span></text:a></text:span><text:span text:style-name="T32_7"><text:a xlink:type="simple" xlink:href="http://i.imgur.com/7u4P3Ig.jpg"><text:span text:style-name="T32_8">i</text:span></text:a></text:span><text:span text:style-name="T32_9"><text:a xlink:type="simple" xlink:href="http://i.imgur.com/7u4P3Ig.jpg"><text:span text:style-name="T32_10">.</text:span></text:a></text:span><text:span text:style-name="T32_11"><text:a xlink:type="simple" xlink:href="http://i.imgur.com/7u4P3Ig.jpg"><text:span text:style-name="T32_12">imgur</text:span></text:a></text:span><text:span text:style-name="T32_13"><text:a xlink:type="simple" xlink:href="http://i.imgur.com/7u4P3Ig.jpg"><text:span text:style-name="T32_14">.</text:span></text:a></text:span><text:span text:style-name="T32_15"><text:a xlink:type="simple" xlink:href="http://i.imgur.com/7u4P3Ig.jpg"><text:span text:style-name="T32_16">com</text:span></text:a></text:span><text:span text:style-name="T32_17"><text:a xlink:type="simple" xlink:href="http://i.imgur.com/7u4P3Ig.jpg"><text:span text:style-name="T32_18">/7</text:span></text:a></text:span><text:span text:style-name="T32_19"><text:a xlink:type="simple" xlink:href="http://i.imgur.com/7u4P3Ig.jpg"><text:span text:style-name="T32_20">u</text:span></text:a></text:span><text:span text:style-name="T32_21"><text:a xlink:type="simple" xlink:href="http://i.imgur.com/7u4P3Ig.jpg"><text:span text:style-name="T32_22">4</text:span></text:a></text:span><text:span text:style-name="T32_23"><text:a xlink:type="simple" xlink:href="http://i.imgur.com/7u4P3Ig.jpg"><text:span text:style-name="T32_24">P</text:span></text:a></text:span><text:span text:style-name="T32_25"><text:a xlink:type="simple" xlink:href="http://i.imgur.com/7u4P3Ig.jpg"><text:span text:style-name="T32_26">3</text:span></text:a></text:span><text:span text:style-name="T32_27"><text:a xlink:type="simple" xlink:href="http://i.imgur.com/7u4P3Ig.jpg"><text:span text:style-name="T32_28">Ig</text:span></text:a></text:span><text:span text:style-name="T32_29"><text:a xlink:type="simple" xlink:href="http://i.imgur.com/7u4P3Ig.jpg"><text:span text:style-name="T32_30">.</text:span></text:a></text:span><text:span text:style-name="T32_31"><text:a xlink:type="simple" xlink:href="http://i.imgur.com/7u4P3Ig.jpg"><text:span text:style-name="T32_32">jpg</text:span></text:a></text:span></text:p>
      <text:p text:style-name="P33"><text:span text:style-name="T33_1">Pic</text:span><text:span text:style-name="T33_2">2:<text:s/></text:span><text:span text:style-name="T33_3"><text:a xlink:type="simple" xlink:href="http://i.imgur.com/XJs5Iuy.jpg"><text:span text:style-name="T33_4">http</text:span></text:a></text:span><text:span text:style-name="T33_5"><text:a xlink:type="simple" xlink:href="http://i.imgur.com/XJs5Iuy.jpg"><text:span text:style-name="T33_6">://</text:span></text:a></text:span><text:span text:style-name="T33_7"><text:a xlink:type="simple" xlink:href="http://i.imgur.com/XJs5Iuy.jpg"><text:span text:style-name="T33_8">i</text:span></text:a></text:span><text:span text:style-name="T33_9"><text:a xlink:type="simple" xlink:href="http://i.imgur.com/XJs5Iuy.jpg"><text:span text:style-name="T33_10">.</text:span></text:a></text:span><text:span text:style-name="T33_11"><text:a xlink:type="simple" xlink:href="http://i.imgur.com/XJs5Iuy.jpg"><text:span text:style-name="T33_12">imgur</text:span></text:a></text:span><text:span text:style-name="T33_13"><text:a xlink:type="simple" xlink:href="http://i.imgur.com/XJs5Iuy.jpg"><text:span text:style-name="T33_14">.</text:span></text:a></text:span><text:span text:style-name="T33_15"><text:a xlink:type="simple" xlink:href="http://i.imgur.com/XJs5Iuy.jpg"><text:span text:style-name="T33_16">com</text:span></text:a></text:span><text:span text:style-name="T33_17"><text:a xlink:type="simple" xlink:href="http://i.imgur.com/XJs5Iuy.jpg"><text:span text:style-name="T33_18">/</text:span></text:a></text:span><text:span text:style-name="T33_19"><text:a xlink:type="simple" xlink:href="http://i.imgur.com/XJs5Iuy.jpg"><text:span text:style-name="T33_20">XJs</text:span></text:a></text:span><text:span text:style-name="T33_21"><text:a xlink:type="simple" xlink:href="http://i.imgur.com/XJs5Iuy.jpg"><text:span text:style-name="T33_22">5</text:span></text:a></text:span><text:span text:style-name="T33_23"><text:a xlink:type="simple" xlink:href="http://i.imgur.com/XJs5Iuy.jpg"><text:span text:style-name="T33_24">Iuy</text:span></text:a></text:span><text:span text:style-name="T33_25"><text:a xlink:type="simple" xlink:href="http://i.imgur.com/XJs5Iuy.jpg"><text:span text:style-name="T33_26">.</text:span></text:a></text:span><text:span text:style-name="T33_27"><text:a xlink:type="simple" xlink:href="http://i.imgur.com/XJs5Iuy.jpg"><text:span text:style-name="T33_28">jpg</text:span></text:a></text:span></text:p>
      <text:p text:style-name="P34"><text:span text:style-name="T34_1">Pic</text:span><text:span text:style-name="T34_2">3:</text:span><text:span text:style-name="T34_3"><text:a xlink:type="simple" xlink:href="http://i.imgur.com/btgNKFn.jpg"><text:span text:style-name="T34_4">http</text:span></text:a></text:span><text:span text:style-name="T34_5"><text:a xlink:type="simple" xlink:href="http://i.imgur.com/btgNKFn.jpg"><text:span text:style-name="T34_6">://</text:span></text:a></text:span><text:span text:style-name="T34_7"><text:a xlink:type="simple" xlink:href="http://i.imgur.com/btgNKFn.jpg"><text:span text:style-name="T34_8">i</text:span></text:a></text:span><text:span text:style-name="T34_9"><text:a xlink:type="simple" xlink:href="http://i.imgur.com/btgNKFn.jpg"><text:span text:style-name="T34_10">.</text:span></text:a></text:span><text:span text:style-name="T34_11"><text:a xlink:type="simple" xlink:href="http://i.imgur.com/btgNKFn.jpg"><text:span text:style-name="T34_12">imgur</text:span></text:a></text:span><text:span text:style-name="T34_13"><text:a xlink:type="simple" xlink:href="http://i.imgur.com/btgNKFn.jpg"><text:span text:style-name="T34_14">.</text:span></text:a></text:span><text:span text:style-name="T34_15"><text:a xlink:type="simple" xlink:href="http://i.imgur.com/btgNKFn.jpg"><text:span text:style-name="T34_16">com</text:span></text:a></text:span><text:span text:style-name="T34_17"><text:a xlink:type="simple" xlink:href="http://i.imgur.com/btgNKFn.jpg"><text:span text:style-name="T34_18">/</text:span></text:a></text:span><text:span text:style-name="T34_19"><text:a xlink:type="simple" xlink:href="http://i.imgur.com/btgNKFn.jpg"><text:span text:style-name="T34_20">btgNKFn</text:span></text:a></text:span><text:span text:style-name="T34_21"><text:a xlink:type="simple" xlink:href="http://i.imgur.com/btgNKFn.jpg"><text:span text:style-name="T34_22">.</text:span></text:a></text:span><text:span text:style-name="T34_23"><text:a xlink:type="simple" xlink:href="http://i.imgur.com/btgNKFn.jpg"><text:span text:style-name="T34_24">jpg</text:span></text:a></text:span></text:p>
      <text:p text:style-name="P35"><text:span text:style-name="T35_1">Pic</text:span><text:span text:style-name="T35_2">4:</text:span><text:span text:style-name="T35_3"><text:a xlink:type="simple" xlink:href="http://i.imgur.com/K94dpLu.jpg"><text:span text:style-name="T35_4">http</text:span></text:a></text:span><text:span text:style-name="T35_5"><text:a xlink:type="simple" xlink:href="http://i.imgur.com/K94dpLu.jpg"><text:span text:style-name="T35_6">://</text:span></text:a></text:span><text:span text:style-name="T35_7"><text:a xlink:type="simple" xlink:href="http://i.imgur.com/K94dpLu.jpg"><text:span text:style-name="T35_8">i</text:span></text:a></text:span><text:span text:style-name="T35_9"><text:a xlink:type="simple" xlink:href="http://i.imgur.com/K94dpLu.jpg"><text:span text:style-name="T35_10">.</text:span></text:a></text:span><text:span text:style-name="T35_11"><text:a xlink:type="simple" xlink:href="http://i.imgur.com/K94dpLu.jpg"><text:span text:style-name="T35_12">imgur</text:span></text:a></text:span><text:span text:style-name="T35_13"><text:a xlink:type="simple" xlink:href="http://i.imgur.com/K94dpLu.jpg"><text:span text:style-name="T35_14">.</text:span></text:a></text:span><text:span text:style-name="T35_15"><text:a xlink:type="simple" xlink:href="http://i.imgur.com/K94dpLu.jpg"><text:span text:style-name="T35_16">com</text:span></text:a></text:span><text:span text:style-name="T35_17"><text:a xlink:type="simple" xlink:href="http://i.imgur.com/K94dpLu.jpg"><text:span text:style-name="T35_18">/</text:span></text:a></text:span><text:span text:style-name="T35_19"><text:a xlink:type="simple" xlink:href="http://i.imgur.com/K94dpLu.jpg"><text:span text:style-name="T35_20">K</text:span></text:a></text:span><text:span text:style-name="T35_21"><text:a xlink:type="simple" xlink:href="http://i.imgur.com/K94dpLu.jpg"><text:span text:style-name="T35_22">94</text:span></text:a></text:span><text:span text:style-name="T35_23"><text:a xlink:type="simple" xlink:href="http://i.imgur.com/K94dpLu.jpg"><text:span text:style-name="T35_24">dpLu</text:span></text:a></text:span><text:span text:style-name="T35_25"><text:a xlink:type="simple" xlink:href="http://i.imgur.com/K94dpLu.jpg"><text:span text:style-name="T35_26">.</text:span></text:a></text:span><text:span text:style-name="T35_27"><text:a xlink:type="simple" xlink:href="http://i.imgur.com/K94dpLu.jpg"><text:span text:style-name="T35_28">jpg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